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border-bottom="#808080 0.053cm solid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border-bottom="#808080 0.053cm solid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border-bottom="#808080 0.053cm solid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border-bottom="#808080 0.053cm solid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border-bottom="#808080 0.053cm solid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BlindGeekUK</text:span><text:span text:style-name="T1_2">’</text:span><text:span text:style-name="T1_3">s</text:span><text:span text:style-name="T1_4"><text:s/></text:span><text:span text:style-name="T1_5">Homebrew</text:span><text:span text:style-name="T1_6"><text:s/></text:span><text:span text:style-name="T1_7">Mods</text:span></text:p>
      <text:p text:style-name="P2"/>
      <text:p text:style-name="P3"/>
      <text:p text:style-name="P4"><text:span text:style-name="T4_1">The</text:span><text:span text:style-name="T4_2"><text:s/></text:span><text:span text:style-name="T4_3">majority</text:span><text:span text:style-name="T4_4"><text:s/></text:span><text:span text:style-name="T4_5">of</text:span><text:span text:style-name="T4_6"><text:s/></text:span><text:span text:style-name="T4_7">the</text:span><text:span text:style-name="T4_8"><text:s/></text:span><text:span text:style-name="T4_9">files</text:span><text:span text:style-name="T4_10"><text:s/></text:span><text:span text:style-name="T4_11">I</text:span><text:span text:style-name="T4_12"><text:s/></text:span><text:span text:style-name="T4_13">have</text:span><text:span text:style-name="T4_14"><text:s/></text:span><text:span text:style-name="T4_15">come</text:span><text:span text:style-name="T4_16"><text:s/></text:span><text:span text:style-name="T4_17">from</text:span><text:span text:style-name="T4_18"><text:s/></text:span><text:span text:style-name="T4_19">my</text:span><text:span text:style-name="T4_20"><text:s/></text:span><text:span text:style-name="T4_21">work</text:span><text:span text:style-name="T4_22"><text:s/></text:span><text:span text:style-name="T4_23">on</text:span><text:span text:style-name="T4_24"><text:s/></text:span><text:span text:style-name="T4_25">an</text:span><text:span text:style-name="T4_26"><text:s/></text:span><text:span text:style-name="T4_27">abortive</text:span><text:span text:style-name="T4_28"><text:s/></text:span><text:span text:style-name="T4_29">fanzine</text:span><text:span text:style-name="T4_30"><text:s/></text:span><text:span text:style-name="T4_31">from</text:span><text:span text:style-name="T4_32"><text:s/></text:span><text:span text:style-name="T4_33">the</text:span><text:span text:style-name="T4_34"><text:s/></text:span><text:span text:style-name="T4_35">top</text:span><text:span text:style-name="T4_36"><text:s/></text:span><text:span text:style-name="T4_37">UK</text:span><text:span text:style-name="T4_38"><text:s/>#</text:span><text:span text:style-name="T4_39">dnd</text:span><text:span text:style-name="T4_40"><text:s/></text:span><text:span text:style-name="T4_41">twitter</text:span><text:span text:style-name="T4_42"><text:s/></text:span><text:span text:style-name="T4_43">people</text:span><text:span text:style-name="T4_44">,<text:s/></text:span><text:span text:style-name="T4_45">which</text:span><text:span text:style-name="T4_46"><text:s/></text:span><text:span text:style-name="T4_47">was</text:span><text:span text:style-name="T4_48"><text:s/></text:span><text:span text:style-name="T4_49">going</text:span><text:span text:style-name="T4_50"><text:s/></text:span><text:span text:style-name="T4_51">to</text:span><text:span text:style-name="T4_52"><text:s/></text:span><text:span text:style-name="T4_53">be</text:span><text:span text:style-name="T4_54"><text:s/></text:span><text:span text:style-name="T4_55">known</text:span><text:span text:style-name="T4_56"><text:s/></text:span><text:span text:style-name="T4_57">as</text:span><text:span text:style-name="T4_58"><text:s/></text:span><text:span text:style-name="T4_59">St</text:span><text:span text:style-name="T4_60">.<text:s/></text:span><text:span text:style-name="T4_61">George</text:span><text:span text:style-name="T4_62">'</text:span><text:span text:style-name="T4_63">s</text:span><text:span text:style-name="T4_64"><text:s/></text:span><text:span text:style-name="T4_65">Prey</text:span><text:span text:style-name="T4_66">.<text:s/></text:span><text:span text:style-name="T4_67">Usually</text:span><text:span text:style-name="T4_68">,<text:s/></text:span><text:span text:style-name="T4_69">I</text:span><text:span text:style-name="T4_70"><text:s/></text:span><text:span text:style-name="T4_71">preview</text:span><text:span text:style-name="T4_72"><text:s/></text:span><text:span text:style-name="T4_73">the</text:span><text:span text:style-name="T4_74"><text:s/></text:span><text:span text:style-name="T4_75">content</text:span><text:span text:style-name="T4_76"><text:s/></text:span><text:span text:style-name="T4_77">on</text:span><text:span text:style-name="T4_78"><text:s/></text:span><text:span text:style-name="T4_79">my</text:span><text:span text:style-name="T4_80"><text:s/></text:span><text:span text:style-name="T4_81">gaming</text:span><text:span text:style-name="T4_82"><text:s/></text:span><text:span text:style-name="T4_83">groups</text:span><text:span text:style-name="T4_84"><text:s/></text:span><text:span text:style-name="T4_85">website</text:span><text:span text:style-name="T4_86">,<text:s/></text:span><text:span text:style-name="T4_87">adjust</text:span><text:span text:style-name="T4_88"><text:s/></text:span><text:span text:style-name="T4_89">it</text:span><text:span text:style-name="T4_90"><text:s/></text:span><text:span text:style-name="T4_91">based</text:span><text:span text:style-name="T4_92"><text:s/></text:span><text:span text:style-name="T4_93">on</text:span><text:span text:style-name="T4_94"><text:s/></text:span><text:span text:style-name="T4_95">feedback</text:span><text:span text:style-name="T4_96">,<text:s/></text:span><text:span text:style-name="T4_97">and</text:span><text:span text:style-name="T4_98"><text:s/></text:span><text:span text:style-name="T4_99">then</text:span><text:span text:style-name="T4_100"><text:s/></text:span><text:span text:style-name="T4_101">move</text:span><text:span text:style-name="T4_102"><text:s/></text:span><text:span text:style-name="T4_103">it</text:span><text:span text:style-name="T4_104"><text:s/></text:span><text:span text:style-name="T4_105">into</text:span><text:span text:style-name="T4_106"><text:s/></text:span><text:span text:style-name="T4_107">a</text:span><text:span text:style-name="T4_108"><text:s/></text:span><text:span text:style-name="T4_109">CBloader</text:span><text:span text:style-name="T4_110"><text:s/></text:span><text:span text:style-name="T4_111">file</text:span><text:span text:style-name="T4_112">.<text:s/></text:span><text:span text:style-name="T4_113">Most</text:span><text:span text:style-name="T4_114"><text:s/></text:span><text:span text:style-name="T4_115">of</text:span><text:span text:style-name="T4_116"><text:s/></text:span><text:span text:style-name="T4_117">these</text:span><text:span text:style-name="T4_118"><text:s/></text:span><text:span text:style-name="T4_119">files</text:span><text:span text:style-name="T4_120"><text:s/></text:span><text:span text:style-name="T4_121">have</text:span><text:span text:style-name="T4_122"><text:s/></text:span><text:span text:style-name="T4_123">a</text:span><text:span text:style-name="T4_124"><text:s/></text:span><text:span text:style-name="T4_125">brief</text:span><text:span text:style-name="T4_126"><text:s/></text:span><text:span text:style-name="T4_127">introduction</text:span><text:span text:style-name="T4_128"><text:s/></text:span><text:span text:style-name="T4_129">text</text:span><text:span text:style-name="T4_130"><text:s/></text:span><text:span text:style-name="T4_131">file</text:span><text:span text:style-name="T4_132">,<text:s/></text:span><text:span text:style-name="T4_133">and</text:span><text:span text:style-name="T4_134"><text:s/></text:span><text:span text:style-name="T4_135">then</text:span><text:span text:style-name="T4_136"><text:s/></text:span><text:span text:style-name="T4_137">the</text:span><text:span text:style-name="T4_138"><text:s/></text:span><text:span text:style-name="T4_139">part</text:span><text:span text:style-name="T4_140"><text:s/></text:span><text:span text:style-name="T4_141">file</text:span><text:span text:style-name="T4_142"><text:s/></text:span><text:span text:style-name="T4_143">to</text:span><text:span text:style-name="T4_144"><text:s/></text:span><text:span text:style-name="T4_145">go</text:span><text:span text:style-name="T4_146"><text:s/></text:span><text:span text:style-name="T4_147">with</text:span><text:span text:style-name="T4_148"><text:s/></text:span><text:span text:style-name="T4_149">it</text:span><text:span text:style-name="T4_150">.</text:span></text:p>
      <text:p text:style-name="P5"/>
      <text:p text:style-name="P6"><text:span text:style-name="T6_1">994<text:s/></text:span><text:span text:style-name="T6_2">Goring</text:span><text:span text:style-name="T6_3"><text:s/></text:span><text:span text:style-name="T6_4">Charge</text:span><text:span text:style-name="T6_5"><text:s/></text:span><text:span text:style-name="T6_6">Fixes</text:span><text:span text:style-name="T6_7">.</text:span><text:span text:style-name="T6_8">part</text:span></text:p>
      <text:p text:style-name="P7"><text:span text:style-name="T7_1">When</text:span><text:span text:style-name="T7_2"><text:s/></text:span><text:span text:style-name="T7_3">testing</text:span><text:span text:style-name="T7_4"><text:s/></text:span><text:span text:style-name="T7_5">another</text:span><text:span text:style-name="T7_6"><text:s/></text:span><text:span text:style-name="T7_7">file</text:span><text:span text:style-name="T7_8">,<text:s/></text:span><text:span text:style-name="T7_9">I</text:span><text:span text:style-name="T7_10"><text:s/></text:span><text:span text:style-name="T7_11">noticed</text:span><text:span text:style-name="T7_12"><text:s/></text:span><text:span text:style-name="T7_13">that</text:span><text:span text:style-name="T7_14"><text:s/></text:span><text:span text:style-name="T7_15">the</text:span><text:span text:style-name="T7_16"><text:s/></text:span><text:span text:style-name="T7_17">Minotaur</text:span><text:span text:style-name="T7_18">'</text:span><text:span text:style-name="T7_19">s</text:span><text:span text:style-name="T7_20"><text:s/></text:span><text:span text:style-name="T7_21">goring</text:span><text:span text:style-name="T7_22"><text:s/></text:span><text:span text:style-name="T7_23">charge</text:span><text:span text:style-name="T7_24">,<text:s/></text:span><text:span text:style-name="T7_25">unlike</text:span><text:span text:style-name="T7_26"><text:s/></text:span><text:span text:style-name="T7_27">dragon</text:span><text:span text:style-name="T7_28"><text:s/></text:span><text:span text:style-name="T7_29">breath</text:span><text:span text:style-name="T7_30">,<text:s/></text:span><text:span text:style-name="T7_31">fire</text:span><text:span text:style-name="T7_32">-</text:span><text:span text:style-name="T7_33">pulse</text:span><text:span text:style-name="T7_34"><text:s/></text:span><text:span text:style-name="T7_35">etc</text:span><text:span text:style-name="T7_36">,<text:s/></text:span><text:span text:style-name="T7_37">didn</text:span><text:span text:style-name="T7_38">'</text:span><text:span text:style-name="T7_39">t</text:span><text:span text:style-name="T7_40"><text:s/></text:span><text:span text:style-name="T7_41">ask</text:span><text:span text:style-name="T7_42"><text:s/></text:span><text:span text:style-name="T7_43">you</text:span><text:span text:style-name="T7_44"><text:s/></text:span><text:span text:style-name="T7_45">to</text:span><text:span text:style-name="T7_46"><text:s/></text:span><text:span text:style-name="T7_47">select</text:span><text:span text:style-name="T7_48"><text:s/></text:span><text:span text:style-name="T7_49">which</text:span><text:span text:style-name="T7_50"><text:s/></text:span><text:span text:style-name="T7_51">stat</text:span><text:span text:style-name="T7_52"><text:s/></text:span><text:span text:style-name="T7_53">to</text:span><text:span text:style-name="T7_54"><text:s/></text:span><text:span text:style-name="T7_55">use</text:span><text:span text:style-name="T7_56">,<text:s/></text:span><text:span text:style-name="T7_57">and</text:span><text:span text:style-name="T7_58"><text:s/></text:span><text:span text:style-name="T7_59">as</text:span><text:span text:style-name="T7_60"><text:s/></text:span><text:span text:style-name="T7_61">such</text:span><text:span text:style-name="T7_62">,<text:s/></text:span><text:span text:style-name="T7_63">didn</text:span><text:span text:style-name="T7_64">'</text:span><text:span text:style-name="T7_65">t</text:span><text:span text:style-name="T7_66"><text:s/></text:span><text:span text:style-name="T7_67">make</text:span><text:span text:style-name="T7_68"><text:s/></text:span><text:span text:style-name="T7_69">the</text:span><text:span text:style-name="T7_70"><text:s/></text:span><text:span text:style-name="T7_71">stat</text:span><text:span text:style-name="T7_72">'</text:span><text:span text:style-name="T7_73">s</text:span><text:span text:style-name="T7_74"><text:s/></text:span><text:span text:style-name="T7_75">appear</text:span><text:span text:style-name="T7_76"><text:s/></text:span><text:span text:style-name="T7_77">on</text:span><text:span text:style-name="T7_78"><text:s/></text:span><text:span text:style-name="T7_79">the</text:span><text:span text:style-name="T7_80"><text:s/></text:span><text:span text:style-name="T7_81">card</text:span><text:span text:style-name="T7_82">.<text:s/></text:span><text:span text:style-name="T7_83">This</text:span><text:span text:style-name="T7_84"><text:s/></text:span><text:span text:style-name="T7_85">fixes</text:span><text:span text:style-name="T7_86"><text:s/></text:span><text:span text:style-name="T7_87">that</text:span><text:span text:style-name="T7_88">.</text:span></text:p>
      <text:p text:style-name="P8"/>
      <text:p text:style-name="P9"><text:span text:style-name="T9_1">995<text:s/></text:span><text:span text:style-name="T9_2">Warlock</text:span><text:span text:style-name="T9_3"><text:s/></text:span><text:span text:style-name="T9_4">Ability</text:span><text:span text:style-name="T9_5"><text:s/></text:span><text:span text:style-name="T9_6">Options</text:span><text:span text:style-name="T9_7">.</text:span><text:span text:style-name="T9_8">part</text:span></text:p>
      <text:p text:style-name="P10"><text:span text:style-name="T10_1">This</text:span><text:span text:style-name="T10_2"><text:s/></text:span><text:span text:style-name="T10_3">file</text:span><text:span text:style-name="T10_4"><text:s/></text:span><text:span text:style-name="T10_5">matches</text:span><text:span text:style-name="T10_6"><text:s/></text:span><text:span text:style-name="T10_7">up</text:span><text:span text:style-name="T10_8"><text:s/></text:span><text:span text:style-name="T10_9">the</text:span><text:span text:style-name="T10_10"><text:s/></text:span><text:span text:style-name="T10_11">old</text:span><text:span text:style-name="T10_12"><text:s/></text:span><text:span text:style-name="T10_13">warlock</text:span><text:span text:style-name="T10_14"><text:s/></text:span><text:span text:style-name="T10_15">pacts</text:span><text:span text:style-name="T10_16"><text:s/></text:span><text:span text:style-name="T10_17">and</text:span><text:span text:style-name="T10_18"><text:s/></text:span><text:span text:style-name="T10_19">powers</text:span><text:span text:style-name="T10_20"><text:s/></text:span><text:span text:style-name="T10_21">with</text:span><text:span text:style-name="T10_22"><text:s/></text:span><text:span text:style-name="T10_23">the</text:span><text:span text:style-name="T10_24"><text:s/></text:span><text:span text:style-name="T10_25">Cha</text:span><text:span text:style-name="T10_26"><text:s/></text:span><text:span text:style-name="T10_27">or</text:span><text:span text:style-name="T10_28"><text:s/></text:span><text:span text:style-name="T10_29">Cons</text:span><text:span text:style-name="T10_30"><text:s/></text:span><text:span text:style-name="T10_31">format</text:span><text:span text:style-name="T10_32"><text:s/></text:span><text:span text:style-name="T10_33">that</text:span><text:span text:style-name="T10_34"><text:s/></text:span><text:span text:style-name="T10_35">was</text:span><text:span text:style-name="T10_36"><text:s/></text:span><text:span text:style-name="T10_37">used</text:span><text:span text:style-name="T10_38"><text:s/></text:span><text:span text:style-name="T10_39">for</text:span><text:span text:style-name="T10_40"><text:s/></text:span><text:span text:style-name="T10_41">the</text:span><text:span text:style-name="T10_42"><text:s/></text:span><text:span text:style-name="T10_43">Sorcerer</text:span><text:span text:style-name="T10_44">-</text:span><text:span text:style-name="T10_45">King</text:span><text:span text:style-name="T10_46"><text:s/></text:span><text:span text:style-name="T10_47">Pact</text:span><text:span text:style-name="T10_48">.<text:s/></text:span><text:span text:style-name="T10_49">This</text:span><text:span text:style-name="T10_50"><text:s/></text:span><text:span text:style-name="T10_51">is</text:span><text:span text:style-name="T10_52"><text:s/></text:span><text:span text:style-name="T10_53">something</text:span><text:span text:style-name="T10_54"><text:s/></text:span><text:span text:style-name="T10_55">that</text:span><text:span text:style-name="T10_56"><text:s/></text:span><text:span text:style-name="T10_57">I</text:span><text:span text:style-name="T10_58">'</text:span><text:span text:style-name="T10_59">d</text:span><text:span text:style-name="T10_60"><text:s/></text:span><text:span text:style-name="T10_61">always</text:span><text:span text:style-name="T10_62"><text:s/></text:span><text:span text:style-name="T10_63">had</text:span><text:span text:style-name="T10_64"><text:s/></text:span><text:span text:style-name="T10_65">an</text:span><text:span text:style-name="T10_66"><text:s/></text:span><text:span text:style-name="T10_67">issue</text:span><text:span text:style-name="T10_68"><text:s/></text:span><text:span text:style-name="T10_69">with</text:span><text:span text:style-name="T10_70"><text:s/></text:span><text:span text:style-name="T10_71">in</text:span><text:span text:style-name="T10_72"><text:s/>4</text:span><text:span text:style-name="T10_73">ed</text:span><text:span text:style-name="T10_74">,<text:s/></text:span><text:span text:style-name="T10_75">especially</text:span><text:span text:style-name="T10_76"><text:s/></text:span><text:span text:style-name="T10_77">since</text:span><text:span text:style-name="T10_78"><text:s/></text:span><text:span text:style-name="T10_79">the</text:span><text:span text:style-name="T10_80"><text:s/></text:span><text:span text:style-name="T10_81">Tiefling</text:span><text:span text:style-name="T10_82"><text:s/></text:span><text:span text:style-name="T10_83">was</text:span><text:span text:style-name="T10_84"><text:s/></text:span><text:span text:style-name="T10_85">a</text:span><text:span text:style-name="T10_86"><text:s/></text:span><text:span text:style-name="T10_87">better</text:span><text:span text:style-name="T10_88"><text:s/></text:span><text:span text:style-name="T10_89">Fey</text:span><text:span text:style-name="T10_90"><text:s/></text:span><text:span text:style-name="T10_91">Pact</text:span><text:span text:style-name="T10_92"><text:s/></text:span><text:span text:style-name="T10_93">than</text:span><text:span text:style-name="T10_94"><text:s/></text:span><text:span text:style-name="T10_95">Infernal</text:span><text:span text:style-name="T10_96"><text:s/></text:span><text:span text:style-name="T10_97">Pact</text:span><text:span text:style-name="T10_98"><text:s/></text:span><text:span text:style-name="T10_99">originally</text:span><text:span text:style-name="T10_100">.</text:span></text:p>
      <text:p text:style-name="P11"/>
      <text:p text:style-name="P12"><text:span text:style-name="T12_1">996<text:s/></text:span><text:span text:style-name="T12_2">HotFL</text:span><text:span text:style-name="T12_3"><text:s/></text:span><text:span text:style-name="T12_4">For</text:span><text:span text:style-name="T12_5"><text:s/></text:span><text:span text:style-name="T12_6">Human</text:span><text:span text:style-name="T12_7"><text:s/></text:span><text:span text:style-name="T12_8">Extra</text:span><text:span text:style-name="T12_9"><text:s/></text:span><text:span text:style-name="T12_10">At</text:span><text:span text:style-name="T12_11">-</text:span><text:span text:style-name="T12_12">Wills</text:span><text:span text:style-name="T12_13">.</text:span><text:span text:style-name="T12_14">part</text:span></text:p>
      <text:p text:style-name="P13"><text:span text:style-name="T13_1">This</text:span><text:span text:style-name="T13_2"><text:s/></text:span><text:span text:style-name="T13_3">allows</text:span><text:span text:style-name="T13_4"><text:s/></text:span><text:span text:style-name="T13_5">humans</text:span><text:span text:style-name="T13_6"><text:s/></text:span><text:span text:style-name="T13_7">to</text:span><text:span text:style-name="T13_8"><text:s/></text:span><text:span text:style-name="T13_9">select</text:span><text:span text:style-name="T13_10"><text:s/></text:span><text:span text:style-name="T13_11">the</text:span><text:span text:style-name="T13_12"><text:s/></text:span><text:span text:style-name="T13_13">essentials</text:span><text:span text:style-name="T13_14"><text:s/></text:span><text:span text:style-name="T13_15">fighter</text:span><text:span text:style-name="T13_16"><text:s/></text:span><text:span text:style-name="T13_17">stances</text:span><text:span text:style-name="T13_18">,<text:s/></text:span><text:span text:style-name="T13_19">or</text:span><text:span text:style-name="T13_20"><text:s/></text:span><text:span text:style-name="T13_21">thief</text:span><text:span text:style-name="T13_22"><text:s/></text:span><text:span text:style-name="T13_23">movement</text:span><text:span text:style-name="T13_24"><text:s/></text:span><text:span text:style-name="T13_25">tricks</text:span><text:span text:style-name="T13_26"><text:s/></text:span><text:span text:style-name="T13_27">as</text:span><text:span text:style-name="T13_28"><text:s/></text:span><text:span text:style-name="T13_29">part</text:span><text:span text:style-name="T13_30"><text:s/></text:span><text:span text:style-name="T13_31">of</text:span><text:span text:style-name="T13_32"><text:s/></text:span><text:span text:style-name="T13_33">its</text:span><text:span text:style-name="T13_34"><text:s/></text:span><text:span text:style-name="T13_35">extra</text:span><text:span text:style-name="T13_36"><text:s/></text:span><text:span text:style-name="T13_37">at</text:span><text:span text:style-name="T13_38">-</text:span><text:span text:style-name="T13_39">will</text:span><text:span text:style-name="T13_40">.<text:s/></text:span><text:span text:style-name="T13_41">The</text:span><text:span text:style-name="T13_42"><text:s/></text:span><text:span text:style-name="T13_43">file</text:span><text:span text:style-name="T13_44"><text:s/></text:span><text:span text:style-name="T13_45">isn</text:span><text:span text:style-name="T13_46">'</text:span><text:span text:style-name="T13_47">t</text:span><text:span text:style-name="T13_48"><text:s/></text:span><text:span text:style-name="T13_49">perfect</text:span><text:span text:style-name="T13_50">,<text:s/></text:span><text:span text:style-name="T13_51">because</text:span><text:span text:style-name="T13_52"><text:s/></text:span><text:span text:style-name="T13_53">it</text:span><text:span text:style-name="T13_54"><text:s/></text:span><text:span text:style-name="T13_55">then</text:span><text:span text:style-name="T13_56"><text:s/></text:span><text:span text:style-name="T13_57">allows</text:span><text:span text:style-name="T13_58"><text:s/></text:span><text:span text:style-name="T13_59">fighters</text:span><text:span text:style-name="T13_60"><text:s/></text:span><text:span text:style-name="T13_61">and</text:span><text:span text:style-name="T13_62"><text:s/></text:span><text:span text:style-name="T13_63">rogues</text:span><text:span text:style-name="T13_64"><text:s/></text:span><text:span text:style-name="T13_65">to</text:span><text:span text:style-name="T13_66"><text:s/></text:span><text:span text:style-name="T13_67">select</text:span><text:span text:style-name="T13_68"><text:s/></text:span><text:span text:style-name="T13_69">these</text:span><text:span text:style-name="T13_70"><text:s/></text:span><text:span text:style-name="T13_71">at</text:span><text:span text:style-name="T13_72"><text:s/></text:span><text:span text:style-name="T13_73">level</text:span><text:span text:style-name="T13_74"><text:s/>1<text:s/></text:span><text:span text:style-name="T13_75">as</text:span><text:span text:style-name="T13_76"><text:s/></text:span><text:span text:style-name="T13_77">well</text:span><text:span text:style-name="T13_78">.</text:span></text:p>
      <text:p text:style-name="P14"/>
      <text:p text:style-name="P15"><text:span text:style-name="T15_1">997<text:s/></text:span><text:span text:style-name="T15_2">Racial</text:span><text:span text:style-name="T15_3"><text:s/></text:span><text:span text:style-name="T15_4">Attack</text:span><text:span text:style-name="T15_5"><text:s/></text:span><text:span text:style-name="T15_6">Feats</text:span><text:span text:style-name="T15_7">.</text:span><text:span text:style-name="T15_8">part</text:span></text:p>
      <text:p text:style-name="P16"><text:span text:style-name="T16_1">Again</text:span><text:span text:style-name="T16_2">,<text:s/></text:span><text:span text:style-name="T16_3">something</text:span><text:span text:style-name="T16_4"><text:s/></text:span><text:span text:style-name="T16_5">that</text:span><text:span text:style-name="T16_6"><text:s/></text:span><text:span text:style-name="T16_7">had</text:span><text:span text:style-name="T16_8"><text:s/></text:span><text:span text:style-name="T16_9">always</text:span><text:span text:style-name="T16_10"><text:s/></text:span><text:span text:style-name="T16_11">bothered</text:span><text:span text:style-name="T16_12"><text:s/></text:span><text:span text:style-name="T16_13">me</text:span><text:span text:style-name="T16_14"><text:s/></text:span><text:span text:style-name="T16_15">with</text:span><text:span text:style-name="T16_16"><text:s/>4</text:span><text:span text:style-name="T16_17">ed</text:span><text:span text:style-name="T16_18"><text:s/></text:span><text:span text:style-name="T16_19">was</text:span><text:span text:style-name="T16_20"><text:s/></text:span><text:span text:style-name="T16_21">that</text:span><text:span text:style-name="T16_22"><text:s/></text:span><text:span text:style-name="T16_23">the</text:span><text:span text:style-name="T16_24"><text:s/></text:span><text:span text:style-name="T16_25">racial</text:span><text:span text:style-name="T16_26"><text:s/></text:span><text:span text:style-name="T16_27">powers</text:span><text:span text:style-name="T16_28">,<text:s/></text:span><text:span text:style-name="T16_29">especially</text:span><text:span text:style-name="T16_30"><text:s/></text:span><text:span text:style-name="T16_31">Dragon</text:span><text:span text:style-name="T16_32"><text:s/></text:span><text:span text:style-name="T16_33">Breath</text:span><text:span text:style-name="T16_34"><text:s/></text:span><text:span text:style-name="T16_35">were</text:span><text:span text:style-name="T16_36"><text:s/></text:span><text:span text:style-name="T16_37">seriously</text:span><text:span text:style-name="T16_38"><text:s/></text:span><text:span text:style-name="T16_39">weak</text:span><text:span text:style-name="T16_40"><text:s/></text:span><text:span text:style-name="T16_41">in</text:span><text:span text:style-name="T16_42"><text:s/></text:span><text:span text:style-name="T16_43">terms</text:span><text:span text:style-name="T16_44"><text:s/></text:span><text:span text:style-name="T16_45">of</text:span><text:span text:style-name="T16_46"><text:s/></text:span><text:span text:style-name="T16_47">attack</text:span><text:span text:style-name="T16_48"><text:s/></text:span><text:span text:style-name="T16_49">rolls</text:span><text:span text:style-name="T16_50"><text:s/></text:span><text:span text:style-name="T16_51">and</text:span><text:span text:style-name="T16_52"><text:s/></text:span><text:span text:style-name="T16_53">damage</text:span><text:span text:style-name="T16_54">.<text:s/></text:span><text:span text:style-name="T16_55">This</text:span><text:span text:style-name="T16_56"><text:s/></text:span><text:span text:style-name="T16_57">file</text:span><text:span text:style-name="T16_58"><text:s/></text:span><text:span text:style-name="T16_59">contains</text:span><text:span text:style-name="T16_60"><text:s/></text:span><text:span text:style-name="T16_61">two</text:span><text:span text:style-name="T16_62"><text:s/></text:span><text:span text:style-name="T16_63">feats</text:span><text:span text:style-name="T16_64"><text:s/></text:span><text:span text:style-name="T16_65">that</text:span><text:span text:style-name="T16_66"><text:s/></text:span><text:span text:style-name="T16_67">add</text:span><text:span text:style-name="T16_68"><text:s/></text:span><text:span text:style-name="T16_69">a</text:span><text:span text:style-name="T16_70"><text:s/>+2<text:s/></text:span><text:span text:style-name="T16_71">bonus</text:span><text:span text:style-name="T16_72"><text:s/></text:span><text:span text:style-name="T16_73">per</text:span><text:span text:style-name="T16_74"><text:s/></text:span><text:span text:style-name="T16_75">tier</text:span><text:span text:style-name="T16_76"><text:s/></text:span><text:span text:style-name="T16_77">to</text:span><text:span text:style-name="T16_78"><text:s/></text:span><text:span text:style-name="T16_79">racial</text:span><text:span text:style-name="T16_80"><text:s/></text:span><text:span text:style-name="T16_81">attack</text:span><text:span text:style-name="T16_82"><text:s/></text:span><text:span text:style-name="T16_83">rolls</text:span><text:span text:style-name="T16_84">,<text:s/></text:span><text:span text:style-name="T16_85">or</text:span><text:span text:style-name="T16_86"><text:s/></text:span><text:span text:style-name="T16_87">racial</text:span><text:span text:style-name="T16_88"><text:s/></text:span><text:span text:style-name="T16_89">attacks</text:span><text:span text:style-name="T16_90"><text:s/></text:span><text:span text:style-name="T16_91">damage</text:span><text:span text:style-name="T16_92">.</text:span></text:p>
      <text:p text:style-name="P17"/>
      <text:p text:style-name="P18"><text:span text:style-name="T18_1">Racial</text:span><text:span text:style-name="T18_2"><text:s/></text:span><text:span text:style-name="T18_3">Stat</text:span><text:span text:style-name="T18_4"><text:s/></text:span><text:span text:style-name="T18_5">Bonuses</text:span></text:p>
      <text:p text:style-name="P19"/>
      <text:p text:style-name="P20"><text:span text:style-name="T20_1">998<text:s/></text:span><text:span text:style-name="T20_2">Racial</text:span><text:span text:style-name="T20_3"><text:s/></text:span><text:span text:style-name="T20_4">Stat</text:span><text:span text:style-name="T20_5"><text:s/></text:span><text:span text:style-name="T20_6">Changes</text:span><text:span text:style-name="T20_7">.</text:span><text:span text:style-name="T20_8">part</text:span></text:p>
      <text:p text:style-name="P21"><text:span text:style-name="T21_1">With</text:span><text:span text:style-name="T21_2"><text:s/></text:span><text:span text:style-name="T21_3">essentials</text:span><text:span text:style-name="T21_4"><text:s/></text:span><text:span text:style-name="T21_5">and</text:span><text:span text:style-name="T21_6"><text:s/></text:span><text:span text:style-name="T21_7">phb</text:span><text:span text:style-name="T21_8">3<text:s/></text:span><text:span text:style-name="T21_9">giving</text:span><text:span text:style-name="T21_10"><text:s/></text:span><text:span text:style-name="T21_11">some</text:span><text:span text:style-name="T21_12"><text:s/></text:span><text:span text:style-name="T21_13">races</text:span><text:span text:style-name="T21_14"><text:s/></text:span><text:span text:style-name="T21_15">an</text:span><text:span text:style-name="T21_16"><text:s/></text:span><text:span text:style-name="T21_17">option</text:span><text:span text:style-name="T21_18"><text:s/></text:span><text:span text:style-name="T21_19">for</text:span><text:span text:style-name="T21_20"><text:s/></text:span><text:span text:style-name="T21_21">the</text:span><text:span text:style-name="T21_22"><text:s/></text:span><text:span text:style-name="T21_23">second</text:span><text:span text:style-name="T21_24"><text:s/></text:span><text:span text:style-name="T21_25">stat</text:span><text:span text:style-name="T21_26"><text:s/></text:span><text:span text:style-name="T21_27">bonus</text:span><text:span text:style-name="T21_28">,<text:s/></text:span><text:span text:style-name="T21_29">the</text:span><text:span text:style-name="T21_30"><text:s/></text:span><text:span text:style-name="T21_31">remaining</text:span><text:span text:style-name="T21_32"><text:s/></text:span><text:span text:style-name="T21_33">races</text:span><text:span text:style-name="T21_34"><text:s/></text:span><text:span text:style-name="T21_35">are</text:span><text:span text:style-name="T21_36"><text:s/></text:span><text:span text:style-name="T21_37">sub</text:span><text:span text:style-name="T21_38"><text:s/></text:span><text:span text:style-name="T21_39">par</text:span><text:span text:style-name="T21_40">.<text:s/></text:span><text:span text:style-name="T21_41">Here</text:span><text:span text:style-name="T21_42">'</text:span><text:span text:style-name="T21_43">s</text:span><text:span text:style-name="T21_44"><text:s/></text:span><text:span text:style-name="T21_45">something</text:span><text:span text:style-name="T21_46"><text:s/></text:span><text:span text:style-name="T21_47">I</text:span><text:span text:style-name="T21_48">'</text:span><text:span text:style-name="T21_49">ve</text:span><text:span text:style-name="T21_50"><text:s/></text:span><text:span text:style-name="T21_51">been</text:span><text:span text:style-name="T21_52"><text:s/></text:span><text:span text:style-name="T21_53">pondering</text:span><text:span text:style-name="T21_54"><text:s/></text:span><text:span text:style-name="T21_55">for</text:span><text:span text:style-name="T21_56"><text:s/></text:span><text:span text:style-name="T21_57">a</text:span><text:span text:style-name="T21_58"><text:s/></text:span><text:span text:style-name="T21_59">while</text:span><text:span text:style-name="T21_60">,<text:s/></text:span><text:span text:style-name="T21_61">and</text:span><text:span text:style-name="T21_62"><text:s/></text:span><text:span text:style-name="T21_63">I</text:span><text:span text:style-name="T21_64"><text:s/></text:span><text:span text:style-name="T21_65">want</text:span><text:span text:style-name="T21_66"><text:s/></text:span><text:span text:style-name="T21_67">to</text:span><text:span text:style-name="T21_68"><text:s/></text:span><text:span text:style-name="T21_69">throw</text:span><text:span text:style-name="T21_70"><text:s/></text:span><text:span text:style-name="T21_71">it</text:span><text:span text:style-name="T21_72"><text:s/></text:span><text:span text:style-name="T21_73">out</text:span><text:span text:style-name="T21_74"><text:s/></text:span><text:span text:style-name="T21_75">there</text:span><text:span text:style-name="T21_76"><text:s/></text:span><text:span text:style-name="T21_77">and</text:span><text:span text:style-name="T21_78"><text:s/></text:span><text:span text:style-name="T21_79">see</text:span><text:span text:style-name="T21_80"><text:s/></text:span><text:span text:style-name="T21_81">what</text:span><text:span text:style-name="T21_82"><text:s/></text:span><text:span text:style-name="T21_83">people</text:span><text:span text:style-name="T21_84"><text:s/></text:span><text:span text:style-name="T21_85">think</text:span><text:span text:style-name="T21_86">.</text:span></text:p>
      <text:p text:style-name="P22"/>
      <text:p text:style-name="P23"><text:span text:style-name="T23_1">PHB</text:span><text:span text:style-name="T23_2">3<text:s/></text:span><text:span text:style-name="T23_3">and</text:span><text:span text:style-name="T23_4"><text:s/></text:span><text:span text:style-name="T23_5">Essentials</text:span><text:span text:style-name="T23_6"><text:s/></text:span><text:span text:style-name="T23_7">basically</text:span><text:span text:style-name="T23_8"><text:s/></text:span><text:span text:style-name="T23_9">gave</text:span><text:span text:style-name="T23_10"><text:s/>4</text:span><text:span text:style-name="T23_11">ed</text:span><text:span text:style-name="T23_12"><text:s/></text:span><text:span text:style-name="T23_13">a</text:span><text:span text:style-name="T23_14"><text:s/></text:span><text:span text:style-name="T23_15">concept</text:span><text:span text:style-name="T23_16"><text:s/></text:span><text:span text:style-name="T23_17">of</text:span><text:span text:style-name="T23_18"><text:s/></text:span><text:span text:style-name="T23_19">a</text:span><text:span text:style-name="T23_20"><text:s/></text:span><text:span text:style-name="T23_21">fixed</text:span><text:span text:style-name="T23_22"><text:s/></text:span><text:span text:style-name="T23_23">primary</text:span><text:span text:style-name="T23_24"><text:s/></text:span><text:span text:style-name="T23_25">stat</text:span><text:span text:style-name="T23_26"><text:s/></text:span><text:span text:style-name="T23_27">bonus</text:span><text:span text:style-name="T23_28">,<text:s/></text:span><text:span text:style-name="T23_29">and</text:span><text:span text:style-name="T23_30"><text:s/></text:span><text:span text:style-name="T23_31">then</text:span><text:span text:style-name="T23_32"><text:s/></text:span><text:span text:style-name="T23_33">added</text:span><text:span text:style-name="T23_34"><text:s/></text:span><text:span text:style-name="T23_35">a</text:span><text:span text:style-name="T23_36"><text:s/></text:span><text:span text:style-name="T23_37">second</text:span><text:span text:style-name="T23_38"><text:s/></text:span><text:span text:style-name="T23_39">stat</text:span><text:span text:style-name="T23_40"><text:s/></text:span><text:span text:style-name="T23_41">to</text:span><text:span text:style-name="T23_42"><text:s/></text:span><text:span text:style-name="T23_43">the</text:span><text:span text:style-name="T23_44"><text:s/></text:span><text:span text:style-name="T23_45">other</text:span><text:span text:style-name="T23_46"><text:s/></text:span><text:span text:style-name="T23_47">bonus</text:span><text:span text:style-name="T23_48">,<text:s/></text:span><text:span text:style-name="T23_49">making</text:span><text:span text:style-name="T23_50"><text:s/></text:span><text:span text:style-name="T23_51">some</text:span><text:span text:style-name="T23_52"><text:s/></text:span><text:span text:style-name="T23_53">of</text:span><text:span text:style-name="T23_54"><text:s/></text:span><text:span text:style-name="T23_55">the</text:span><text:span text:style-name="T23_56"><text:s/></text:span><text:span text:style-name="T23_57">races</text:span><text:span text:style-name="T23_58"><text:s/></text:span><text:span text:style-name="T23_59">more</text:span><text:span text:style-name="T23_60"><text:s/></text:span><text:span text:style-name="T23_61">versatile</text:span><text:span text:style-name="T23_62">.</text:span></text:p>
      <text:p text:style-name="P24"/>
      <text:p text:style-name="P25"><text:span text:style-name="T25_1">So</text:span><text:span text:style-name="T25_2"><text:s/></text:span><text:span text:style-name="T25_3">what</text:span><text:span text:style-name="T25_4"><text:s/></text:span><text:span text:style-name="T25_5">about</text:span><text:span text:style-name="T25_6"><text:s/></text:span><text:span text:style-name="T25_7">the</text:span><text:span text:style-name="T25_8"><text:s/></text:span><text:span text:style-name="T25_9">other</text:span><text:span text:style-name="T25_10"><text:s/></text:span><text:span text:style-name="T25_11">races</text:span><text:span text:style-name="T25_12">:</text:span></text:p>
      <text:p text:style-name="P26"/>
      <text:p text:style-name="P27"><text:span text:style-name="T27_1">Bladeling</text:span><text:span text:style-name="T27_2"><text:s/></text:span><text:span text:style-name="T27_3">might</text:span><text:span text:style-name="T27_4"><text:s/></text:span><text:span text:style-name="T27_5">seem</text:span><text:span text:style-name="T27_6"><text:s/></text:span><text:span text:style-name="T27_7">an</text:span><text:span text:style-name="T27_8"><text:s/></text:span><text:span text:style-name="T27_9">odd</text:span><text:span text:style-name="T27_10"><text:s/></text:span><text:span text:style-name="T27_11">choice</text:span><text:span text:style-name="T27_12"><text:s/></text:span><text:span text:style-name="T27_13">to</text:span><text:span text:style-name="T27_14"><text:s/></text:span><text:span text:style-name="T27_15">include</text:span><text:span text:style-name="T27_16">,<text:s/></text:span><text:span text:style-name="T27_17">but</text:span><text:span text:style-name="T27_18"><text:s/></text:span><text:span text:style-name="T27_19">as</text:span><text:span text:style-name="T27_20"><text:s/></text:span><text:span text:style-name="T27_21">I</text:span><text:span text:style-name="T27_22"><text:s/></text:span><text:span text:style-name="T27_23">have</text:span><text:span text:style-name="T27_24"><text:s/></text:span><text:span text:style-name="T27_25">a</text:span><text:span text:style-name="T27_26"><text:s/></text:span><text:span text:style-name="T27_27">mini</text:span><text:span text:style-name="T27_28"><text:s/></text:span><text:span text:style-name="T27_29">for</text:span><text:span text:style-name="T27_30"><text:s/></text:span><text:span text:style-name="T27_31">one</text:span><text:span text:style-name="T27_32">,<text:s/></text:span><text:span text:style-name="T27_33">I</text:span><text:span text:style-name="T27_34"><text:s/></text:span><text:span text:style-name="T27_35">think</text:span><text:span text:style-name="T27_36"><text:s/></text:span><text:span text:style-name="T27_37">it</text:span><text:span text:style-name="T27_38">'</text:span><text:span text:style-name="T27_39">s</text:span><text:span text:style-name="T27_40"><text:s/></text:span><text:span text:style-name="T27_41">only</text:span><text:span text:style-name="T27_42"><text:s/></text:span><text:span text:style-name="T27_43">fair</text:span><text:span text:style-name="T27_44"><text:s/></text:span><text:span text:style-name="T27_45">to</text:span><text:span text:style-name="T27_46"><text:s/></text:span><text:span text:style-name="T27_47">support</text:span><text:span text:style-name="T27_48"><text:s/></text:span><text:span text:style-name="T27_49">this</text:span><text:span text:style-name="T27_50"><text:s/></text:span><text:span text:style-name="T27_51">planar</text:span><text:span text:style-name="T27_52"><text:s/></text:span><text:span text:style-name="T27_53">race</text:span><text:span text:style-name="T27_54">.<text:s/></text:span><text:span text:style-name="T27_55">These</text:span><text:span text:style-name="T27_56"><text:s/></text:span><text:span text:style-name="T27_57">living</text:span><text:span text:style-name="T27_58"><text:s/></text:span><text:span text:style-name="T27_59">weapons</text:span><text:span text:style-name="T27_60"><text:s/></text:span><text:span text:style-name="T27_61">currently</text:span><text:span text:style-name="T27_62"><text:s/></text:span><text:span text:style-name="T27_63">have</text:span><text:span text:style-name="T27_64"><text:s/>+2<text:s/></text:span><text:span text:style-name="T27_65">Dex</text:span><text:span text:style-name="T27_66"><text:s/>+2<text:s/></text:span><text:span text:style-name="T27_67">Wis</text:span><text:span text:style-name="T27_68">.<text:s/></text:span><text:span text:style-name="T27_69">I</text:span><text:span text:style-name="T27_70">'</text:span><text:span text:style-name="T27_71">m</text:span><text:span text:style-name="T27_72"><text:s/></text:span><text:span text:style-name="T27_73">really</text:span><text:span text:style-name="T27_74"><text:s/></text:span><text:span text:style-name="T27_75">not</text:span><text:span text:style-name="T27_76"><text:s/></text:span><text:span text:style-name="T27_77">sure</text:span><text:span text:style-name="T27_78"><text:s/></text:span><text:span text:style-name="T27_79">about</text:span><text:span text:style-name="T27_80"><text:s/></text:span><text:span text:style-name="T27_81">the</text:span><text:span text:style-name="T27_82"><text:s/></text:span><text:span text:style-name="T27_83">wisdom</text:span><text:span text:style-name="T27_84"><text:s/></text:span><text:span text:style-name="T27_85">bonus</text:span><text:span text:style-name="T27_86"><text:s/></text:span><text:span text:style-name="T27_87">as</text:span><text:span text:style-name="T27_88"><text:s/></text:span><text:span text:style-name="T27_89">none</text:span><text:span text:style-name="T27_90"><text:s/></text:span><text:span text:style-name="T27_91">of</text:span><text:span text:style-name="T27_92"><text:s/></text:span><text:span text:style-name="T27_93">the</text:span><text:span text:style-name="T27_94"><text:s/></text:span><text:span text:style-name="T27_95">monster</text:span><text:span text:style-name="T27_96"><text:s/></text:span><text:span text:style-name="T27_97">versions</text:span><text:span text:style-name="T27_98"><text:s/></text:span><text:span text:style-name="T27_99">have</text:span><text:span text:style-name="T27_100"><text:s/></text:span><text:span text:style-name="T27_101">high</text:span><text:span text:style-name="T27_102"><text:s/></text:span><text:span text:style-name="T27_103">wisdom</text:span><text:span text:style-name="T27_104">,<text:s/></text:span><text:span text:style-name="T27_105">so</text:span><text:span text:style-name="T27_106"><text:s/></text:span><text:span text:style-name="T27_107">how</text:span><text:span text:style-name="T27_108"><text:s/></text:span><text:span text:style-name="T27_109">about</text:span><text:span text:style-name="T27_110"><text:s/></text:span><text:span text:style-name="T27_111">dexterity</text:span><text:span text:style-name="T27_112"><text:s/></text:span><text:span text:style-name="T27_113">as</text:span><text:span text:style-name="T27_114"><text:s/></text:span><text:span text:style-name="T27_115">the</text:span><text:span text:style-name="T27_116"><text:s/></text:span><text:span text:style-name="T27_117">primary</text:span><text:span text:style-name="T27_118">,<text:s/></text:span><text:span text:style-name="T27_119">and</text:span><text:span text:style-name="T27_120"><text:s/></text:span><text:span text:style-name="T27_121">then</text:span><text:span text:style-name="T27_122"><text:s/></text:span><text:span text:style-name="T27_123">Wisdom</text:span><text:span text:style-name="T27_124"><text:s/></text:span><text:span text:style-name="T27_125">and</text:span><text:span text:style-name="T27_126"><text:s/></text:span><text:span text:style-name="T27_127">strength</text:span><text:span text:style-name="T27_128"><text:s/></text:span><text:span text:style-name="T27_129">as</text:span><text:span text:style-name="T27_130"><text:s/></text:span><text:span text:style-name="T27_131">the</text:span><text:span text:style-name="T27_132"><text:s/></text:span><text:span text:style-name="T27_133">secondary</text:span><text:span text:style-name="T27_134"><text:s/></text:span><text:span text:style-name="T27_135">stat</text:span><text:span text:style-name="T27_136"><text:s/></text:span><text:span text:style-name="T27_137">bonuses</text:span><text:span text:style-name="T27_138">.<text:s/></text:span><text:span text:style-name="T27_139">Bladeling</text:span><text:span text:style-name="T27_140"><text:s/></text:span><text:span text:style-name="T27_141">becomes</text:span><text:span text:style-name="T27_142"><text:s/>+2<text:s/></text:span><text:span text:style-name="T27_143">Dex</text:span><text:span text:style-name="T27_144">,<text:s/>+2<text:s/></text:span><text:span text:style-name="T27_145">Str</text:span><text:span text:style-name="T27_146">/</text:span><text:span text:style-name="T27_147">Wis</text:span><text:span text:style-name="T27_148">.</text:span></text:p>
      <text:p text:style-name="P28"/>
      <text:p text:style-name="P29"><text:span text:style-name="T29_1">Deva</text:span><text:span text:style-name="T29_2">,<text:s/></text:span><text:span text:style-name="T29_3">currently</text:span><text:span text:style-name="T29_4"><text:s/></text:span><text:span text:style-name="T29_5">they</text:span><text:span text:style-name="T29_6"><text:s/></text:span><text:span text:style-name="T29_7">are</text:span><text:span text:style-name="T29_8"><text:s/>+2<text:s/></text:span><text:span text:style-name="T29_9">Int</text:span><text:span text:style-name="T29_10"><text:s/>+2<text:s/></text:span><text:span text:style-name="T29_11">Wis</text:span><text:span text:style-name="T29_12">.<text:s/></text:span><text:span text:style-name="T29_13">Their</text:span><text:span text:style-name="T29_14"><text:s/></text:span><text:span text:style-name="T29_15">background</text:span><text:span text:style-name="T29_16"><text:s/></text:span><text:span text:style-name="T29_17">of</text:span><text:span text:style-name="T29_18"><text:s/></text:span><text:span text:style-name="T29_19">being</text:span><text:span text:style-name="T29_20"><text:s/></text:span><text:span text:style-name="T29_21">immortal</text:span><text:span text:style-name="T29_22"><text:s/></text:span><text:span text:style-name="T29_23">suggests</text:span><text:span text:style-name="T29_24"><text:s/></text:span><text:span text:style-name="T29_25">that</text:span><text:span text:style-name="T29_26"><text:s/></text:span><text:span text:style-name="T29_27">the</text:span><text:span text:style-name="T29_28"><text:s/>+2<text:s/></text:span><text:span text:style-name="T29_29">wisdom</text:span><text:span text:style-name="T29_30"><text:s/></text:span><text:span text:style-name="T29_31">should</text:span><text:span text:style-name="T29_32"><text:s/></text:span><text:span text:style-name="T29_33">be</text:span><text:span text:style-name="T29_34"><text:s/></text:span><text:span text:style-name="T29_35">the</text:span><text:span text:style-name="T29_36"><text:s/></text:span><text:span text:style-name="T29_37">primary</text:span><text:span text:style-name="T29_38">.<text:s/></text:span><text:span text:style-name="T29_39">The</text:span><text:span text:style-name="T29_40"><text:s/></text:span><text:span text:style-name="T29_41">background</text:span><text:span text:style-name="T29_42"><text:s/></text:span><text:span text:style-name="T29_43">also</text:span><text:span text:style-name="T29_44"><text:s/></text:span><text:span text:style-name="T29_45">states</text:span><text:span text:style-name="T29_46"><text:s/></text:span><text:span text:style-name="T29_47">they</text:span><text:span text:style-name="T29_48"><text:s/></text:span><text:span text:style-name="T29_49">are</text:span><text:span text:style-name="T29_50"><text:s/></text:span><text:span text:style-name="T29_51">spirits</text:span><text:span text:style-name="T29_52"><text:s/></text:span><text:span text:style-name="T29_53">that</text:span><text:span text:style-name="T29_54"><text:s/></text:span><text:span text:style-name="T29_55">embody</text:span><text:span text:style-name="T29_56"><text:s/></text:span><text:span text:style-name="T29_57">virtue</text:span><text:span text:style-name="T29_58">,<text:s/></text:span><text:span text:style-name="T29_59">which</text:span><text:span text:style-name="T29_60"><text:s/></text:span><text:span text:style-name="T29_61">to</text:span><text:span text:style-name="T29_62"><text:s/></text:span><text:span text:style-name="T29_63">me</text:span><text:span text:style-name="T29_64"><text:s/></text:span><text:span text:style-name="T29_65">is</text:span><text:span text:style-name="T29_66"><text:s/></text:span><text:span text:style-name="T29_67">best</text:span><text:span text:style-name="T29_68"><text:s/></text:span><text:span text:style-name="T29_69">reflected</text:span><text:span text:style-name="T29_70"><text:s/></text:span><text:span text:style-name="T29_71">in</text:span><text:span text:style-name="T29_72"><text:s/></text:span><text:span text:style-name="T29_73">charisma</text:span><text:span text:style-name="T29_74">.<text:s/></text:span><text:span text:style-name="T29_75">So</text:span><text:span text:style-name="T29_76">,<text:s/></text:span><text:span text:style-name="T29_77">Deva</text:span><text:span text:style-name="T29_78"><text:s/></text:span><text:span text:style-name="T29_79">becomes</text:span><text:span text:style-name="T29_80"><text:s/>+2<text:s/></text:span><text:span text:style-name="T29_81">Wis</text:span><text:span text:style-name="T29_82">,<text:s/>+2<text:s/></text:span><text:span text:style-name="T29_83">Cha</text:span><text:span text:style-name="T29_84">/</text:span><text:span text:style-name="T29_85">Int</text:span><text:span text:style-name="T29_86">.</text:span></text:p>
      <text:p text:style-name="P30"/>
      <text:p text:style-name="P31"><text:span text:style-name="T31_1">Genasi</text:span><text:span text:style-name="T31_2"><text:s/></text:span><text:span text:style-name="T31_3">are</text:span><text:span text:style-name="T31_4"><text:s/></text:span><text:span text:style-name="T31_5">currently</text:span><text:span text:style-name="T31_6"><text:s/>+2<text:s/></text:span><text:span text:style-name="T31_7">int</text:span><text:span text:style-name="T31_8"><text:s/>+2<text:s/></text:span><text:span text:style-name="T31_9">str</text:span><text:span text:style-name="T31_10">,<text:s/></text:span><text:span text:style-name="T31_11">making</text:span><text:span text:style-name="T31_12"><text:s/></text:span><text:span text:style-name="T31_13">them</text:span><text:span text:style-name="T31_14"><text:s/></text:span><text:span text:style-name="T31_15">brilliant</text:span><text:span text:style-name="T31_16"><text:s/></text:span><text:span text:style-name="T31_17">swordmages</text:span><text:span text:style-name="T31_18">,<text:s/></text:span><text:span text:style-name="T31_19">fighters</text:span><text:span text:style-name="T31_20">,<text:s/></text:span><text:span text:style-name="T31_21">wizards</text:span><text:span text:style-name="T31_22">...<text:s/></text:span><text:span text:style-name="T31_23">In</text:span><text:span text:style-name="T31_24"><text:s/></text:span><text:span text:style-name="T31_25">terms</text:span><text:span text:style-name="T31_26"><text:s/></text:span><text:span text:style-name="T31_27">of</text:span><text:span text:style-name="T31_28"><text:s/></text:span><text:span text:style-name="T31_29">picking</text:span><text:span text:style-name="T31_30"><text:s/></text:span><text:span text:style-name="T31_31">a</text:span><text:span text:style-name="T31_32"><text:s/></text:span><text:span text:style-name="T31_33">primary</text:span><text:span text:style-name="T31_34">,<text:s/></text:span><text:span text:style-name="T31_35">the</text:span><text:span text:style-name="T31_36"><text:s/></text:span><text:span text:style-name="T31_37">artwork</text:span><text:span text:style-name="T31_38"><text:s/></text:span><text:span text:style-name="T31_39">always</text:span><text:span text:style-name="T31_40"><text:s/></text:span><text:span text:style-name="T31_41">shows</text:span><text:span text:style-name="T31_42"><text:s/></text:span><text:span text:style-name="T31_43">them</text:span><text:span text:style-name="T31_44"><text:s/></text:span><text:span text:style-name="T31_45">as</text:span><text:span text:style-name="T31_46"><text:s/></text:span><text:span text:style-name="T31_47">muscular</text:span><text:span text:style-name="T31_48"><text:s/></text:span><text:span text:style-name="T31_49">beings</text:span><text:span text:style-name="T31_50">,<text:s/></text:span><text:span text:style-name="T31_51">I</text:span><text:span text:style-name="T31_52"><text:s/></text:span><text:span text:style-name="T31_53">reckon</text:span><text:span text:style-name="T31_54"><text:s/></text:span><text:span text:style-name="T31_55">strength</text:span><text:span text:style-name="T31_56"><text:s/></text:span><text:span text:style-name="T31_57">is</text:span><text:span text:style-name="T31_58"><text:s/></text:span><text:span text:style-name="T31_59">the</text:span><text:span text:style-name="T31_60"><text:s/></text:span><text:span text:style-name="T31_61">way</text:span><text:span text:style-name="T31_62"><text:s/></text:span><text:span text:style-name="T31_63">to</text:span><text:span text:style-name="T31_64"><text:s/></text:span><text:span text:style-name="T31_65">go</text:span><text:span text:style-name="T31_66">.<text:s/></text:span><text:span text:style-name="T31_67">For</text:span><text:span text:style-name="T31_68"><text:s/></text:span><text:span text:style-name="T31_69">the</text:span><text:span text:style-name="T31_70"><text:s/></text:span><text:span text:style-name="T31_71">secondary</text:span><text:span text:style-name="T31_72">,<text:s/></text:span><text:span text:style-name="T31_73">I</text:span><text:span text:style-name="T31_74"><text:s/></text:span><text:span text:style-name="T31_75">like</text:span><text:span text:style-name="T31_76"><text:s/></text:span><text:span text:style-name="T31_77">the</text:span><text:span text:style-name="T31_78"><text:s/></text:span><text:span text:style-name="T31_79">concept</text:span><text:span text:style-name="T31_80"><text:s/></text:span><text:span text:style-name="T31_81">of</text:span><text:span text:style-name="T31_82"><text:s/></text:span><text:span text:style-name="T31_83">the</text:span><text:span text:style-name="T31_84"><text:s/></text:span><text:span text:style-name="T31_85">sorcerer</text:span><text:span text:style-name="T31_86">'</text:span><text:span text:style-name="T31_87">s</text:span><text:span text:style-name="T31_88"><text:s/></text:span><text:span text:style-name="T31_89">resistances</text:span><text:span text:style-name="T31_90"><text:s/></text:span><text:span text:style-name="T31_91">working</text:span><text:span text:style-name="T31_92"><text:s/></text:span><text:span text:style-name="T31_93">with</text:span><text:span text:style-name="T31_94"><text:s/></text:span><text:span text:style-name="T31_95">their</text:span><text:span text:style-name="T31_96"><text:s/></text:span><text:span text:style-name="T31_97">own</text:span><text:span text:style-name="T31_98">,<text:s/></text:span><text:span text:style-name="T31_99">and</text:span><text:span text:style-name="T31_100"><text:s/></text:span><text:span text:style-name="T31_101">their</text:span><text:span text:style-name="T31_102"><text:s/></text:span><text:span text:style-name="T31_103">background</text:span><text:span text:style-name="T31_104"><text:s/></text:span><text:span text:style-name="T31_105">states</text:span><text:span text:style-name="T31_106"><text:s/></text:span><text:span text:style-name="T31_107">them</text:span><text:span text:style-name="T31_108"><text:s/></text:span><text:span text:style-name="T31_109">as</text:span><text:span text:style-name="T31_110"><text:s/></text:span><text:span text:style-name="T31_111">being</text:span><text:span text:style-name="T31_112"><text:s/></text:span><text:span text:style-name="T31_113">passionate</text:span><text:span text:style-name="T31_114">,<text:s/></text:span><text:span text:style-name="T31_115">so</text:span><text:span text:style-name="T31_116"><text:s/></text:span><text:span text:style-name="T31_117">charisma</text:span><text:span text:style-name="T31_118"><text:s/></text:span><text:span text:style-name="T31_119">as</text:span><text:span text:style-name="T31_120"><text:s/></text:span><text:span text:style-name="T31_121">a</text:span><text:span text:style-name="T31_122"><text:s/></text:span><text:span text:style-name="T31_123">secondary</text:span><text:span text:style-name="T31_124">.<text:s/></text:span><text:span text:style-name="T31_125">Genasi</text:span><text:span text:style-name="T31_126"><text:s/></text:span><text:span text:style-name="T31_127">becomes</text:span><text:span text:style-name="T31_128"><text:s/>+2<text:s/></text:span><text:span text:style-name="T31_129">Str</text:span><text:span text:style-name="T31_130">,<text:s/>+2<text:s/></text:span><text:span text:style-name="T31_131">Cha</text:span><text:span text:style-name="T31_132">/</text:span><text:span text:style-name="T31_133">Int</text:span><text:span text:style-name="T31_134">.</text:span></text:p>
      <text:p text:style-name="P32"/>
      <text:p text:style-name="P33"><text:span text:style-name="T33_1">Gnome</text:span><text:span text:style-name="T33_2">'</text:span><text:span text:style-name="T33_3">s</text:span><text:span text:style-name="T33_4"><text:s/></text:span><text:span text:style-name="T33_5">are</text:span><text:span text:style-name="T33_6"><text:s/></text:span><text:span text:style-name="T33_7">the</text:span><text:span text:style-name="T33_8"><text:s/></text:span><text:span text:style-name="T33_9">sly</text:span><text:span text:style-name="T33_10"><text:s/></text:span><text:span text:style-name="T33_11">tricksters</text:span><text:span text:style-name="T33_12"><text:s/></text:span><text:span text:style-name="T33_13">of</text:span><text:span text:style-name="T33_14"><text:s/></text:span><text:span text:style-name="T33_15">the</text:span><text:span text:style-name="T33_16"><text:s/></text:span><text:span text:style-name="T33_17">fey</text:span><text:span text:style-name="T33_18">,<text:s/></text:span><text:span text:style-name="T33_19">and</text:span><text:span text:style-name="T33_20"><text:s/></text:span><text:span text:style-name="T33_21">currently</text:span><text:span text:style-name="T33_22"><text:s/></text:span><text:span text:style-name="T33_23">have</text:span><text:span text:style-name="T33_24"><text:s/>+2<text:s/></text:span><text:span text:style-name="T33_25">cha</text:span><text:span text:style-name="T33_26"><text:s/>+2<text:s/></text:span><text:span text:style-name="T33_27">int</text:span><text:span text:style-name="T33_28">.<text:s/></text:span><text:span text:style-name="T33_29">This</text:span><text:span text:style-name="T33_30"><text:s/></text:span><text:span text:style-name="T33_31">making</text:span><text:span text:style-name="T33_32"><text:s/></text:span><text:span text:style-name="T33_33">them</text:span><text:span text:style-name="T33_34"><text:s/></text:span><text:span text:style-name="T33_35">great</text:span><text:span text:style-name="T33_36"><text:s/></text:span><text:span text:style-name="T33_37">feylocks</text:span><text:span text:style-name="T33_38">,<text:s/></text:span><text:span text:style-name="T33_39">bards</text:span><text:span text:style-name="T33_40">,<text:s/></text:span><text:span text:style-name="T33_41">wizards</text:span><text:span text:style-name="T33_42">.<text:s/></text:span><text:span text:style-name="T33_43">Given</text:span><text:span text:style-name="T33_44"><text:s/></text:span><text:span text:style-name="T33_45">they</text:span><text:span text:style-name="T33_46"><text:s/></text:span><text:span text:style-name="T33_47">can</text:span><text:span text:style-name="T33_48"><text:s/></text:span><text:span text:style-name="T33_49">use</text:span><text:span text:style-name="T33_50"><text:s/></text:span><text:span text:style-name="T33_51">the</text:span><text:span text:style-name="T33_52"><text:s/></text:span><text:span text:style-name="T33_53">wizards</text:span><text:span text:style-name="T33_54"><text:s/></text:span><text:span text:style-name="T33_55">ghost</text:span><text:span text:style-name="T33_56"><text:s/></text:span><text:span text:style-name="T33_57">sound</text:span><text:span text:style-name="T33_58"><text:s/></text:span><text:span text:style-name="T33_59">cantrip</text:span><text:span text:style-name="T33_60">,<text:s/></text:span><text:span text:style-name="T33_61">it</text:span><text:span text:style-name="T33_62"><text:s/></text:span><text:span text:style-name="T33_63">suggests</text:span><text:span text:style-name="T33_64"><text:s/></text:span><text:span text:style-name="T33_65">a</text:span><text:span text:style-name="T33_66"><text:s/></text:span><text:span text:style-name="T33_67">very</text:span><text:span text:style-name="T33_68"><text:s/></text:span><text:span text:style-name="T33_69">magical</text:span><text:span text:style-name="T33_70"><text:s/></text:span><text:span text:style-name="T33_71">nature</text:span><text:span text:style-name="T33_72">,<text:s/></text:span><text:span text:style-name="T33_73">so</text:span><text:span text:style-name="T33_74"><text:s/></text:span><text:span text:style-name="T33_75">intelligence</text:span><text:span text:style-name="T33_76"><text:s/></text:span><text:span text:style-name="T33_77">should</text:span><text:span text:style-name="T33_78"><text:s/></text:span><text:span text:style-name="T33_79">be</text:span><text:span text:style-name="T33_80"><text:s/></text:span><text:span text:style-name="T33_81">the</text:span><text:span text:style-name="T33_82"><text:s/></text:span><text:span text:style-name="T33_83">primary</text:span><text:span text:style-name="T33_84">.<text:s/></text:span><text:span text:style-name="T33_85">The</text:span><text:span text:style-name="T33_86"><text:s/></text:span><text:span text:style-name="T33_87">fade</text:span><text:span text:style-name="T33_88"><text:s/></text:span><text:span text:style-name="T33_89">away</text:span><text:span text:style-name="T33_90"><text:s/></text:span><text:span text:style-name="T33_91">and</text:span><text:span text:style-name="T33_92"><text:s/></text:span><text:span text:style-name="T33_93">sneaky</text:span><text:span text:style-name="T33_94"><text:s/></text:span><text:span text:style-name="T33_95">nature</text:span><text:span text:style-name="T33_96"><text:s/></text:span><text:span text:style-name="T33_97">of</text:span><text:span text:style-name="T33_98"><text:s/></text:span><text:span text:style-name="T33_99">the</text:span><text:span text:style-name="T33_100"><text:s/></text:span><text:span text:style-name="T33_101">gnome</text:span><text:span text:style-name="T33_102"><text:s/></text:span><text:span text:style-name="T33_103">suggests</text:span><text:span text:style-name="T33_104"><text:s/></text:span><text:span text:style-name="T33_105">dexterity</text:span><text:span text:style-name="T33_106"><text:s/></text:span><text:span text:style-name="T33_107">as</text:span><text:span text:style-name="T33_108"><text:s/></text:span><text:span text:style-name="T33_109">the</text:span><text:span text:style-name="T33_110"><text:s/></text:span><text:span text:style-name="T33_111">secondary</text:span><text:span text:style-name="T33_112"><text:s/></text:span><text:span text:style-name="T33_113">choice</text:span><text:span text:style-name="T33_114">.<text:s/></text:span><text:span text:style-name="T33_115">Gnomes</text:span><text:span text:style-name="T33_116"><text:s/></text:span><text:span text:style-name="T33_117">become</text:span><text:span text:style-name="T33_118"><text:s/>+2<text:s/></text:span><text:span text:style-name="T33_119">Int</text:span><text:span text:style-name="T33_120">,<text:s/>+2<text:s/></text:span><text:span text:style-name="T33_121">Cha</text:span><text:span text:style-name="T33_122">/</text:span><text:span text:style-name="T33_123">Dex</text:span><text:span text:style-name="T33_124">.</text:span></text:p>
      <text:p text:style-name="P34"/>
      <text:p text:style-name="P35"><text:span text:style-name="T35_1">Goliath</text:span><text:span text:style-name="T35_2">,<text:s/></text:span><text:span text:style-name="T35_3">I</text:span><text:span text:style-name="T35_4"><text:s/></text:span><text:span text:style-name="T35_5">must</text:span><text:span text:style-name="T35_6"><text:s/></text:span><text:span text:style-name="T35_7">admit</text:span><text:span text:style-name="T35_8">,<text:s/></text:span><text:span text:style-name="T35_9">I</text:span><text:span text:style-name="T35_10"><text:s/></text:span><text:span text:style-name="T35_11">thought</text:span><text:span text:style-name="T35_12"><text:s/></text:span><text:span text:style-name="T35_13">had</text:span><text:span text:style-name="T35_14"><text:s/></text:span><text:span text:style-name="T35_15">already</text:span><text:span text:style-name="T35_16"><text:s/></text:span><text:span text:style-name="T35_17">been</text:span><text:span text:style-name="T35_18"><text:s/></text:span><text:span text:style-name="T35_19">updated</text:span><text:span text:style-name="T35_20"><text:s/></text:span><text:span text:style-name="T35_21">as</text:span><text:span text:style-name="T35_22"><text:s/></text:span><text:span text:style-name="T35_23">part</text:span><text:span text:style-name="T35_24"><text:s/></text:span><text:span text:style-name="T35_25">of</text:span><text:span text:style-name="T35_26"><text:s/></text:span><text:span text:style-name="T35_27">Dark</text:span><text:span text:style-name="T35_28"><text:s/></text:span><text:span text:style-name="T35_29">Sun</text:span><text:span text:style-name="T35_30">,<text:s/></text:span><text:span text:style-name="T35_31">but</text:span><text:span text:style-name="T35_32"><text:s/></text:span><text:span text:style-name="T35_33">surprisingly</text:span><text:span text:style-name="T35_34">,<text:s/></text:span><text:span text:style-name="T35_35">it</text:span><text:span text:style-name="T35_36"><text:s/></text:span><text:span text:style-name="T35_37">wasn</text:span><text:span text:style-name="T35_38">'</text:span><text:span text:style-name="T35_39">t</text:span><text:span text:style-name="T35_40">.<text:s/></text:span><text:span text:style-name="T35_41">These</text:span><text:span text:style-name="T35_42"><text:s/></text:span><text:span text:style-name="T35_43">tough</text:span><text:span text:style-name="T35_44"><text:s/></text:span><text:span text:style-name="T35_45">mountain</text:span><text:span text:style-name="T35_46"><text:s/></text:span><text:span text:style-name="T35_47">half</text:span><text:span text:style-name="T35_48"><text:s/></text:span><text:span text:style-name="T35_49">giants</text:span><text:span text:style-name="T35_50"><text:s/></text:span><text:span text:style-name="T35_51">have</text:span><text:span text:style-name="T35_52"><text:s/>+2<text:s/></text:span><text:span text:style-name="T35_53">cons</text:span><text:span text:style-name="T35_54"><text:s/>+2<text:s/></text:span><text:span text:style-name="T35_55">str</text:span><text:span text:style-name="T35_56"><text:s/></text:span><text:span text:style-name="T35_57">as</text:span><text:span text:style-name="T35_58"><text:s/></text:span><text:span text:style-name="T35_59">their</text:span><text:span text:style-name="T35_60"><text:s/></text:span><text:span text:style-name="T35_61">current</text:span><text:span text:style-name="T35_62"><text:s/></text:span><text:span text:style-name="T35_63">stat</text:span><text:span text:style-name="T35_64"><text:s/></text:span><text:span text:style-name="T35_65">bonus</text:span><text:span text:style-name="T35_66">.<text:s/></text:span><text:span text:style-name="T35_67">Keeping</text:span><text:span text:style-name="T35_68"><text:s/></text:span><text:span text:style-name="T35_69">the</text:span><text:span text:style-name="T35_70"><text:s/></text:span><text:span text:style-name="T35_71">constitution</text:span><text:span text:style-name="T35_72"><text:s/></text:span><text:span text:style-name="T35_73">as</text:span><text:span text:style-name="T35_74"><text:s/></text:span><text:span text:style-name="T35_75">the</text:span><text:span text:style-name="T35_76"><text:s/></text:span><text:span text:style-name="T35_77">primary</text:span><text:span text:style-name="T35_78"><text:s/></text:span><text:span text:style-name="T35_79">makes</text:span><text:span text:style-name="T35_80"><text:s/></text:span><text:span text:style-name="T35_81">sense</text:span><text:span text:style-name="T35_82">,<text:s/></text:span><text:span text:style-name="T35_83">these</text:span><text:span text:style-name="T35_84"><text:s/></text:span><text:span text:style-name="T35_85">are</text:span><text:span text:style-name="T35_86"><text:s/></text:span><text:span text:style-name="T35_87">meant</text:span><text:span text:style-name="T35_88"><text:s/></text:span><text:span text:style-name="T35_89">to</text:span><text:span text:style-name="T35_90"><text:s/></text:span><text:span text:style-name="T35_91">be</text:span><text:span text:style-name="T35_92"><text:s/></text:span><text:span text:style-name="T35_93">tough</text:span><text:span text:style-name="T35_94"><text:s/></text:span><text:span text:style-name="T35_95">hardy</text:span><text:span text:style-name="T35_96"><text:s/></text:span><text:span text:style-name="T35_97">creatures</text:span><text:span text:style-name="T35_98">.<text:s/></text:span><text:span text:style-name="T35_99">Their</text:span><text:span text:style-name="T35_100"><text:s/></text:span><text:span text:style-name="T35_101">is</text:span><text:span text:style-name="T35_102"><text:s/></text:span><text:span text:style-name="T35_103">only</text:span><text:span text:style-name="T35_104"><text:s/></text:span><text:span text:style-name="T35_105">the</text:span><text:span text:style-name="T35_106"><text:s/></text:span><text:span text:style-name="T35_107">battlemind</text:span><text:span text:style-name="T35_108"><text:s/></text:span><text:span text:style-name="T35_109">and</text:span><text:span text:style-name="T35_110"><text:s/></text:span><text:span text:style-name="T35_111">warlock</text:span><text:span text:style-name="T35_112"><text:s/></text:span><text:span text:style-name="T35_113">who</text:span><text:span text:style-name="T35_114"><text:s/></text:span><text:span text:style-name="T35_115">have</text:span><text:span text:style-name="T35_116"><text:s/></text:span><text:span text:style-name="T35_117">constitution</text:span><text:span text:style-name="T35_118"><text:s/></text:span><text:span text:style-name="T35_119">as</text:span><text:span text:style-name="T35_120"><text:s/></text:span><text:span text:style-name="T35_121">their</text:span><text:span text:style-name="T35_122"><text:s/></text:span><text:span text:style-name="T35_123">primary</text:span><text:span text:style-name="T35_124"><text:s/></text:span><text:span text:style-name="T35_125">stat</text:span><text:span text:style-name="T35_126">,<text:s/></text:span><text:span text:style-name="T35_127">but</text:span><text:span text:style-name="T35_128">...<text:s/></text:span><text:span text:style-name="T35_129">constitution</text:span><text:span text:style-name="T35_130"><text:s/></text:span><text:span text:style-name="T35_131">as</text:span><text:span text:style-name="T35_132"><text:s/></text:span><text:span text:style-name="T35_133">a</text:span><text:span text:style-name="T35_134"><text:s/></text:span><text:span text:style-name="T35_135">secondary</text:span><text:span text:style-name="T35_136"><text:s/></text:span><text:span text:style-name="T35_137">stat</text:span><text:span text:style-name="T35_138"><text:s/></text:span><text:span text:style-name="T35_139">for</text:span><text:span text:style-name="T35_140"><text:s/></text:span><text:span text:style-name="T35_141">classes</text:span><text:span text:style-name="T35_142"><text:s/></text:span><text:span text:style-name="T35_143">there</text:span><text:span text:style-name="T35_144">’</text:span><text:span text:style-name="T35_145">s</text:span><text:span text:style-name="T35_146"><text:s/></text:span><text:span text:style-name="T35_147">druid</text:span><text:span text:style-name="T35_148">,<text:s/></text:span><text:span text:style-name="T35_149">shaman</text:span><text:span text:style-name="T35_150">,<text:s/></text:span><text:span text:style-name="T35_151">barbarian</text:span><text:span text:style-name="T35_152"><text:s/></text:span><text:span text:style-name="T35_153">etc</text:span><text:span text:style-name="T35_154">,<text:s/></text:span><text:span text:style-name="T35_155">so</text:span><text:span text:style-name="T35_156"><text:s/></text:span><text:span text:style-name="T35_157">it</text:span><text:span text:style-name="T35_158"><text:s/></text:span><text:span text:style-name="T35_159">makes</text:span><text:span text:style-name="T35_160"><text:s/></text:span><text:span text:style-name="T35_161">sense</text:span><text:span text:style-name="T35_162"><text:s/></text:span><text:span text:style-name="T35_163">with</text:span><text:span text:style-name="T35_164"><text:s/></text:span><text:span text:style-name="T35_165">the</text:span><text:span text:style-name="T35_166"><text:s/></text:span><text:span text:style-name="T35_167">primal</text:span><text:span text:style-name="T35_168"><text:s/></text:span><text:span text:style-name="T35_169">nature</text:span><text:span text:style-name="T35_170"><text:s/></text:span><text:span text:style-name="T35_171">of</text:span><text:span text:style-name="T35_172"><text:s/></text:span><text:span text:style-name="T35_173">the</text:span><text:span text:style-name="T35_174"><text:s/></text:span><text:span text:style-name="T35_175">race</text:span><text:span text:style-name="T35_176">.<text:s/></text:span><text:span text:style-name="T35_177">Goliaths</text:span><text:span text:style-name="T35_178"><text:s/></text:span><text:span text:style-name="T35_179">with</text:span><text:span text:style-name="T35_180"><text:s/></text:span><text:span text:style-name="T35_181">their</text:span><text:span text:style-name="T35_182"><text:s/></text:span><text:span text:style-name="T35_183">link</text:span><text:span text:style-name="T35_184"><text:s/></text:span><text:span text:style-name="T35_185">to</text:span><text:span text:style-name="T35_186"><text:s/></text:span><text:span text:style-name="T35_187">nature</text:span><text:span text:style-name="T35_188"><text:s/></text:span><text:span text:style-name="T35_189">and</text:span><text:span text:style-name="T35_190"><text:s/></text:span><text:span text:style-name="T35_191">longer</text:span><text:span text:style-name="T35_192"><text:s/></text:span><text:span text:style-name="T35_193">lifespan</text:span><text:span text:style-name="T35_194"><text:s/></text:span><text:span text:style-name="T35_195">would</text:span><text:span text:style-name="T35_196"><text:s/></text:span><text:span text:style-name="T35_197">seem</text:span><text:span text:style-name="T35_198"><text:s/></text:span><text:span text:style-name="T35_199">a</text:span><text:span text:style-name="T35_200"><text:s/></text:span><text:span text:style-name="T35_201">prime</text:span><text:span text:style-name="T35_202"><text:s/></text:span><text:span text:style-name="T35_203">candidate</text:span><text:span text:style-name="T35_204"><text:s/></text:span><text:span text:style-name="T35_205">for</text:span><text:span text:style-name="T35_206"><text:s/></text:span><text:span text:style-name="T35_207">wisdom</text:span><text:span text:style-name="T35_208"><text:s/></text:span><text:span text:style-name="T35_209">as</text:span><text:span text:style-name="T35_210"><text:s/></text:span><text:span text:style-name="T35_211">the</text:span><text:span text:style-name="T35_212"><text:s/></text:span><text:span text:style-name="T35_213">secondary</text:span><text:span text:style-name="T35_214"><text:s/></text:span><text:span text:style-name="T35_215">stat</text:span><text:span text:style-name="T35_216">...<text:s/></text:span><text:span text:style-name="T35_217">So</text:span><text:span text:style-name="T35_218">,<text:s/></text:span><text:span text:style-name="T35_219">Goliath</text:span><text:span text:style-name="T35_220"><text:s/></text:span><text:span text:style-name="T35_221">becomes</text:span><text:span text:style-name="T35_222"><text:s/>+2<text:s/></text:span><text:span text:style-name="T35_223">Cons</text:span><text:span text:style-name="T35_224">,<text:s/>+2<text:s/></text:span><text:span text:style-name="T35_225">Str</text:span><text:span text:style-name="T35_226">/</text:span><text:span text:style-name="T35_227">Wis</text:span><text:span text:style-name="T35_228"><text:s/></text:span><text:span text:style-name="T35_229">and</text:span><text:span text:style-name="T35_230"><text:s/></text:span><text:span text:style-name="T35_231">is</text:span><text:span text:style-name="T35_232"><text:s/></text:span><text:span text:style-name="T35_233">suddenly</text:span><text:span text:style-name="T35_234"><text:s/></text:span><text:span text:style-name="T35_235">a</text:span><text:span text:style-name="T35_236"><text:s/></text:span><text:span text:style-name="T35_237">great</text:span><text:span text:style-name="T35_238"><text:s/></text:span><text:span text:style-name="T35_239">primal</text:span><text:span text:style-name="T35_240"><text:s/></text:span><text:span text:style-name="T35_241">class</text:span><text:span text:style-name="T35_242"><text:s/></text:span><text:span text:style-name="T35_243">race</text:span><text:span text:style-name="T35_244">...</text:span></text:p>
      <text:p text:style-name="P36"/>
      <text:p text:style-name="P37"><text:span text:style-name="T37_1">Kalashtar</text:span><text:span text:style-name="T37_2"><text:s/></text:span><text:span text:style-name="T37_3">are</text:span><text:span text:style-name="T37_4"><text:s/></text:span><text:span text:style-name="T37_5">not</text:span><text:span text:style-name="T37_6"><text:s/></text:span><text:span text:style-name="T37_7">a</text:span><text:span text:style-name="T37_8"><text:s/></text:span><text:span text:style-name="T37_9">race</text:span><text:span text:style-name="T37_10"><text:s/></text:span><text:span text:style-name="T37_11">I</text:span><text:span text:style-name="T37_12">'</text:span><text:span text:style-name="T37_13">ve</text:span><text:span text:style-name="T37_14"><text:s/></text:span><text:span text:style-name="T37_15">played</text:span><text:span text:style-name="T37_16">,<text:s/></text:span><text:span text:style-name="T37_17">but</text:span><text:span text:style-name="T37_18"><text:s/></text:span><text:span text:style-name="T37_19">in</text:span><text:span text:style-name="T37_20"><text:s/></text:span><text:span text:style-name="T37_21">their</text:span><text:span text:style-name="T37_22"><text:s/></text:span><text:span text:style-name="T37_23">pre</text:span><text:span text:style-name="T37_24"><text:s/>4</text:span><text:span text:style-name="T37_25">th</text:span><text:span text:style-name="T37_26"><text:s/></text:span><text:span text:style-name="T37_27">edition</text:span><text:span text:style-name="T37_28"><text:s/></text:span><text:span text:style-name="T37_29">incarnations</text:span><text:span text:style-name="T37_30"><text:s/></text:span><text:span text:style-name="T37_31">they</text:span><text:span text:style-name="T37_32"><text:s/></text:span><text:span text:style-name="T37_33">were</text:span><text:span text:style-name="T37_34"><text:s/></text:span><text:span text:style-name="T37_35">a</text:span><text:span text:style-name="T37_36"><text:s/></text:span><text:span text:style-name="T37_37">great</text:span><text:span text:style-name="T37_38"><text:s/></text:span><text:span text:style-name="T37_39">psionic</text:span><text:span text:style-name="T37_40"><text:s/></text:span><text:span text:style-name="T37_41">race</text:span><text:span text:style-name="T37_42">,<text:s/></text:span><text:span text:style-name="T37_43">and</text:span><text:span text:style-name="T37_44"><text:s/></text:span><text:span text:style-name="T37_45">thus</text:span><text:span text:style-name="T37_46">,<text:s/></text:span><text:span text:style-name="T37_47">given</text:span><text:span text:style-name="T37_48"><text:s/></text:span><text:span text:style-name="T37_49">they</text:span><text:span text:style-name="T37_50"><text:s/></text:span><text:span text:style-name="T37_51">came</text:span><text:span text:style-name="T37_52"><text:s/></text:span><text:span text:style-name="T37_53">out</text:span><text:span text:style-name="T37_54"><text:s/></text:span><text:span text:style-name="T37_55">before</text:span><text:span text:style-name="T37_56"><text:s/></text:span><text:span text:style-name="T37_57">PHB</text:span><text:span text:style-name="T37_58">3,<text:s/></text:span><text:span text:style-name="T37_59">got</text:span><text:span text:style-name="T37_60"><text:s/></text:span><text:span text:style-name="T37_61">shafted</text:span><text:span text:style-name="T37_62"><text:s/></text:span><text:span text:style-name="T37_63">in</text:span><text:span text:style-name="T37_64"><text:s/>4</text:span><text:span text:style-name="T37_65">ed</text:span><text:span text:style-name="T37_66">.<text:s/></text:span><text:span text:style-name="T37_67">They</text:span><text:span text:style-name="T37_68"><text:s/></text:span><text:span text:style-name="T37_69">are</text:span><text:span text:style-name="T37_70"><text:s/></text:span><text:span text:style-name="T37_71">currently</text:span><text:span text:style-name="T37_72"><text:s/>+2<text:s/></text:span><text:span text:style-name="T37_73">Cha</text:span><text:span text:style-name="T37_74"><text:s/>+2<text:s/></text:span><text:span text:style-name="T37_75">Wis</text:span><text:span text:style-name="T37_76">.<text:s/></text:span><text:span text:style-name="T37_77">Charisma</text:span><text:span text:style-name="T37_78"><text:s/></text:span><text:span text:style-name="T37_79">is</text:span><text:span text:style-name="T37_80"><text:s/></text:span><text:span text:style-name="T37_81">the</text:span><text:span text:style-name="T37_82"><text:s/></text:span><text:span text:style-name="T37_83">primary</text:span><text:span text:style-name="T37_84"><text:s/></text:span><text:span text:style-name="T37_85">stat</text:span><text:span text:style-name="T37_86"><text:s/></text:span><text:span text:style-name="T37_87">for</text:span><text:span text:style-name="T37_88"><text:s/></text:span><text:span text:style-name="T37_89">ardents</text:span><text:span text:style-name="T37_90">,<text:s/></text:span><text:span text:style-name="T37_91">constitution</text:span><text:span text:style-name="T37_92"><text:s/></text:span><text:span text:style-name="T37_93">is</text:span><text:span text:style-name="T37_94"><text:s/></text:span><text:span text:style-name="T37_95">the</text:span><text:span text:style-name="T37_96"><text:s/></text:span><text:span text:style-name="T37_97">primary</text:span><text:span text:style-name="T37_98"><text:s/></text:span><text:span text:style-name="T37_99">stat</text:span><text:span text:style-name="T37_100"><text:s/></text:span><text:span text:style-name="T37_101">for</text:span><text:span text:style-name="T37_102"><text:s/></text:span><text:span text:style-name="T37_103">battleminds</text:span><text:span text:style-name="T37_104"><text:s/></text:span><text:span text:style-name="T37_105">and</text:span><text:span text:style-name="T37_106"><text:s/></text:span><text:span text:style-name="T37_107">intelligence</text:span><text:span text:style-name="T37_108"><text:s/></text:span><text:span text:style-name="T37_109">is</text:span><text:span text:style-name="T37_110"><text:s/></text:span><text:span text:style-name="T37_111">the</text:span><text:span text:style-name="T37_112"><text:s/></text:span><text:span text:style-name="T37_113">primary</text:span><text:span text:style-name="T37_114"><text:s/></text:span><text:span text:style-name="T37_115">stat</text:span><text:span text:style-name="T37_116"><text:s/></text:span><text:span text:style-name="T37_117">for</text:span><text:span text:style-name="T37_118"><text:s/></text:span><text:span text:style-name="T37_119">psions</text:span><text:span text:style-name="T37_120">,<text:s/></text:span><text:span text:style-name="T37_121">all</text:span><text:span text:style-name="T37_122"><text:s/>3<text:s/></text:span><text:span text:style-name="T37_123">classes</text:span><text:span text:style-name="T37_124"><text:s/></text:span><text:span text:style-name="T37_125">have</text:span><text:span text:style-name="T37_126"><text:s/></text:span><text:span text:style-name="T37_127">wisdom</text:span><text:span text:style-name="T37_128"><text:s/></text:span><text:span text:style-name="T37_129">as</text:span><text:span text:style-name="T37_130"><text:s/></text:span><text:span text:style-name="T37_131">a</text:span><text:span text:style-name="T37_132"><text:s/></text:span><text:span text:style-name="T37_133">suggested</text:span><text:span text:style-name="T37_134"><text:s/></text:span><text:span text:style-name="T37_135">secondary</text:span><text:span text:style-name="T37_136"><text:s/></text:span><text:span text:style-name="T37_137">stat</text:span><text:span text:style-name="T37_138">.<text:s/></text:span><text:span text:style-name="T37_139">Given</text:span><text:span text:style-name="T37_140"><text:s/></text:span><text:span text:style-name="T37_141">their</text:span><text:span text:style-name="T37_142"><text:s/></text:span><text:span text:style-name="T37_143">racial</text:span><text:span text:style-name="T37_144"><text:s/></text:span><text:span text:style-name="T37_145">power</text:span><text:span text:style-name="T37_146"><text:s/></text:span><text:span text:style-name="T37_147">is</text:span><text:span text:style-name="T37_148"><text:s/></text:span><text:span text:style-name="T37_149">based</text:span><text:span text:style-name="T37_150"><text:s/></text:span><text:span text:style-name="T37_151">around</text:span><text:span text:style-name="T37_152"><text:s/></text:span><text:span text:style-name="T37_153">Will</text:span><text:span text:style-name="T37_154">,<text:s/></text:span><text:span text:style-name="T37_155">I</text:span><text:span text:style-name="T37_156">'</text:span><text:span text:style-name="T37_157">d</text:span><text:span text:style-name="T37_158"><text:s/></text:span><text:span text:style-name="T37_159">personally</text:span><text:span text:style-name="T37_160"><text:s/></text:span><text:span text:style-name="T37_161">keep</text:span><text:span text:style-name="T37_162"><text:s/></text:span><text:span text:style-name="T37_163">charisma</text:span><text:span text:style-name="T37_164"><text:s/></text:span><text:span text:style-name="T37_165">as</text:span><text:span text:style-name="T37_166"><text:s/></text:span><text:span text:style-name="T37_167">the</text:span><text:span text:style-name="T37_168"><text:s/></text:span><text:span text:style-name="T37_169">primary</text:span><text:span text:style-name="T37_170">,<text:s/></text:span><text:span text:style-name="T37_171">and</text:span><text:span text:style-name="T37_172"><text:s/></text:span><text:span text:style-name="T37_173">then</text:span><text:span text:style-name="T37_174"><text:s/></text:span><text:span text:style-name="T37_175">offer</text:span><text:span text:style-name="T37_176"><text:s/></text:span><text:span text:style-name="T37_177">intelligence</text:span><text:span text:style-name="T37_178"><text:s/></text:span><text:span text:style-name="T37_179">and</text:span><text:span text:style-name="T37_180"><text:s/></text:span><text:span text:style-name="T37_181">wisdom</text:span><text:span text:style-name="T37_182"><text:s/></text:span><text:span text:style-name="T37_183">as</text:span><text:span text:style-name="T37_184"><text:s/></text:span><text:span text:style-name="T37_185">the</text:span><text:span text:style-name="T37_186"><text:s/></text:span><text:span text:style-name="T37_187">secondaries</text:span><text:span text:style-name="T37_188">.<text:s/></text:span><text:span text:style-name="T37_189">So</text:span><text:span text:style-name="T37_190">,<text:s/></text:span><text:span text:style-name="T37_191">Kalashtar</text:span><text:span text:style-name="T37_192"><text:s/></text:span><text:span text:style-name="T37_193">becomes</text:span><text:span text:style-name="T37_194"><text:s/>+2<text:s/></text:span><text:span text:style-name="T37_195">Cha</text:span><text:span text:style-name="T37_196">,<text:s/>+2<text:s/></text:span><text:span text:style-name="T37_197">Int</text:span><text:span text:style-name="T37_198">/</text:span><text:span text:style-name="T37_199">Wis</text:span><text:span text:style-name="T37_200">.</text:span></text:p>
      <text:p text:style-name="P38"/>
      <text:p text:style-name="P39"><text:span text:style-name="T39_1">Kenku</text:span><text:span text:style-name="T39_2"><text:s/></text:span><text:span text:style-name="T39_3">are</text:span><text:span text:style-name="T39_4"><text:s/></text:span><text:span text:style-name="T39_5">the</text:span><text:span text:style-name="T39_6"><text:s/></text:span><text:span text:style-name="T39_7">monstrous</text:span><text:span text:style-name="T39_8"><text:s/></text:span><text:span text:style-name="T39_9">crow</text:span><text:span text:style-name="T39_10"><text:s/></text:span><text:span text:style-name="T39_11">like</text:span><text:span text:style-name="T39_12"><text:s/></text:span><text:span text:style-name="T39_13">race</text:span><text:span text:style-name="T39_14"><text:s/></text:span><text:span text:style-name="T39_15">from</text:span><text:span text:style-name="T39_16"><text:s/></text:span><text:span text:style-name="T39_17">monster</text:span><text:span text:style-name="T39_18"><text:s/></text:span><text:span text:style-name="T39_19">manual</text:span><text:span text:style-name="T39_20"><text:s/>2,<text:s/></text:span><text:span text:style-name="T39_21">but</text:span><text:span text:style-name="T39_22"><text:s/></text:span><text:span text:style-name="T39_23">we</text:span><text:span text:style-name="T39_24"><text:s/></text:span><text:span text:style-name="T39_25">like</text:span><text:span text:style-name="T39_26"><text:s/></text:span><text:span text:style-name="T39_27">them</text:span><text:span text:style-name="T39_28"><text:s/></text:span><text:span text:style-name="T39_29">at</text:span><text:span text:style-name="T39_30"><text:s/></text:span><text:span text:style-name="T39_31">Leeds</text:span><text:span text:style-name="T39_32"><text:s/></text:span><text:span text:style-name="T39_33">D</text:span><text:span text:style-name="T39_34">&amp;</text:span><text:span text:style-name="T39_35">D</text:span><text:span text:style-name="T39_36">...<text:s/></text:span><text:span text:style-name="T39_37">Currently</text:span><text:span text:style-name="T39_38"><text:s/></text:span><text:span text:style-name="T39_39">they</text:span><text:span text:style-name="T39_40"><text:s/></text:span><text:span text:style-name="T39_41">are</text:span><text:span text:style-name="T39_42"><text:s/>+2<text:s/></text:span><text:span text:style-name="T39_43">cha</text:span><text:span text:style-name="T39_44"><text:s/>+2<text:s/></text:span><text:span text:style-name="T39_45">Dex</text:span><text:span text:style-name="T39_46">,<text:s/></text:span><text:span text:style-name="T39_47">the</text:span><text:span text:style-name="T39_48"><text:s/></text:span><text:span text:style-name="T39_49">dexterity</text:span><text:span text:style-name="T39_50"><text:s/></text:span><text:span text:style-name="T39_51">should</text:span><text:span text:style-name="T39_52"><text:s/></text:span><text:span text:style-name="T39_53">become</text:span><text:span text:style-name="T39_54"><text:s/></text:span><text:span text:style-name="T39_55">their</text:span><text:span text:style-name="T39_56"><text:s/></text:span><text:span text:style-name="T39_57">primary</text:span><text:span text:style-name="T39_58"><text:s/></text:span><text:span text:style-name="T39_59">to</text:span><text:span text:style-name="T39_60"><text:s/></text:span><text:span text:style-name="T39_61">represent</text:span><text:span text:style-name="T39_62"><text:s/></text:span><text:span text:style-name="T39_63">their</text:span><text:span text:style-name="T39_64"><text:s/></text:span><text:span text:style-name="T39_65">agile</text:span><text:span text:style-name="T39_66"><text:s/>'</text:span><text:span text:style-name="T39_67">birdness</text:span><text:span text:style-name="T39_68">'.<text:s/></text:span><text:span text:style-name="T39_69">The</text:span><text:span text:style-name="T39_70"><text:s/></text:span><text:span text:style-name="T39_71">secondary</text:span><text:span text:style-name="T39_72"><text:s/></text:span><text:span text:style-name="T39_73">stat</text:span><text:span text:style-name="T39_74"><text:s/></text:span><text:span text:style-name="T39_75">should</text:span><text:span text:style-name="T39_76"><text:s/></text:span><text:span text:style-name="T39_77">suit</text:span><text:span text:style-name="T39_78"><text:s/></text:span><text:span text:style-name="T39_79">the</text:span><text:span text:style-name="T39_80"><text:s/></text:span><text:span text:style-name="T39_81">classes</text:span><text:span text:style-name="T39_82"><text:s/></text:span><text:span text:style-name="T39_83">they</text:span><text:span text:style-name="T39_84"><text:s/></text:span><text:span text:style-name="T39_85">are</text:span><text:span text:style-name="T39_86"><text:s/></text:span><text:span text:style-name="T39_87">good</text:span><text:span text:style-name="T39_88"><text:s/></text:span><text:span text:style-name="T39_89">at</text:span><text:span text:style-name="T39_90">,<text:s/></text:span><text:span text:style-name="T39_91">namely</text:span><text:span text:style-name="T39_92"><text:s/></text:span><text:span text:style-name="T39_93">rogues</text:span><text:span text:style-name="T39_94"><text:s/></text:span><text:span text:style-name="T39_95">and</text:span><text:span text:style-name="T39_96"><text:s/></text:span><text:span text:style-name="T39_97">assassins</text:span><text:span text:style-name="T39_98">.<text:s/></text:span><text:span text:style-name="T39_99">It</text:span><text:span text:style-name="T39_100">'</text:span><text:span text:style-name="T39_101">s</text:span><text:span text:style-name="T39_102"><text:s/></text:span><text:span text:style-name="T39_103">a</text:span><text:span text:style-name="T39_104"><text:s/></text:span><text:span text:style-name="T39_105">pity</text:span><text:span text:style-name="T39_106"><text:s/></text:span><text:span text:style-name="T39_107">there</text:span><text:span text:style-name="T39_108">’</text:span><text:span text:style-name="T39_109">s</text:span><text:span text:style-name="T39_110"><text:s/></text:span><text:span text:style-name="T39_111">no</text:span><text:span text:style-name="T39_112"><text:s/></text:span><text:span text:style-name="T39_113">Constitution</text:span><text:span text:style-name="T39_114"><text:s/></text:span><text:span text:style-name="T39_115">based</text:span><text:span text:style-name="T39_116"><text:s/></text:span><text:span text:style-name="T39_117">rogue</text:span><text:span text:style-name="T39_118"><text:s/></text:span><text:span text:style-name="T39_119">build</text:span><text:span text:style-name="T39_120">,<text:s/></text:span><text:span text:style-name="T39_121">as</text:span><text:span text:style-name="T39_122"><text:s/></text:span><text:span text:style-name="T39_123">that</text:span><text:span text:style-name="T39_124"><text:s/></text:span><text:span text:style-name="T39_125">would</text:span><text:span text:style-name="T39_126"><text:s/></text:span><text:span text:style-name="T39_127">make</text:span><text:span text:style-name="T39_128"><text:s/></text:span><text:span text:style-name="T39_129">a</text:span><text:span text:style-name="T39_130"><text:s/></text:span><text:span text:style-name="T39_131">good</text:span><text:span text:style-name="T39_132"><text:s/></text:span><text:span text:style-name="T39_133">secondary</text:span><text:span text:style-name="T39_134">.<text:s/></text:span><text:span text:style-name="T39_135">So</text:span><text:span text:style-name="T39_136">,<text:s/></text:span><text:span text:style-name="T39_137">lets</text:span><text:span text:style-name="T39_138"><text:s/></text:span><text:span text:style-name="T39_139">go</text:span><text:span text:style-name="T39_140"><text:s/></text:span><text:span text:style-name="T39_141">the</text:span><text:span text:style-name="T39_142"><text:s/></text:span><text:span text:style-name="T39_143">other</text:span><text:span text:style-name="T39_144"><text:s/></text:span><text:span text:style-name="T39_145">way</text:span><text:span text:style-name="T39_146">,<text:s/></text:span><text:span text:style-name="T39_147">and</text:span><text:span text:style-name="T39_148"><text:s/></text:span><text:span text:style-name="T39_149">make</text:span><text:span text:style-name="T39_150"><text:s/></text:span><text:span text:style-name="T39_151">the</text:span><text:span text:style-name="T39_152"><text:s/></text:span><text:span text:style-name="T39_153">race</text:span><text:span text:style-name="T39_154"><text:s/></text:span><text:span text:style-name="T39_155">more</text:span><text:span text:style-name="T39_156"><text:s/></text:span><text:span text:style-name="T39_157">versatile</text:span><text:span text:style-name="T39_158"><text:s/></text:span><text:span text:style-name="T39_159">at</text:span><text:span text:style-name="T39_160"><text:s/></text:span><text:span text:style-name="T39_161">other</text:span><text:span text:style-name="T39_162"><text:s/></text:span><text:span text:style-name="T39_163">things</text:span><text:span text:style-name="T39_164">.<text:s/></text:span><text:span text:style-name="T39_165">A</text:span><text:span text:style-name="T39_166"><text:s/></text:span><text:span text:style-name="T39_167">strength</text:span><text:span text:style-name="T39_168"><text:s/></text:span><text:span text:style-name="T39_169">bonus</text:span><text:span text:style-name="T39_170"><text:s/></text:span><text:span text:style-name="T39_171">would</text:span><text:span text:style-name="T39_172"><text:s/></text:span><text:span text:style-name="T39_173">make</text:span><text:span text:style-name="T39_174"><text:s/></text:span><text:span text:style-name="T39_175">them</text:span><text:span text:style-name="T39_176"><text:s/></text:span><text:span text:style-name="T39_177">good</text:span><text:span text:style-name="T39_178"><text:s/></text:span><text:span text:style-name="T39_179">fighters</text:span><text:span text:style-name="T39_180"><text:s/></text:span><text:span text:style-name="T39_181">and</text:span><text:span text:style-name="T39_182"><text:s/></text:span><text:span text:style-name="T39_183">rangers</text:span><text:span text:style-name="T39_184">,<text:s/></text:span><text:span text:style-name="T39_185">which</text:span><text:span text:style-name="T39_186"><text:s/></text:span><text:span text:style-name="T39_187">kind</text:span><text:span text:style-name="T39_188"><text:s/></text:span><text:span text:style-name="T39_189">of</text:span><text:span text:style-name="T39_190"><text:s/></text:span><text:span text:style-name="T39_191">fits</text:span><text:span text:style-name="T39_192"><text:s/></text:span><text:span text:style-name="T39_193">the</text:span><text:span text:style-name="T39_194"><text:s/></text:span><text:span text:style-name="T39_195">versions</text:span><text:span text:style-name="T39_196"><text:s/></text:span><text:span text:style-name="T39_197">in</text:span><text:span text:style-name="T39_198"><text:s/></text:span><text:span text:style-name="T39_199">MM</text:span><text:span text:style-name="T39_200">2.<text:s/></text:span><text:span text:style-name="T39_201">So</text:span><text:span text:style-name="T39_202"><text:s/></text:span><text:span text:style-name="T39_203">Kenku</text:span><text:span text:style-name="T39_204"><text:s/></text:span><text:span text:style-name="T39_205">becomes</text:span><text:span text:style-name="T39_206"><text:s/>+2<text:s/></text:span><text:span text:style-name="T39_207">Dex</text:span><text:span text:style-name="T39_208">,<text:s/>+2<text:s/></text:span><text:span text:style-name="T39_209">Cha</text:span><text:span text:style-name="T39_210">/</text:span><text:span text:style-name="T39_211">Str</text:span><text:span text:style-name="T39_212">.</text:span></text:p>
      <text:p text:style-name="P40"/>
      <text:p text:style-name="P41"><text:span text:style-name="T41_1">Longtooth</text:span><text:span text:style-name="T41_2"><text:s/></text:span><text:span text:style-name="T41_3">Shifter</text:span><text:span text:style-name="T41_4">...<text:s/></text:span><text:span text:style-name="T41_5">I</text:span><text:span text:style-name="T41_6"><text:s/></text:span><text:span text:style-name="T41_7">love</text:span><text:span text:style-name="T41_8"><text:s/></text:span><text:span text:style-name="T41_9">this</text:span><text:span text:style-name="T41_10"><text:s/></text:span><text:span text:style-name="T41_11">shifter</text:span><text:span text:style-name="T41_12">,<text:s/></text:span><text:span text:style-name="T41_13">it</text:span><text:span text:style-name="T41_14">'</text:span><text:span text:style-name="T41_15">s</text:span><text:span text:style-name="T41_16"><text:s/></text:span><text:span text:style-name="T41_17">the</text:span><text:span text:style-name="T41_18"><text:s/></text:span><text:span text:style-name="T41_19">type</text:span><text:span text:style-name="T41_20"><text:s/></text:span><text:span text:style-name="T41_21">I</text:span><text:span text:style-name="T41_22">'</text:span><text:span text:style-name="T41_23">ve</text:span><text:span text:style-name="T41_24"><text:s/></text:span><text:span text:style-name="T41_25">used</text:span><text:span text:style-name="T41_26"><text:s/></text:span><text:span text:style-name="T41_27">most</text:span><text:span text:style-name="T41_28"><text:s/></text:span><text:span text:style-name="T41_29">for</text:span><text:span text:style-name="T41_30"><text:s/></text:span><text:span text:style-name="T41_31">pre</text:span><text:span text:style-name="T41_32">-</text:span><text:span text:style-name="T41_33">gens</text:span><text:span text:style-name="T41_34">.<text:s/></text:span><text:span text:style-name="T41_35">It</text:span><text:span text:style-name="T41_36">'</text:span><text:span text:style-name="T41_37">s</text:span><text:span text:style-name="T41_38"><text:s/></text:span><text:span text:style-name="T41_39">current</text:span><text:span text:style-name="T41_40"><text:s/></text:span><text:span text:style-name="T41_41">bonuses</text:span><text:span text:style-name="T41_42"><text:s/></text:span><text:span text:style-name="T41_43">of</text:span><text:span text:style-name="T41_44"><text:s/>+2<text:s/></text:span><text:span text:style-name="T41_45">str</text:span><text:span text:style-name="T41_46"><text:s/>+2<text:s/></text:span><text:span text:style-name="T41_47">Wis</text:span><text:span text:style-name="T41_48"><text:s/></text:span><text:span text:style-name="T41_49">are</text:span><text:span text:style-name="T41_50"><text:s/></text:span><text:span text:style-name="T41_51">great</text:span><text:span text:style-name="T41_52">,<text:s/></text:span><text:span text:style-name="T41_53">and</text:span><text:span text:style-name="T41_54"><text:s/></text:span><text:span text:style-name="T41_55">selecting</text:span><text:span text:style-name="T41_56"><text:s/></text:span><text:span text:style-name="T41_57">a</text:span><text:span text:style-name="T41_58"><text:s/></text:span><text:span text:style-name="T41_59">secondary</text:span><text:span text:style-name="T41_60"><text:s/></text:span><text:span text:style-name="T41_61">is</text:span><text:span text:style-name="T41_62"><text:s/></text:span><text:span text:style-name="T41_63">simple</text:span><text:span text:style-name="T41_64">,<text:s/></text:span><text:span text:style-name="T41_65">constitution</text:span><text:span text:style-name="T41_66"><text:s/></text:span><text:span text:style-name="T41_67">to</text:span><text:span text:style-name="T41_68"><text:s/></text:span><text:span text:style-name="T41_69">emphasise</text:span><text:span text:style-name="T41_70"><text:s/></text:span><text:span text:style-name="T41_71">the</text:span><text:span text:style-name="T41_72"><text:s/></text:span><text:span text:style-name="T41_73">natural</text:span><text:span text:style-name="T41_74"><text:s/></text:span><text:span text:style-name="T41_75">regeneration</text:span><text:span text:style-name="T41_76">,<text:s/></text:span><text:span text:style-name="T41_77">but</text:span><text:span text:style-name="T41_78"><text:s/></text:span><text:span text:style-name="T41_79">what</text:span><text:span text:style-name="T41_80"><text:s/></text:span><text:span text:style-name="T41_81">about</text:span><text:span text:style-name="T41_82"><text:s/></text:span><text:span text:style-name="T41_83">the</text:span><text:span text:style-name="T41_84"><text:s/></text:span><text:span text:style-name="T41_85">primary</text:span><text:span text:style-name="T41_86">?<text:s/></text:span><text:span text:style-name="T41_87">Giving</text:span><text:span text:style-name="T41_88"><text:s/></text:span><text:span text:style-name="T41_89">the</text:span><text:span text:style-name="T41_90"><text:s/></text:span><text:span text:style-name="T41_91">ability</text:span><text:span text:style-name="T41_92"><text:s/></text:span><text:span text:style-name="T41_93">to</text:span><text:span text:style-name="T41_94"><text:s/></text:span><text:span text:style-name="T41_95">go</text:span><text:span text:style-name="T41_96"><text:s/></text:span><text:span text:style-name="T41_97">Str</text:span><text:span text:style-name="T41_98">/</text:span><text:span text:style-name="T41_99">Con</text:span><text:span text:style-name="T41_100"><text:s/></text:span><text:span text:style-name="T41_101">and</text:span><text:span text:style-name="T41_102"><text:s/></text:span><text:span text:style-name="T41_103">Str</text:span><text:span text:style-name="T41_104">/</text:span><text:span text:style-name="T41_105">Wis</text:span><text:span text:style-name="T41_106"><text:s/></text:span><text:span text:style-name="T41_107">gives</text:span><text:span text:style-name="T41_108"><text:s/></text:span><text:span text:style-name="T41_109">lots</text:span><text:span text:style-name="T41_110"><text:s/></text:span><text:span text:style-name="T41_111">of</text:span><text:span text:style-name="T41_112"><text:s/></text:span><text:span text:style-name="T41_113">build</text:span><text:span text:style-name="T41_114"><text:s/></text:span><text:span text:style-name="T41_115">options</text:span><text:span text:style-name="T41_116">,<text:s/></text:span><text:span text:style-name="T41_117">for</text:span><text:span text:style-name="T41_118"><text:s/></text:span><text:span text:style-name="T41_119">barbarians</text:span><text:span text:style-name="T41_120">,<text:s/></text:span><text:span text:style-name="T41_121">fighters</text:span><text:span text:style-name="T41_122">,<text:s/></text:span><text:span text:style-name="T41_123">paladins</text:span><text:span text:style-name="T41_124">,<text:s/></text:span><text:span text:style-name="T41_125">wardens</text:span><text:span text:style-name="T41_126">,<text:s/></text:span><text:span text:style-name="T41_127">runepriests</text:span><text:span text:style-name="T41_128">,<text:s/></text:span><text:span text:style-name="T41_129">even</text:span><text:span text:style-name="T41_130"><text:s/></text:span><text:span text:style-name="T41_131">a</text:span><text:span text:style-name="T41_132"><text:s/></text:span><text:span text:style-name="T41_133">ranger</text:span><text:span text:style-name="T41_134">...<text:s/></text:span><text:span text:style-name="T41_135">But</text:span><text:span text:style-name="T41_136"><text:s/></text:span><text:span text:style-name="T41_137">Wis</text:span><text:span text:style-name="T41_138">/</text:span><text:span text:style-name="T41_139">Con</text:span><text:span text:style-name="T41_140"><text:s/></text:span><text:span text:style-name="T41_141">or</text:span><text:span text:style-name="T41_142"><text:s/></text:span><text:span text:style-name="T41_143">Wis</text:span><text:span text:style-name="T41_144">/</text:span><text:span text:style-name="T41_145">Str</text:span><text:span text:style-name="T41_146"><text:s/></text:span><text:span text:style-name="T41_147">gives</text:span><text:span text:style-name="T41_148"><text:s/></text:span><text:span text:style-name="T41_149">invoker</text:span><text:span text:style-name="T41_150">,<text:s/></text:span><text:span text:style-name="T41_151">shaman</text:span><text:span text:style-name="T41_152">,<text:s/></text:span><text:span text:style-name="T41_153">druid</text:span><text:span text:style-name="T41_154">,<text:s/></text:span><text:span text:style-name="T41_155">a</text:span><text:span text:style-name="T41_156"><text:s/></text:span><text:span text:style-name="T41_157">cleric</text:span><text:span text:style-name="T41_158"><text:s/></text:span><text:span text:style-name="T41_159">build</text:span><text:span text:style-name="T41_160"><text:s/></text:span><text:span text:style-name="T41_161">and</text:span><text:span text:style-name="T41_162"><text:s/></text:span><text:span text:style-name="T41_163">seeker</text:span><text:span text:style-name="T41_164">...<text:s/></text:span><text:span text:style-name="T41_165">Given</text:span><text:span text:style-name="T41_166"><text:s/></text:span><text:span text:style-name="T41_167">the</text:span><text:span text:style-name="T41_168"><text:s/></text:span><text:span text:style-name="T41_169">Razorclaw</text:span><text:span text:style-name="T41_170"><text:s/></text:span><text:span text:style-name="T41_171">Shifter</text:span><text:span text:style-name="T41_172"><text:s/></text:span><text:span text:style-name="T41_173">shares</text:span><text:span text:style-name="T41_174"><text:s/></text:span><text:span text:style-name="T41_175">wisdom</text:span><text:span text:style-name="T41_176">,<text:s/></text:span><text:span text:style-name="T41_177">i</text:span><text:span text:style-name="T41_178">'</text:span><text:span text:style-name="T41_179">d</text:span><text:span text:style-name="T41_180"><text:s/></text:span><text:span text:style-name="T41_181">personally</text:span><text:span text:style-name="T41_182"><text:s/></text:span><text:span text:style-name="T41_183">go</text:span><text:span text:style-name="T41_184"><text:s/></text:span><text:span text:style-name="T41_185">with</text:span><text:span text:style-name="T41_186"><text:s/></text:span><text:span text:style-name="T41_187">that</text:span><text:span text:style-name="T41_188"><text:s/></text:span><text:span text:style-name="T41_189">option</text:span><text:span text:style-name="T41_190">.<text:s/></text:span><text:span text:style-name="T41_191">So</text:span><text:span text:style-name="T41_192">,<text:s/></text:span><text:span text:style-name="T41_193">Longtooth</text:span><text:span text:style-name="T41_194"><text:s/></text:span><text:span text:style-name="T41_195">Shifter</text:span><text:span text:style-name="T41_196"><text:s/></text:span><text:span text:style-name="T41_197">is</text:span><text:span text:style-name="T41_198"><text:s/></text:span><text:span text:style-name="T41_199">now</text:span><text:span text:style-name="T41_200"><text:s/>+2<text:s/></text:span><text:span text:style-name="T41_201">Wis</text:span><text:span text:style-name="T41_202">,<text:s/>+2<text:s/></text:span><text:span text:style-name="T41_203">Cons</text:span><text:span text:style-name="T41_204">/</text:span><text:span text:style-name="T41_205">Str</text:span><text:span text:style-name="T41_206">.</text:span></text:p>
      <text:p text:style-name="P42"/>
      <text:p text:style-name="P43"><text:span text:style-name="T43_1">Razorclaw</text:span><text:span text:style-name="T43_2"><text:s/></text:span><text:span text:style-name="T43_3">Shifter</text:span><text:span text:style-name="T43_4"><text:s/></text:span><text:span text:style-name="T43_5">is</text:span><text:span text:style-name="T43_6"><text:s/></text:span><text:span text:style-name="T43_7">not</text:span><text:span text:style-name="T43_8"><text:s/></text:span><text:span text:style-name="T43_9">a</text:span><text:span text:style-name="T43_10"><text:s/></text:span><text:span text:style-name="T43_11">race</text:span><text:span text:style-name="T43_12"><text:s/></text:span><text:span text:style-name="T43_13">I</text:span><text:span text:style-name="T43_14"><text:s/></text:span><text:span text:style-name="T43_15">have</text:span><text:span text:style-name="T43_16"><text:s/></text:span><text:span text:style-name="T43_17">used</text:span><text:span text:style-name="T43_18"><text:s/></text:span><text:span text:style-name="T43_19">much</text:span><text:span text:style-name="T43_20">,<text:s/></text:span><text:span text:style-name="T43_21">mainly</text:span><text:span text:style-name="T43_22"><text:s/></text:span><text:span text:style-name="T43_23">due</text:span><text:span text:style-name="T43_24"><text:s/></text:span><text:span text:style-name="T43_25">to</text:span><text:span text:style-name="T43_26"><text:s/></text:span><text:span text:style-name="T43_27">the</text:span><text:span text:style-name="T43_28"><text:s/></text:span><text:span text:style-name="T43_29">longtooth</text:span><text:span text:style-name="T43_30"><text:s/></text:span><text:span text:style-name="T43_31">having</text:span><text:span text:style-name="T43_32"><text:s/></text:span><text:span text:style-name="T43_33">the</text:span><text:span text:style-name="T43_34"><text:s/></text:span><text:span text:style-name="T43_35">regeneration</text:span><text:span text:style-name="T43_36">.<text:s/></text:span><text:span text:style-name="T43_37">It</text:span><text:span text:style-name="T43_38">'</text:span><text:span text:style-name="T43_39">s</text:span><text:span text:style-name="T43_40"><text:s/></text:span><text:span text:style-name="T43_41">currently</text:span><text:span text:style-name="T43_42"><text:s/>+2<text:s/></text:span><text:span text:style-name="T43_43">Dex</text:span><text:span text:style-name="T43_44"><text:s/>+2<text:s/></text:span><text:span text:style-name="T43_45">Wis</text:span><text:span text:style-name="T43_46">.<text:s/></text:span><text:span text:style-name="T43_47">To</text:span><text:span text:style-name="T43_48"><text:s/></text:span><text:span text:style-name="T43_49">keep</text:span><text:span text:style-name="T43_50"><text:s/></text:span><text:span text:style-name="T43_51">with</text:span><text:span text:style-name="T43_52"><text:s/></text:span><text:span text:style-name="T43_53">the</text:span><text:span text:style-name="T43_54"><text:s/></text:span><text:span text:style-name="T43_55">theme</text:span><text:span text:style-name="T43_56"><text:s/></text:span><text:span text:style-name="T43_57">from</text:span><text:span text:style-name="T43_58"><text:s/></text:span><text:span text:style-name="T43_59">the</text:span><text:span text:style-name="T43_60"><text:s/></text:span><text:span text:style-name="T43_61">longtooth</text:span><text:span text:style-name="T43_62">,<text:s/></text:span><text:span text:style-name="T43_63">wisdom</text:span><text:span text:style-name="T43_64"><text:s/></text:span><text:span text:style-name="T43_65">as</text:span><text:span text:style-name="T43_66"><text:s/></text:span><text:span text:style-name="T43_67">a</text:span><text:span text:style-name="T43_68"><text:s/></text:span><text:span text:style-name="T43_69">primary</text:span><text:span text:style-name="T43_70">,<text:s/></text:span><text:span text:style-name="T43_71">and</text:span><text:span text:style-name="T43_72"><text:s/></text:span><text:span text:style-name="T43_73">add</text:span><text:span text:style-name="T43_74"><text:s/></text:span><text:span text:style-name="T43_75">constitution</text:span><text:span text:style-name="T43_76"><text:s/></text:span><text:span text:style-name="T43_77">as</text:span><text:span text:style-name="T43_78"><text:s/></text:span><text:span text:style-name="T43_79">the</text:span><text:span text:style-name="T43_80"><text:s/></text:span><text:span text:style-name="T43_81">secondary</text:span><text:span text:style-name="T43_82">,<text:s/></text:span><text:span text:style-name="T43_83">giving</text:span><text:span text:style-name="T43_84"><text:s/></text:span><text:span text:style-name="T43_85">razorclaw</text:span><text:span text:style-name="T43_86"><text:s/></text:span><text:span text:style-name="T43_87">shifters</text:span><text:span text:style-name="T43_88"><text:s/>+2<text:s/></text:span><text:span text:style-name="T43_89">Wis</text:span><text:span text:style-name="T43_90">,<text:s/>+2<text:s/></text:span><text:span text:style-name="T43_91">Cons</text:span><text:span text:style-name="T43_92">/</text:span><text:span text:style-name="T43_93">Dex</text:span><text:span text:style-name="T43_94">.</text:span></text:p>
      <text:p text:style-name="P44"/>
      <text:p text:style-name="P45"><text:span text:style-name="T45_1">Revenant</text:span><text:span text:style-name="T45_2"><text:s/></text:span><text:span text:style-name="T45_3">is</text:span><text:span text:style-name="T45_4"><text:s/></text:span><text:span text:style-name="T45_5">portrayed</text:span><text:span text:style-name="T45_6"><text:s/></text:span><text:span text:style-name="T45_7">as</text:span><text:span text:style-name="T45_8"><text:s/></text:span><text:span text:style-name="T45_9">a</text:span><text:span text:style-name="T45_10"><text:s/></text:span><text:span text:style-name="T45_11">dead</text:span><text:span text:style-name="T45_12"><text:s/></text:span><text:span text:style-name="T45_13">adventurer</text:span><text:span text:style-name="T45_14">,<text:s/></text:span><text:span text:style-name="T45_15">reborn</text:span><text:span text:style-name="T45_16"><text:s/></text:span><text:span text:style-name="T45_17">to</text:span><text:span text:style-name="T45_18"><text:s/></text:span><text:span text:style-name="T45_19">complete</text:span><text:span text:style-name="T45_20"><text:s/></text:span><text:span text:style-name="T45_21">its</text:span><text:span text:style-name="T45_22"><text:s/></text:span><text:span text:style-name="T45_23">tasks</text:span><text:span text:style-name="T45_24">,<text:s/></text:span><text:span text:style-name="T45_25">and</text:span><text:span text:style-name="T45_26"><text:s/></text:span><text:span text:style-name="T45_27">often</text:span><text:span text:style-name="T45_28"><text:s/></text:span><text:span text:style-name="T45_29">lured</text:span><text:span text:style-name="T45_30"><text:s/></text:span><text:span text:style-name="T45_31">to</text:span><text:span text:style-name="T45_32"><text:s/></text:span><text:span text:style-name="T45_33">the</text:span><text:span text:style-name="T45_34"><text:s/></text:span><text:span text:style-name="T45_35">darkness</text:span><text:span text:style-name="T45_36">.<text:s/></text:span><text:span text:style-name="T45_37">Its</text:span><text:span text:style-name="T45_38"><text:s/></text:span><text:span text:style-name="T45_39">current</text:span><text:span text:style-name="T45_40"><text:s/></text:span><text:span text:style-name="T45_41">stat</text:span><text:span text:style-name="T45_42"><text:s/></text:span><text:span text:style-name="T45_43">bonuses</text:span><text:span text:style-name="T45_44"><text:s/></text:span><text:span text:style-name="T45_45">of</text:span><text:span text:style-name="T45_46"><text:s/>+2<text:s/></text:span><text:span text:style-name="T45_47">Con</text:span><text:span text:style-name="T45_48"><text:s/>+2<text:s/></text:span><text:span text:style-name="T45_49">Dex</text:span><text:span text:style-name="T45_50"><text:s/></text:span><text:span text:style-name="T45_51">suck</text:span><text:span text:style-name="T45_52"><text:s/></text:span><text:span text:style-name="T45_53">for</text:span><text:span text:style-name="T45_54"><text:s/></text:span><text:span text:style-name="T45_55">anything</text:span><text:span text:style-name="T45_56"><text:s/></text:span><text:span text:style-name="T45_57">other</text:span><text:span text:style-name="T45_58"><text:s/></text:span><text:span text:style-name="T45_59">than</text:span><text:span text:style-name="T45_60"><text:s/></text:span><text:span text:style-name="T45_61">bleak</text:span><text:span text:style-name="T45_62"><text:s/></text:span><text:span text:style-name="T45_63">disciple</text:span><text:span text:style-name="T45_64"><text:s/></text:span><text:span text:style-name="T45_65">assassins</text:span><text:span text:style-name="T45_66">,<text:s/></text:span><text:span text:style-name="T45_67">so</text:span><text:span text:style-name="T45_68"><text:s/></text:span><text:span text:style-name="T45_69">lets</text:span><text:span text:style-name="T45_70"><text:s/></text:span><text:span text:style-name="T45_71">even</text:span><text:span text:style-name="T45_72"><text:s/></text:span><text:span text:style-name="T45_73">the</text:span><text:span text:style-name="T45_74"><text:s/></text:span><text:span text:style-name="T45_75">score</text:span><text:span text:style-name="T45_76">...<text:s/></text:span><text:span text:style-name="T45_77">The</text:span><text:span text:style-name="T45_78"><text:s/></text:span><text:span text:style-name="T45_79">constitution</text:span><text:span text:style-name="T45_80"><text:s/></text:span><text:span text:style-name="T45_81">bonus</text:span><text:span text:style-name="T45_82"><text:s/></text:span><text:span text:style-name="T45_83">makes</text:span><text:span text:style-name="T45_84"><text:s/></text:span><text:span text:style-name="T45_85">sense</text:span><text:span text:style-name="T45_86"><text:s/></text:span><text:span text:style-name="T45_87">as</text:span><text:span text:style-name="T45_88"><text:s/></text:span><text:span text:style-name="T45_89">the</text:span><text:span text:style-name="T45_90"><text:s/></text:span><text:span text:style-name="T45_91">primary</text:span><text:span text:style-name="T45_92">,<text:s/></text:span><text:span text:style-name="T45_93">it</text:span><text:span text:style-name="T45_94">'</text:span><text:span text:style-name="T45_95">s</text:span><text:span text:style-name="T45_96"><text:s/></text:span><text:span text:style-name="T45_97">endured</text:span><text:span text:style-name="T45_98"><text:s/></text:span><text:span text:style-name="T45_99">the</text:span><text:span text:style-name="T45_100"><text:s/></text:span><text:span text:style-name="T45_101">passage</text:span><text:span text:style-name="T45_102"><text:s/></text:span><text:span text:style-name="T45_103">to</text:span><text:span text:style-name="T45_104"><text:s/></text:span><text:span text:style-name="T45_105">death</text:span><text:span text:style-name="T45_106"><text:s/></text:span><text:span text:style-name="T45_107">and</text:span><text:span text:style-name="T45_108"><text:s/></text:span><text:span text:style-name="T45_109">rebirth</text:span><text:span text:style-name="T45_110">.<text:s/></text:span><text:span text:style-name="T45_111">Dexterity</text:span><text:span text:style-name="T45_112">,<text:s/></text:span><text:span text:style-name="T45_113">I</text:span><text:span text:style-name="T45_114"><text:s/></text:span><text:span text:style-name="T45_115">was</text:span><text:span text:style-name="T45_116"><text:s/></text:span><text:span text:style-name="T45_117">never</text:span><text:span text:style-name="T45_118"><text:s/></text:span><text:span text:style-name="T45_119">sure</text:span><text:span text:style-name="T45_120"><text:s/></text:span><text:span text:style-name="T45_121">about</text:span><text:span text:style-name="T45_122">,<text:s/></text:span><text:span text:style-name="T45_123">but</text:span><text:span text:style-name="T45_124"><text:s/></text:span><text:span text:style-name="T45_125">to</text:span><text:span text:style-name="T45_126"><text:s/></text:span><text:span text:style-name="T45_127">keep</text:span><text:span text:style-name="T45_128"><text:s/></text:span><text:span text:style-name="T45_129">with</text:span><text:span text:style-name="T45_130"><text:s/></text:span><text:span text:style-name="T45_131">the</text:span><text:span text:style-name="T45_132"><text:s/></text:span><text:span text:style-name="T45_133">assassin</text:span><text:span text:style-name="T45_134"><text:s/></text:span><text:span text:style-name="T45_135">idea</text:span><text:span text:style-name="T45_136"><text:s/></text:span><text:span text:style-name="T45_137">has</text:span><text:span text:style-name="T45_138"><text:s/></text:span><text:span text:style-name="T45_139">to</text:span><text:span text:style-name="T45_140"><text:s/></text:span><text:span text:style-name="T45_141">be</text:span><text:span text:style-name="T45_142"><text:s/></text:span><text:span text:style-name="T45_143">an</text:span><text:span text:style-name="T45_144"><text:s/></text:span><text:span text:style-name="T45_145">option</text:span><text:span text:style-name="T45_146">,<text:s/></text:span><text:span text:style-name="T45_147">so</text:span><text:span text:style-name="T45_148"><text:s/></text:span><text:span text:style-name="T45_149">what</text:span><text:span text:style-name="T45_150"><text:s/></text:span><text:span text:style-name="T45_151">should</text:span><text:span text:style-name="T45_152"><text:s/></text:span><text:span text:style-name="T45_153">the</text:span><text:span text:style-name="T45_154"><text:s/></text:span><text:span text:style-name="T45_155">other</text:span><text:span text:style-name="T45_156"><text:s/></text:span><text:span text:style-name="T45_157">secondary</text:span><text:span text:style-name="T45_158"><text:s/></text:span><text:span text:style-name="T45_159">be</text:span><text:span text:style-name="T45_160">?<text:s/></text:span><text:span text:style-name="T45_161">Wisdom</text:span><text:span text:style-name="T45_162"><text:s/></text:span><text:span text:style-name="T45_163">would</text:span><text:span text:style-name="T45_164"><text:s/></text:span><text:span text:style-name="T45_165">reflect</text:span><text:span text:style-name="T45_166"><text:s/></text:span><text:span text:style-name="T45_167">the</text:span><text:span text:style-name="T45_168"><text:s/></text:span><text:span text:style-name="T45_169">knowledge</text:span><text:span text:style-name="T45_170"><text:s/></text:span><text:span text:style-name="T45_171">of</text:span><text:span text:style-name="T45_172"><text:s/></text:span><text:span text:style-name="T45_173">the</text:span><text:span text:style-name="T45_174"><text:s/></text:span><text:span text:style-name="T45_175">after</text:span><text:span text:style-name="T45_176"><text:s/></text:span><text:span text:style-name="T45_177">life</text:span><text:span text:style-name="T45_178">,<text:s/></text:span><text:span text:style-name="T45_179">and</text:span><text:span text:style-name="T45_180"><text:s/></text:span><text:span text:style-name="T45_181">make</text:span><text:span text:style-name="T45_182"><text:s/></text:span><text:span text:style-name="T45_183">it</text:span><text:span text:style-name="T45_184"><text:s/></text:span><text:span text:style-name="T45_185">a</text:span><text:span text:style-name="T45_186"><text:s/></text:span><text:span text:style-name="T45_187">good</text:span><text:span text:style-name="T45_188"><text:s/></text:span><text:span text:style-name="T45_189">invoker</text:span><text:span text:style-name="T45_190">,<text:s/></text:span><text:span text:style-name="T45_191">but</text:span><text:span text:style-name="T45_192"><text:s/></text:span><text:span text:style-name="T45_193">Intelligence</text:span><text:span text:style-name="T45_194"><text:s/></text:span><text:span text:style-name="T45_195">could</text:span><text:span text:style-name="T45_196"><text:s/></text:span><text:span text:style-name="T45_197">reflect</text:span><text:span text:style-name="T45_198"><text:s/></text:span><text:span text:style-name="T45_199">the</text:span><text:span text:style-name="T45_200"><text:s/></text:span><text:span text:style-name="T45_201">information</text:span><text:span text:style-name="T45_202"><text:s/></text:span><text:span text:style-name="T45_203">it</text:span><text:span text:style-name="T45_204"><text:s/></text:span><text:span text:style-name="T45_205">has</text:span><text:span text:style-name="T45_206"><text:s/></text:span><text:span text:style-name="T45_207">gained</text:span><text:span text:style-name="T45_208"><text:s/></text:span><text:span text:style-name="T45_209">about</text:span><text:span text:style-name="T45_210"><text:s/></text:span><text:span text:style-name="T45_211">its</text:span><text:span text:style-name="T45_212"><text:s/></text:span><text:span text:style-name="T45_213">task</text:span><text:span text:style-name="T45_214">,<text:s/></text:span><text:span text:style-name="T45_215">and</text:span><text:span text:style-name="T45_216"><text:s/></text:span><text:span text:style-name="T45_217">make</text:span><text:span text:style-name="T45_218"><text:s/></text:span><text:span text:style-name="T45_219">it</text:span><text:span text:style-name="T45_220"><text:s/></text:span><text:span text:style-name="T45_221">a</text:span><text:span text:style-name="T45_222"><text:s/></text:span><text:span text:style-name="T45_223">great</text:span><text:span text:style-name="T45_224"><text:s/></text:span><text:span text:style-name="T45_225">vestige</text:span><text:span text:style-name="T45_226"><text:s/></text:span><text:span text:style-name="T45_227">pact</text:span><text:span text:style-name="T45_228"><text:s/></text:span><text:span text:style-name="T45_229">warlock</text:span><text:span text:style-name="T45_230">,<text:s/></text:span><text:span text:style-name="T45_231">which</text:span><text:span text:style-name="T45_232"><text:s/></text:span><text:span text:style-name="T45_233">would</text:span><text:span text:style-name="T45_234"><text:s/></text:span><text:span text:style-name="T45_235">really</text:span><text:span text:style-name="T45_236"><text:s/></text:span><text:span text:style-name="T45_237">fit</text:span><text:span text:style-name="T45_238"><text:s/></text:span><text:span text:style-name="T45_239">the</text:span><text:span text:style-name="T45_240"><text:s/></text:span><text:span text:style-name="T45_241">undead</text:span><text:span text:style-name="T45_242"><text:s/></text:span><text:span text:style-name="T45_243">concept</text:span><text:span text:style-name="T45_244">.<text:s/></text:span><text:span text:style-name="T45_245">Revenant</text:span><text:span text:style-name="T45_246"><text:s/></text:span><text:span text:style-name="T45_247">becomes</text:span><text:span text:style-name="T45_248"><text:s/>+2<text:s/></text:span><text:span text:style-name="T45_249">Con</text:span><text:span text:style-name="T45_250">,<text:s/>+2<text:s/></text:span><text:span text:style-name="T45_251">Dex</text:span><text:span text:style-name="T45_252">/</text:span><text:span text:style-name="T45_253">Int</text:span><text:span text:style-name="T45_254">.</text:span></text:p>
      <text:p text:style-name="P46"/>
      <text:p text:style-name="P47"><text:span text:style-name="T47_1">Shadar</text:span><text:span text:style-name="T47_2">-</text:span><text:span text:style-name="T47_3">Kai</text:span><text:span text:style-name="T47_4">,<text:s/></text:span><text:span text:style-name="T47_5">like</text:span><text:span text:style-name="T47_6"><text:s/></text:span><text:span text:style-name="T47_7">the</text:span><text:span text:style-name="T47_8"><text:s/></text:span><text:span text:style-name="T47_9">revenant</text:span><text:span text:style-name="T47_10">,<text:s/></text:span><text:span text:style-name="T47_11">currently</text:span><text:span text:style-name="T47_12"><text:s/></text:span><text:span text:style-name="T47_13">have</text:span><text:span text:style-name="T47_14"><text:s/></text:span><text:span text:style-name="T47_15">stat</text:span><text:span text:style-name="T47_16"><text:s/></text:span><text:span text:style-name="T47_17">bonuses</text:span><text:span text:style-name="T47_18"><text:s/></text:span><text:span text:style-name="T47_19">that</text:span><text:span text:style-name="T47_20"><text:s/></text:span><text:span text:style-name="T47_21">don</text:span><text:span text:style-name="T47_22">'</text:span><text:span text:style-name="T47_23">t</text:span><text:span text:style-name="T47_24"><text:s/></text:span><text:span text:style-name="T47_25">do</text:span><text:span text:style-name="T47_26"><text:s/></text:span><text:span text:style-name="T47_27">the</text:span><text:span text:style-name="T47_28"><text:s/></text:span><text:span text:style-name="T47_29">background</text:span><text:span text:style-name="T47_30"><text:s/></text:span><text:span text:style-name="T47_31">justice</text:span><text:span text:style-name="T47_32">.<text:s/></text:span><text:span text:style-name="T47_33">These</text:span><text:span text:style-name="T47_34"><text:s/></text:span><text:span text:style-name="T47_35">fallen</text:span><text:span text:style-name="T47_36"><text:s/></text:span><text:span text:style-name="T47_37">twisted</text:span><text:span text:style-name="T47_38"><text:s/></text:span><text:span text:style-name="T47_39">creatures</text:span><text:span text:style-name="T47_40"><text:s/></text:span><text:span text:style-name="T47_41">of</text:span><text:span text:style-name="T47_42"><text:s/></text:span><text:span text:style-name="T47_43">the</text:span><text:span text:style-name="T47_44"><text:s/></text:span><text:span text:style-name="T47_45">shadowfell</text:span><text:span text:style-name="T47_46"><text:s/></text:span><text:span text:style-name="T47_47">delight</text:span><text:span text:style-name="T47_48"><text:s/></text:span><text:span text:style-name="T47_49">in</text:span><text:span text:style-name="T47_50"><text:s/></text:span><text:span text:style-name="T47_51">pleasure</text:span><text:span text:style-name="T47_52">,<text:s/></text:span><text:span text:style-name="T47_53">emotion</text:span><text:span text:style-name="T47_54">,<text:s/></text:span><text:span text:style-name="T47_55">and</text:span><text:span text:style-name="T47_56"><text:s/></text:span><text:span text:style-name="T47_57">make</text:span><text:span text:style-name="T47_58"><text:s/></text:span><text:span text:style-name="T47_59">great</text:span><text:span text:style-name="T47_60"><text:s/></text:span><text:span text:style-name="T47_61">killers</text:span><text:span text:style-name="T47_62"><text:s/></text:span><text:span text:style-name="T47_63">for</text:span><text:span text:style-name="T47_64"><text:s/></text:span><text:span text:style-name="T47_65">hire</text:span><text:span text:style-name="T47_66"><text:s/></text:span><text:span text:style-name="T47_67">as</text:span><text:span text:style-name="T47_68"><text:s/></text:span><text:span text:style-name="T47_69">they</text:span><text:span text:style-name="T47_70"><text:s/></text:span><text:span text:style-name="T47_71">can</text:span><text:span text:style-name="T47_72"><text:s/></text:span><text:span text:style-name="T47_73">use</text:span><text:span text:style-name="T47_74"><text:s/></text:span><text:span text:style-name="T47_75">the</text:span><text:span text:style-name="T47_76"><text:s/></text:span><text:span text:style-name="T47_77">experience</text:span><text:span text:style-name="T47_78"><text:s/></text:span><text:span text:style-name="T47_79">to</text:span><text:span text:style-name="T47_80"><text:s/></text:span><text:span text:style-name="T47_81">gain</text:span><text:span text:style-name="T47_82"><text:s/></text:span><text:span text:style-name="T47_83">more</text:span><text:span text:style-name="T47_84"><text:s/></text:span><text:span text:style-name="T47_85">and</text:span><text:span text:style-name="T47_86"><text:s/></text:span><text:span text:style-name="T47_87">more</text:span><text:span text:style-name="T47_88"><text:s/></text:span><text:span text:style-name="T47_89">enjoyment</text:span><text:span text:style-name="T47_90">...<text:s/></text:span><text:span text:style-name="T47_91">The</text:span><text:span text:style-name="T47_92"><text:s/></text:span><text:span text:style-name="T47_93">current</text:span><text:span text:style-name="T47_94"><text:s/>+2<text:s/></text:span><text:span text:style-name="T47_95">Dex</text:span><text:span text:style-name="T47_96"><text:s/>+2<text:s/></text:span><text:span text:style-name="T47_97">Int</text:span><text:span text:style-name="T47_98">,<text:s/></text:span><text:span text:style-name="T47_99">only</text:span><text:span text:style-name="T47_100"><text:s/></text:span><text:span text:style-name="T47_101">really</text:span><text:span text:style-name="T47_102"><text:s/></text:span><text:span text:style-name="T47_103">needs</text:span><text:span text:style-name="T47_104"><text:s/></text:span><text:span text:style-name="T47_105">the</text:span><text:span text:style-name="T47_106"><text:s/></text:span><text:span text:style-name="T47_107">addition</text:span><text:span text:style-name="T47_108"><text:s/></text:span><text:span text:style-name="T47_109">of</text:span><text:span text:style-name="T47_110"><text:s/></text:span><text:span text:style-name="T47_111">charisma</text:span><text:span text:style-name="T47_112"><text:s/></text:span><text:span text:style-name="T47_113">to</text:span><text:span text:style-name="T47_114"><text:s/></text:span><text:span text:style-name="T47_115">make</text:span><text:span text:style-name="T47_116"><text:s/></text:span><text:span text:style-name="T47_117">them</text:span><text:span text:style-name="T47_118"><text:s/></text:span><text:span text:style-name="T47_119">great</text:span><text:span text:style-name="T47_120">,<text:s/></text:span><text:span text:style-name="T47_121">so</text:span><text:span text:style-name="T47_122"><text:s/></text:span><text:span text:style-name="T47_123">Shadar</text:span><text:span text:style-name="T47_124">-</text:span><text:span text:style-name="T47_125">Kai</text:span><text:span text:style-name="T47_126"><text:s/></text:span><text:span text:style-name="T47_127">become</text:span><text:span text:style-name="T47_128"><text:s/>+2<text:s/></text:span><text:span text:style-name="T47_129">Dex</text:span><text:span text:style-name="T47_130">,<text:s/>+2<text:s/></text:span><text:span text:style-name="T47_131">Cha</text:span><text:span text:style-name="T47_132">/</text:span><text:span text:style-name="T47_133">Int</text:span><text:span text:style-name="T47_134">.</text:span></text:p>
      <text:p text:style-name="P48"/>
      <text:p text:style-name="P49"><text:span text:style-name="T49_1">Warforged</text:span><text:span text:style-name="T49_2">,<text:s/></text:span><text:span text:style-name="T49_3">the</text:span><text:span text:style-name="T49_4"><text:s/></text:span><text:span text:style-name="T49_5">last</text:span><text:span text:style-name="T49_6"><text:s/></text:span><text:span text:style-name="T49_7">of</text:span><text:span text:style-name="T49_8"><text:s/></text:span><text:span text:style-name="T49_9">the</text:span><text:span text:style-name="T49_10"><text:s/></text:span><text:span text:style-name="T49_11">non</text:span><text:span text:style-name="T49_12">-</text:span><text:span text:style-name="T49_13">monstrous</text:span><text:span text:style-name="T49_14"><text:s/></text:span><text:span text:style-name="T49_15">races</text:span><text:span text:style-name="T49_16"><text:s/></text:span><text:span text:style-name="T49_17">on</text:span><text:span text:style-name="T49_18"><text:s/></text:span><text:span text:style-name="T49_19">my</text:span><text:span text:style-name="T49_20"><text:s/></text:span><text:span text:style-name="T49_21">list</text:span><text:span text:style-name="T49_22"><text:s/></text:span><text:span text:style-name="T49_23">are</text:span><text:span text:style-name="T49_24"><text:s/></text:span><text:span text:style-name="T49_25">an</text:span><text:span text:style-name="T49_26"><text:s/></text:span><text:span text:style-name="T49_27">interesting</text:span><text:span text:style-name="T49_28"><text:s/></text:span><text:span text:style-name="T49_29">race</text:span><text:span text:style-name="T49_30">.<text:s/></text:span><text:span text:style-name="T49_31">Essentially</text:span><text:span text:style-name="T49_32"><text:s/></text:span><text:span text:style-name="T49_33">magical</text:span><text:span text:style-name="T49_34"><text:s/></text:span><text:span text:style-name="T49_35">robots</text:span><text:span text:style-name="T49_36"><text:s/></text:span><text:span text:style-name="T49_37">built</text:span><text:span text:style-name="T49_38"><text:s/></text:span><text:span text:style-name="T49_39">to</text:span><text:span text:style-name="T49_40"><text:s/></text:span><text:span text:style-name="T49_41">fight</text:span><text:span text:style-name="T49_42">,<text:s/></text:span><text:span text:style-name="T49_43">their</text:span><text:span text:style-name="T49_44"><text:s/></text:span><text:span text:style-name="T49_45">current</text:span><text:span text:style-name="T49_46"><text:s/>+2<text:s/></text:span><text:span text:style-name="T49_47">cons</text:span><text:span text:style-name="T49_48"><text:s/>+2<text:s/></text:span><text:span text:style-name="T49_49">Str</text:span><text:span text:style-name="T49_50"><text:s/></text:span><text:span text:style-name="T49_51">is</text:span><text:span text:style-name="T49_52"><text:s/></text:span><text:span text:style-name="T49_53">good</text:span><text:span text:style-name="T49_54">,<text:s/></text:span><text:span text:style-name="T49_55">but</text:span><text:span text:style-name="T49_56"><text:s/></text:span><text:span text:style-name="T49_57">the</text:span><text:span text:style-name="T49_58"><text:s/></text:span><text:span text:style-name="T49_59">simple</text:span><text:span text:style-name="T49_60"><text:s/></text:span><text:span text:style-name="T49_61">addition</text:span><text:span text:style-name="T49_62"><text:s/></text:span><text:span text:style-name="T49_63">of</text:span><text:span text:style-name="T49_64"><text:s/></text:span><text:span text:style-name="T49_65">intelligence</text:span><text:span text:style-name="T49_66"><text:s/></text:span><text:span text:style-name="T49_67">to</text:span><text:span text:style-name="T49_68"><text:s/></text:span><text:span text:style-name="T49_69">reflect</text:span><text:span text:style-name="T49_70"><text:s/></text:span><text:span text:style-name="T49_71">their</text:span><text:span text:style-name="T49_72"><text:s/></text:span><text:span text:style-name="T49_73">magical</text:span><text:span text:style-name="T49_74"><text:s/></text:span><text:span text:style-name="T49_75">nature</text:span><text:span text:style-name="T49_76"><text:s/></text:span><text:span text:style-name="T49_77">and</text:span><text:span text:style-name="T49_78"><text:s/></text:span><text:span text:style-name="T49_79">they</text:span><text:span text:style-name="T49_80"><text:s/></text:span><text:span text:style-name="T49_81">become</text:span><text:span text:style-name="T49_82"><text:s/></text:span><text:span text:style-name="T49_83">even</text:span><text:span text:style-name="T49_84"><text:s/></text:span><text:span text:style-name="T49_85">better</text:span><text:span text:style-name="T49_86"><text:s/></text:span><text:span text:style-name="T49_87">artificers</text:span><text:span text:style-name="T49_88"><text:s/></text:span><text:span text:style-name="T49_89">which</text:span><text:span text:style-name="T49_90"><text:s/></text:span><text:span text:style-name="T49_91">the</text:span><text:span text:style-name="T49_92"><text:s/></text:span><text:span text:style-name="T49_93">artwork</text:span><text:span text:style-name="T49_94"><text:s/></text:span><text:span text:style-name="T49_95">seems</text:span><text:span text:style-name="T49_96"><text:s/></text:span><text:span text:style-name="T49_97">to</text:span><text:span text:style-name="T49_98"><text:s/></text:span><text:span text:style-name="T49_99">suggest</text:span><text:span text:style-name="T49_100"><text:s/></text:span><text:span text:style-name="T49_101">they</text:span><text:span text:style-name="T49_102"><text:s/></text:span><text:span text:style-name="T49_103">should</text:span><text:span text:style-name="T49_104"><text:s/></text:span><text:span text:style-name="T49_105">be</text:span><text:span text:style-name="T49_106">.<text:s/></text:span><text:span text:style-name="T49_107">However</text:span><text:span text:style-name="T49_108">,<text:s/></text:span><text:span text:style-name="T49_109">unlike</text:span><text:span text:style-name="T49_110"><text:s/></text:span><text:span text:style-name="T49_111">the</text:span><text:span text:style-name="T49_112"><text:s/></text:span><text:span text:style-name="T49_113">other</text:span><text:span text:style-name="T49_114"><text:s/></text:span><text:span text:style-name="T49_115">races</text:span><text:span text:style-name="T49_116">,<text:s/></text:span><text:span text:style-name="T49_117">I</text:span><text:span text:style-name="T49_118">'</text:span><text:span text:style-name="T49_119">m</text:span><text:span text:style-name="T49_120"><text:s/></text:span><text:span text:style-name="T49_121">actually</text:span><text:span text:style-name="T49_122"><text:s/></text:span><text:span text:style-name="T49_123">going</text:span><text:span text:style-name="T49_124"><text:s/></text:span><text:span text:style-name="T49_125">to</text:span><text:span text:style-name="T49_126"><text:s/></text:span><text:span text:style-name="T49_127">totally</text:span><text:span text:style-name="T49_128"><text:s/></text:span><text:span text:style-name="T49_129">replace</text:span><text:span text:style-name="T49_130"><text:s/></text:span><text:span text:style-name="T49_131">the</text:span><text:span text:style-name="T49_132"><text:s/></text:span><text:span text:style-name="T49_133">primary</text:span><text:span text:style-name="T49_134">,<text:s/></text:span><text:span text:style-name="T49_135">and</text:span><text:span text:style-name="T49_136"><text:s/></text:span><text:span text:style-name="T49_137">make</text:span><text:span text:style-name="T49_138"><text:s/></text:span><text:span text:style-name="T49_139">it</text:span><text:span text:style-name="T49_140"><text:s/></text:span><text:span text:style-name="T49_141">intelligence</text:span><text:span text:style-name="T49_142">,<text:s/></text:span><text:span text:style-name="T49_143">leaving</text:span><text:span text:style-name="T49_144"><text:s/></text:span><text:span text:style-name="T49_145">the</text:span><text:span text:style-name="T49_146"><text:s/></text:span><text:span text:style-name="T49_147">current</text:span><text:span text:style-name="T49_148"><text:s/></text:span><text:span text:style-name="T49_149">choices</text:span><text:span text:style-name="T49_150"><text:s/></text:span><text:span text:style-name="T49_151">as</text:span><text:span text:style-name="T49_152"><text:s/></text:span><text:span text:style-name="T49_153">the</text:span><text:span text:style-name="T49_154"><text:s/></text:span><text:span text:style-name="T49_155">secondaries</text:span><text:span text:style-name="T49_156">.<text:s/></text:span><text:span text:style-name="T49_157">I</text:span><text:span text:style-name="T49_158">'</text:span><text:span text:style-name="T49_159">m</text:span><text:span text:style-name="T49_160"><text:s/></text:span><text:span text:style-name="T49_161">doing</text:span><text:span text:style-name="T49_162"><text:s/></text:span><text:span text:style-name="T49_163">this</text:span><text:span text:style-name="T49_164"><text:s/></text:span><text:span text:style-name="T49_165">because</text:span><text:span text:style-name="T49_166"><text:s/></text:span><text:span text:style-name="T49_167">I</text:span><text:span text:style-name="T49_168"><text:s/></text:span><text:span text:style-name="T49_169">think</text:span><text:span text:style-name="T49_170"><text:s/></text:span><text:span text:style-name="T49_171">it</text:span><text:span text:style-name="T49_172"><text:s/></text:span><text:span text:style-name="T49_173">makes</text:span><text:span text:style-name="T49_174"><text:s/></text:span><text:span text:style-name="T49_175">the</text:span><text:span text:style-name="T49_176"><text:s/></text:span><text:span text:style-name="T49_177">warforged</text:span><text:span text:style-name="T49_178"><text:s/></text:span><text:span text:style-name="T49_179">a</text:span><text:span text:style-name="T49_180"><text:s/></text:span><text:span text:style-name="T49_181">lot</text:span><text:span text:style-name="T49_182">,<text:s/></text:span><text:span text:style-name="T49_183">lot</text:span><text:span text:style-name="T49_184"><text:s/></text:span><text:span text:style-name="T49_185">more</text:span><text:span text:style-name="T49_186"><text:s/></text:span><text:span text:style-name="T49_187">versatile</text:span><text:span text:style-name="T49_188"><text:s/></text:span><text:span text:style-name="T49_189">and</text:span><text:span text:style-name="T49_190"><text:s/></text:span><text:span text:style-name="T49_191">reflects</text:span><text:span text:style-name="T49_192"><text:s/></text:span><text:span text:style-name="T49_193">the</text:span><text:span text:style-name="T49_194"><text:s/></text:span><text:span text:style-name="T49_195">fact</text:span><text:span text:style-name="T49_196"><text:s/></text:span><text:span text:style-name="T49_197">it</text:span><text:span text:style-name="T49_198"><text:s/></text:span><text:span text:style-name="T49_199">could</text:span><text:span text:style-name="T49_200"><text:s/></text:span><text:span text:style-name="T49_201">have</text:span><text:span text:style-name="T49_202"><text:s/></text:span><text:span text:style-name="T49_203">been</text:span><text:span text:style-name="T49_204"><text:s/></text:span><text:span text:style-name="T49_205">magically</text:span><text:span text:style-name="T49_206"><text:s/></text:span><text:span text:style-name="T49_207">built</text:span><text:span text:style-name="T49_208"><text:s/></text:span><text:span text:style-name="T49_209">to</text:span><text:span text:style-name="T49_210"><text:s/></text:span><text:span text:style-name="T49_211">suit</text:span><text:span text:style-name="T49_212"><text:s/></text:span><text:span text:style-name="T49_213">almost</text:span><text:span text:style-name="T49_214"><text:s/></text:span><text:span text:style-name="T49_215">any</text:span><text:span text:style-name="T49_216"><text:s/></text:span><text:span text:style-name="T49_217">purpose</text:span><text:span text:style-name="T49_218">.<text:s/></text:span><text:span text:style-name="T49_219">So</text:span><text:span text:style-name="T49_220">,<text:s/></text:span><text:span text:style-name="T49_221">Warforged</text:span><text:span text:style-name="T49_222">,<text:s/>+2<text:s/></text:span><text:span text:style-name="T49_223">Int</text:span><text:span text:style-name="T49_224">,<text:s/>+2<text:s/></text:span><text:span text:style-name="T49_225">Cons</text:span><text:span text:style-name="T49_226">/</text:span><text:span text:style-name="T49_227">Str</text:span><text:span text:style-name="T49_228">.</text:span></text:p>
      <text:p text:style-name="P50"/>
      <text:p text:style-name="P51"/>
      <text:p text:style-name="P52"><text:span text:style-name="T52_1">999<text:s/></text:span><text:span text:style-name="T52_2">SGP</text:span><text:span text:style-name="T52_3"><text:s/></text:span><text:span text:style-name="T52_4">Cloistered</text:span><text:span text:style-name="T52_5"><text:s/></text:span><text:span text:style-name="T52_6">Clerics</text:span><text:span text:style-name="T52_7">.</text:span><text:span text:style-name="T52_8">part</text:span><text:span text:style-name="T52_9"><text:s/></text:span></text:p>
      <text:p text:style-name="P53"><text:span text:style-name="T53_1">The</text:span><text:span text:style-name="T53_2"><text:s/></text:span><text:span text:style-name="T53_3">idea</text:span><text:span text:style-name="T53_4"><text:s/></text:span><text:span text:style-name="T53_5">behind</text:span><text:span text:style-name="T53_6"><text:s/></text:span><text:span text:style-name="T53_7">cloistered</text:span><text:span text:style-name="T53_8"><text:s/></text:span><text:span text:style-name="T53_9">clerics</text:span><text:span text:style-name="T53_10"><text:s/></text:span><text:span text:style-name="T53_11">was</text:span><text:span text:style-name="T53_12"><text:s/></text:span><text:span text:style-name="T53_13">to</text:span><text:span text:style-name="T53_14"><text:s/></text:span><text:span text:style-name="T53_15">give</text:span><text:span text:style-name="T53_16"><text:s/></text:span><text:span text:style-name="T53_17">them</text:span><text:span text:style-name="T53_18"><text:s/></text:span><text:span text:style-name="T53_19">more</text:span><text:span text:style-name="T53_20"><text:s/></text:span><text:span text:style-name="T53_21">healing</text:span><text:span text:style-name="T53_22"><text:s/></text:span><text:span text:style-name="T53_23">options</text:span><text:span text:style-name="T53_24">,<text:s/></text:span><text:span text:style-name="T53_25">and</text:span><text:span text:style-name="T53_26"><text:s/></text:span><text:span text:style-name="T53_27">less</text:span><text:span text:style-name="T53_28"><text:s/></text:span><text:span text:style-name="T53_29">combat</text:span><text:span text:style-name="T53_30"><text:s/></text:span><text:span text:style-name="T53_31">ones</text:span><text:span text:style-name="T53_32">.</text:span></text:p>
      <text:p text:style-name="P54"/>
      <text:p text:style-name="P55"><text:span text:style-name="T55_1">Cloistered</text:span><text:span text:style-name="T55_2"><text:s/></text:span><text:span text:style-name="T55_3">Clerics</text:span></text:p>
      <text:p text:style-name="P56"/>
      <text:p text:style-name="P57"><text:span text:style-name="T57_1">For</text:span><text:span text:style-name="T57_2"><text:s/></text:span><text:span text:style-name="T57_3">the</text:span><text:span text:style-name="T57_4"><text:s/></text:span><text:span text:style-name="T57_5">adventurers</text:span><text:span text:style-name="T57_6"><text:s/></text:span><text:span text:style-name="T57_7">of</text:span><text:span text:style-name="T57_8"><text:s/></text:span><text:span text:style-name="T57_9">the</text:span><text:span text:style-name="T57_10"><text:s/></text:span><text:span text:style-name="T57_11">Known</text:span><text:span text:style-name="T57_12"><text:s/></text:span><text:span text:style-name="T57_13">World</text:span><text:span text:style-name="T57_14">,<text:s/></text:span><text:span text:style-name="T57_15">it</text:span><text:span text:style-name="T57_16"><text:s/></text:span><text:span text:style-name="T57_17">would</text:span><text:span text:style-name="T57_18"><text:s/></text:span><text:span text:style-name="T57_19">appear</text:span><text:span text:style-name="T57_20"><text:s/></text:span><text:span text:style-name="T57_21">that</text:span><text:span text:style-name="T57_22"><text:s/></text:span><text:span text:style-name="T57_23">every</text:span><text:span text:style-name="T57_24"><text:s/></text:span><text:span text:style-name="T57_25">holy</text:span><text:span text:style-name="T57_26"><text:s/></text:span><text:span text:style-name="T57_27">man</text:span><text:span text:style-name="T57_28"><text:s/></text:span><text:span text:style-name="T57_29">they</text:span><text:span text:style-name="T57_30"><text:s/></text:span><text:span text:style-name="T57_31">meet</text:span><text:span text:style-name="T57_32">,<text:s/></text:span><text:span text:style-name="T57_33">whether</text:span><text:span text:style-name="T57_34"><text:s/></text:span><text:span text:style-name="T57_35">in</text:span><text:span text:style-name="T57_36"><text:s/></text:span><text:span text:style-name="T57_37">the</text:span><text:span text:style-name="T57_38"><text:s/></text:span><text:span text:style-name="T57_39">towns</text:span><text:span text:style-name="T57_40">,<text:s/></text:span><text:span text:style-name="T57_41">in</text:span><text:span text:style-name="T57_42"><text:s/></text:span><text:span text:style-name="T57_43">the</text:span><text:span text:style-name="T57_44"><text:s/></text:span><text:span text:style-name="T57_45">wilds</text:span><text:span text:style-name="T57_46">,<text:s/></text:span><text:span text:style-name="T57_47">or</text:span><text:span text:style-name="T57_48"><text:s/></text:span><text:span text:style-name="T57_49">in</text:span><text:span text:style-name="T57_50"><text:s/></text:span><text:span text:style-name="T57_51">the</text:span><text:span text:style-name="T57_52"><text:s/></text:span><text:span text:style-name="T57_53">ruins</text:span><text:span text:style-name="T57_54"><text:s/></text:span><text:span text:style-name="T57_55">of</text:span><text:span text:style-name="T57_56"><text:s/></text:span><text:span text:style-name="T57_57">once</text:span><text:span text:style-name="T57_58"><text:s/></text:span><text:span text:style-name="T57_59">great</text:span><text:span text:style-name="T57_60"><text:s/></text:span><text:span text:style-name="T57_61">cities</text:span><text:span text:style-name="T57_62">,<text:s/></text:span><text:span text:style-name="T57_63">was</text:span><text:span text:style-name="T57_64"><text:s/></text:span><text:span text:style-name="T57_65">trained</text:span><text:span text:style-name="T57_66"><text:s/></text:span><text:span text:style-name="T57_67">for</text:span><text:span text:style-name="T57_68"><text:s/></text:span><text:span text:style-name="T57_69">battle</text:span><text:span text:style-name="T57_70">.<text:s/></text:span><text:span text:style-name="T57_71">The</text:span><text:span text:style-name="T57_72"><text:s/></text:span><text:span text:style-name="T57_73">holy</text:span><text:span text:style-name="T57_74"><text:s/></text:span><text:span text:style-name="T57_75">orders</text:span><text:span text:style-name="T57_76"><text:s/></text:span><text:span text:style-name="T57_77">of</text:span><text:span text:style-name="T57_78"><text:s/></text:span><text:span text:style-name="T57_79">Bahumet</text:span><text:span text:style-name="T57_80">,<text:s/></text:span><text:span text:style-name="T57_81">Kord</text:span><text:span text:style-name="T57_82">,<text:s/></text:span><text:span text:style-name="T57_83">Moradin</text:span><text:span text:style-name="T57_84"><text:s/></text:span><text:span text:style-name="T57_85">and</text:span><text:span text:style-name="T57_86"><text:s/></text:span><text:span text:style-name="T57_87">other</text:span><text:span text:style-name="T57_88"><text:s/></text:span><text:span text:style-name="T57_89">more</text:span><text:span text:style-name="T57_90"><text:s/></text:span><text:span text:style-name="T57_91">prominent</text:span><text:span text:style-name="T57_92"><text:s/></text:span><text:span text:style-name="T57_93">deities</text:span><text:span text:style-name="T57_94"><text:s/></text:span><text:span text:style-name="T57_95">do</text:span><text:span text:style-name="T57_96"><text:s/></text:span><text:span text:style-name="T57_97">teach</text:span><text:span text:style-name="T57_98"><text:s/></text:span><text:span text:style-name="T57_99">most</text:span><text:span text:style-name="T57_100"><text:s/></text:span><text:span text:style-name="T57_101">of</text:span><text:span text:style-name="T57_102"><text:s/></text:span><text:span text:style-name="T57_103">their</text:span><text:span text:style-name="T57_104"><text:s/></text:span><text:span text:style-name="T57_105">membership</text:span><text:span text:style-name="T57_106"><text:s/></text:span><text:span text:style-name="T57_107">the</text:span><text:span text:style-name="T57_108"><text:s/></text:span><text:span text:style-name="T57_109">use</text:span><text:span text:style-name="T57_110"><text:s/></text:span><text:span text:style-name="T57_111">of</text:span><text:span text:style-name="T57_112"><text:s/></text:span><text:span text:style-name="T57_113">a</text:span><text:span text:style-name="T57_114"><text:s/></text:span><text:span text:style-name="T57_115">sword</text:span><text:span text:style-name="T57_116"><text:s/></text:span><text:span text:style-name="T57_117">or</text:span><text:span text:style-name="T57_118"><text:s/></text:span><text:span text:style-name="T57_119">staff</text:span><text:span text:style-name="T57_120">,<text:s/></text:span><text:span text:style-name="T57_121">but</text:span><text:span text:style-name="T57_122"><text:s/></text:span><text:span text:style-name="T57_123">only</text:span><text:span text:style-name="T57_124"><text:s/></text:span><text:span text:style-name="T57_125">for</text:span><text:span text:style-name="T57_126"><text:s/></text:span><text:span text:style-name="T57_127">self</text:span><text:span text:style-name="T57_128"><text:s/></text:span><text:span text:style-name="T57_129">defence</text:span><text:span text:style-name="T57_130">.<text:s/></text:span><text:span text:style-name="T57_131">Indeed</text:span><text:span text:style-name="T57_132">,<text:s/></text:span><text:span text:style-name="T57_133">the</text:span><text:span text:style-name="T57_134"><text:s/></text:span><text:span text:style-name="T57_135">vast</text:span><text:span text:style-name="T57_136"><text:s/></text:span><text:span text:style-name="T57_137">majority</text:span><text:span text:style-name="T57_138"><text:s/></text:span><text:span text:style-name="T57_139">of</text:span><text:span text:style-name="T57_140"><text:s/></text:span><text:span text:style-name="T57_141">its</text:span><text:span text:style-name="T57_142"><text:s/></text:span><text:span text:style-name="T57_143">members</text:span><text:span text:style-name="T57_144"><text:s/></text:span><text:span text:style-name="T57_145">never</text:span><text:span text:style-name="T57_146"><text:s/></text:span><text:span text:style-name="T57_147">leave</text:span><text:span text:style-name="T57_148"><text:s/></text:span><text:span text:style-name="T57_149">the</text:span><text:span text:style-name="T57_150"><text:s/></text:span><text:span text:style-name="T57_151">cloistered</text:span><text:span text:style-name="T57_152"><text:s/></text:span><text:span text:style-name="T57_153">confines</text:span><text:span text:style-name="T57_154"><text:s/></text:span><text:span text:style-name="T57_155">of</text:span><text:span text:style-name="T57_156"><text:s/></text:span><text:span text:style-name="T57_157">their</text:span><text:span text:style-name="T57_158"><text:s/></text:span><text:span text:style-name="T57_159">temples</text:span><text:span text:style-name="T57_160"><text:s/></text:span><text:span text:style-name="T57_161">and</text:span><text:span text:style-name="T57_162"><text:s/></text:span><text:span text:style-name="T57_163">abbey</text:span><text:span text:style-name="T57_164">'</text:span><text:span text:style-name="T57_165">s</text:span><text:span text:style-name="T57_166">.<text:s/></text:span><text:span text:style-name="T57_167">When</text:span><text:span text:style-name="T57_168"><text:s/></text:span><text:span text:style-name="T57_169">one</text:span><text:span text:style-name="T57_170"><text:s/></text:span><text:span text:style-name="T57_171">such</text:span><text:span text:style-name="T57_172"><text:s/></text:span><text:span text:style-name="T57_173">priest</text:span><text:span text:style-name="T57_174"><text:s/></text:span><text:span text:style-name="T57_175">does</text:span><text:span text:style-name="T57_176"><text:s/></text:span><text:span text:style-name="T57_177">venture</text:span><text:span text:style-name="T57_178"><text:s/></text:span><text:span text:style-name="T57_179">forth</text:span><text:span text:style-name="T57_180"><text:s/></text:span><text:span text:style-name="T57_181">into</text:span><text:span text:style-name="T57_182"><text:s/></text:span><text:span text:style-name="T57_183">the</text:span><text:span text:style-name="T57_184"><text:s/></text:span><text:span text:style-name="T57_185">wider</text:span><text:span text:style-name="T57_186"><text:s/></text:span><text:span text:style-name="T57_187">world</text:span><text:span text:style-name="T57_188">,<text:s/></text:span><text:span text:style-name="T57_189">they</text:span><text:span text:style-name="T57_190"><text:s/></text:span><text:span text:style-name="T57_191">bring</text:span><text:span text:style-name="T57_192"><text:s/></text:span><text:span text:style-name="T57_193">with</text:span><text:span text:style-name="T57_194"><text:s/></text:span><text:span text:style-name="T57_195">them</text:span><text:span text:style-name="T57_196"><text:s/></text:span><text:span text:style-name="T57_197">a</text:span><text:span text:style-name="T57_198"><text:s/></text:span><text:span text:style-name="T57_199">lack</text:span><text:span text:style-name="T57_200"><text:s/></text:span><text:span text:style-name="T57_201">of</text:span><text:span text:style-name="T57_202"><text:s/></text:span><text:span text:style-name="T57_203">fighting</text:span><text:span text:style-name="T57_204"><text:s/></text:span><text:span text:style-name="T57_205">experience</text:span><text:span text:style-name="T57_206">,<text:s/></text:span><text:span text:style-name="T57_207">but</text:span><text:span text:style-name="T57_208"><text:s/></text:span><text:span text:style-name="T57_209">these</text:span><text:span text:style-name="T57_210"><text:s/></text:span><text:span text:style-name="T57_211">cloistered</text:span><text:span text:style-name="T57_212"><text:s/></text:span><text:span text:style-name="T57_213">clerics</text:span><text:span text:style-name="T57_214"><text:s/></text:span><text:span text:style-name="T57_215">can</text:span><text:span text:style-name="T57_216"><text:s/></text:span><text:span text:style-name="T57_217">make</text:span><text:span text:style-name="T57_218"><text:s/></text:span><text:span text:style-name="T57_219">up</text:span><text:span text:style-name="T57_220"><text:s/></text:span><text:span text:style-name="T57_221">for</text:span><text:span text:style-name="T57_222"><text:s/></text:span><text:span text:style-name="T57_223">it</text:span><text:span text:style-name="T57_224"><text:s/></text:span><text:span text:style-name="T57_225">in</text:span><text:span text:style-name="T57_226"><text:s/></text:span><text:span text:style-name="T57_227">other</text:span><text:span text:style-name="T57_228"><text:s/></text:span><text:span text:style-name="T57_229">ways</text:span><text:span text:style-name="T57_230">.</text:span></text:p>
      <text:p text:style-name="P58"/>
      <text:p text:style-name="P59"><text:span text:style-name="T59_1">The</text:span><text:span text:style-name="T59_2"><text:s/></text:span><text:span text:style-name="T59_3">life</text:span><text:span text:style-name="T59_4"><text:s/></text:span><text:span text:style-name="T59_5">of</text:span><text:span text:style-name="T59_6"><text:s/></text:span><text:span text:style-name="T59_7">a</text:span><text:span text:style-name="T59_8"><text:s/></text:span><text:span text:style-name="T59_9">cloistered</text:span><text:span text:style-name="T59_10"><text:s/></text:span><text:span text:style-name="T59_11">cleric</text:span><text:span text:style-name="T59_12"><text:s/></text:span><text:span text:style-name="T59_13">is</text:span><text:span text:style-name="T59_14"><text:s/></text:span><text:span text:style-name="T59_15">one</text:span><text:span text:style-name="T59_16"><text:s/></text:span><text:span text:style-name="T59_17">of</text:span><text:span text:style-name="T59_18"><text:s/></text:span><text:span text:style-name="T59_19">study</text:span><text:span text:style-name="T59_20">.<text:s/></text:span><text:span text:style-name="T59_21">They</text:span><text:span text:style-name="T59_22"><text:s/></text:span><text:span text:style-name="T59_23">are</text:span><text:span text:style-name="T59_24"><text:s/></text:span><text:span text:style-name="T59_25">literate</text:span><text:span text:style-name="T59_26">,<text:s/></text:span><text:span text:style-name="T59_27">with</text:span><text:span text:style-name="T59_28"><text:s/></text:span><text:span text:style-name="T59_29">the</text:span><text:span text:style-name="T59_30"><text:s/></text:span><text:span text:style-name="T59_31">ability</text:span><text:span text:style-name="T59_32"><text:s/></text:span><text:span text:style-name="T59_33">to</text:span><text:span text:style-name="T59_34"><text:s/></text:span><text:span text:style-name="T59_35">read</text:span><text:span text:style-name="T59_36"><text:s/></text:span><text:span text:style-name="T59_37">and</text:span><text:span text:style-name="T59_38"><text:s/></text:span><text:span text:style-name="T59_39">write</text:span><text:span text:style-name="T59_40">,<text:s/></text:span><text:span text:style-name="T59_41">with</text:span><text:span text:style-name="T59_42"><text:s/></text:span><text:span text:style-name="T59_43">access</text:span><text:span text:style-name="T59_44"><text:s/></text:span><text:span text:style-name="T59_45">to</text:span><text:span text:style-name="T59_46"><text:s/></text:span><text:span text:style-name="T59_47">huge</text:span><text:span text:style-name="T59_48"><text:s/></text:span><text:span text:style-name="T59_49">libraries</text:span><text:span text:style-name="T59_50"><text:s/></text:span><text:span text:style-name="T59_51">of</text:span><text:span text:style-name="T59_52"><text:s/></text:span><text:span text:style-name="T59_53">religious</text:span><text:span text:style-name="T59_54"><text:s/></text:span><text:span text:style-name="T59_55">tomes</text:span><text:span text:style-name="T59_56">,<text:s/></text:span><text:span text:style-name="T59_57">both</text:span><text:span text:style-name="T59_58"><text:s/></text:span><text:span text:style-name="T59_59">from</text:span><text:span text:style-name="T59_60"><text:s/></text:span><text:span text:style-name="T59_61">their</text:span><text:span text:style-name="T59_62"><text:s/></text:span><text:span text:style-name="T59_63">own</text:span><text:span text:style-name="T59_64"><text:s/></text:span><text:span text:style-name="T59_65">deity</text:span><text:span text:style-name="T59_66">,<text:s/></text:span><text:span text:style-name="T59_67">and</text:span><text:span text:style-name="T59_68"><text:s/></text:span><text:span text:style-name="T59_69">about</text:span><text:span text:style-name="T59_70"><text:s/></text:span><text:span text:style-name="T59_71">other</text:span><text:span text:style-name="T59_72"><text:s/></text:span><text:span text:style-name="T59_73">gods</text:span><text:span text:style-name="T59_74">.</text:span><text:span text:style-name="T59_75">While</text:span><text:span text:style-name="T59_76"><text:s/></text:span><text:span text:style-name="T59_77">a</text:span><text:span text:style-name="T59_78"><text:s/></text:span><text:span text:style-name="T59_79">majority</text:span><text:span text:style-name="T59_80"><text:s/></text:span><text:span text:style-name="T59_81">of</text:span><text:span text:style-name="T59_82"><text:s/></text:span><text:span text:style-name="T59_83">their</text:span><text:span text:style-name="T59_84"><text:s/></text:span><text:span text:style-name="T59_85">daily</text:span><text:span text:style-name="T59_86"><text:s/></text:span><text:span text:style-name="T59_87">lives</text:span><text:span text:style-name="T59_88"><text:s/></text:span><text:span text:style-name="T59_89">are</text:span><text:span text:style-name="T59_90"><text:s/></text:span><text:span text:style-name="T59_91">typically</text:span><text:span text:style-name="T59_92"><text:s/></text:span><text:span text:style-name="T59_93">spent</text:span><text:span text:style-name="T59_94"><text:s/></text:span><text:span text:style-name="T59_95">in</text:span><text:span text:style-name="T59_96"><text:s/></text:span><text:span text:style-name="T59_97">research</text:span><text:span text:style-name="T59_98"><text:s/></text:span><text:span text:style-name="T59_99">and</text:span><text:span text:style-name="T59_100"><text:s/></text:span><text:span text:style-name="T59_101">copying</text:span><text:span text:style-name="T59_102"><text:s/></text:span><text:span text:style-name="T59_103">of</text:span><text:span text:style-name="T59_104"><text:s/></text:span><text:span text:style-name="T59_105">divine</text:span><text:span text:style-name="T59_106"><text:s/></text:span><text:span text:style-name="T59_107">scrolls</text:span><text:span text:style-name="T59_108">,<text:s/></text:span><text:span text:style-name="T59_109">they</text:span><text:span text:style-name="T59_110"><text:s/></text:span><text:span text:style-name="T59_111">perform</text:span><text:span text:style-name="T59_112"><text:s/></text:span><text:span text:style-name="T59_113">other</text:span><text:span text:style-name="T59_114"><text:s/></text:span><text:span text:style-name="T59_115">mundane</text:span><text:span text:style-name="T59_116"><text:s/></text:span><text:span text:style-name="T59_117">duties</text:span><text:span text:style-name="T59_118">,<text:s/></text:span><text:span text:style-name="T59_119">such</text:span><text:span text:style-name="T59_120"><text:s/></text:span><text:span text:style-name="T59_121">as</text:span><text:span text:style-name="T59_122"><text:s/></text:span><text:span text:style-name="T59_123">meeting</text:span><text:span text:style-name="T59_124"><text:s/></text:span><text:span text:style-name="T59_125">and</text:span><text:span text:style-name="T59_126"><text:s/></text:span><text:span text:style-name="T59_127">greeting</text:span><text:span text:style-name="T59_128"><text:s/></text:span><text:span text:style-name="T59_129">the</text:span><text:span text:style-name="T59_130"><text:s/></text:span><text:span text:style-name="T59_131">farmers</text:span><text:span text:style-name="T59_132"><text:s/></text:span><text:span text:style-name="T59_133">that</text:span><text:span text:style-name="T59_134"><text:s/></text:span><text:span text:style-name="T59_135">keep</text:span><text:span text:style-name="T59_136"><text:s/></text:span><text:span text:style-name="T59_137">the</text:span><text:span text:style-name="T59_138"><text:s/></text:span><text:span text:style-name="T59_139">temples</text:span><text:span text:style-name="T59_140"><text:s/></text:span><text:span text:style-name="T59_141">stocked</text:span><text:span text:style-name="T59_142">,<text:s/></text:span><text:span text:style-name="T59_143">and</text:span><text:span text:style-name="T59_144"><text:s/></text:span><text:span text:style-name="T59_145">leading</text:span><text:span text:style-name="T59_146"><text:s/></text:span><text:span text:style-name="T59_147">basic</text:span><text:span text:style-name="T59_148"><text:s/></text:span><text:span text:style-name="T59_149">prayer</text:span><text:span text:style-name="T59_150"><text:s/></text:span><text:span text:style-name="T59_151">services</text:span><text:span text:style-name="T59_152">.<text:s/></text:span><text:span text:style-name="T59_153">Large</text:span><text:span text:style-name="T59_154"><text:s/></text:span><text:span text:style-name="T59_155">abbey</text:span><text:span text:style-name="T59_156">'</text:span><text:span text:style-name="T59_157">s</text:span><text:span text:style-name="T59_158"><text:s/></text:span><text:span text:style-name="T59_159">and</text:span><text:span text:style-name="T59_160"><text:s/></text:span><text:span text:style-name="T59_161">temples</text:span><text:span text:style-name="T59_162"><text:s/></text:span><text:span text:style-name="T59_163">may</text:span><text:span text:style-name="T59_164"><text:s/></text:span><text:span text:style-name="T59_165">even</text:span><text:span text:style-name="T59_166"><text:s/></text:span><text:span text:style-name="T59_167">run</text:span><text:span text:style-name="T59_168"><text:s/></text:span><text:span text:style-name="T59_169">schools</text:span><text:span text:style-name="T59_170"><text:s/></text:span><text:span text:style-name="T59_171">for</text:span><text:span text:style-name="T59_172"><text:s/></text:span><text:span text:style-name="T59_173">young</text:span><text:span text:style-name="T59_174"><text:s/></text:span><text:span text:style-name="T59_175">local</text:span><text:span text:style-name="T59_176"><text:s/></text:span><text:span text:style-name="T59_177">children</text:span><text:span text:style-name="T59_178">.</text:span></text:p>
      <text:p text:style-name="P60"/>
      <text:p text:style-name="P61"><text:span text:style-name="T61_1">While</text:span><text:span text:style-name="T61_2"><text:s/></text:span><text:span text:style-name="T61_3">undergoing</text:span><text:span text:style-name="T61_4"><text:s/></text:span><text:span text:style-name="T61_5">the</text:span><text:span text:style-name="T61_6"><text:s/></text:span><text:span text:style-name="T61_7">religious</text:span><text:span text:style-name="T61_8"><text:s/></text:span><text:span text:style-name="T61_9">indoctrination</text:span><text:span text:style-name="T61_10"><text:s/></text:span><text:span text:style-name="T61_11">that</text:span><text:span text:style-name="T61_12"><text:s/></text:span><text:span text:style-name="T61_13">will</text:span><text:span text:style-name="T61_14"><text:s/></text:span><text:span text:style-name="T61_15">become</text:span><text:span text:style-name="T61_16"><text:s/></text:span><text:span text:style-name="T61_17">their</text:span><text:span text:style-name="T61_18"><text:s/></text:span><text:span text:style-name="T61_19">life</text:span><text:span text:style-name="T61_20">'</text:span><text:span text:style-name="T61_21">s</text:span><text:span text:style-name="T61_22"><text:s/></text:span><text:span text:style-name="T61_23">work</text:span><text:span text:style-name="T61_24">,<text:s/></text:span><text:span text:style-name="T61_25">cloistered</text:span><text:span text:style-name="T61_26"><text:s/></text:span><text:span text:style-name="T61_27">clerics</text:span><text:span text:style-name="T61_28"><text:s/></text:span><text:span text:style-name="T61_29">typically</text:span><text:span text:style-name="T61_30"><text:s/></text:span><text:span text:style-name="T61_31">learn</text:span><text:span text:style-name="T61_32"><text:s/></text:span><text:span text:style-name="T61_33">skills</text:span><text:span text:style-name="T61_34"><text:s/></text:span><text:span text:style-name="T61_35">that</text:span><text:span text:style-name="T61_36"><text:s/></text:span><text:span text:style-name="T61_37">prove</text:span><text:span text:style-name="T61_38"><text:s/></text:span><text:span text:style-name="T61_39">useful</text:span><text:span text:style-name="T61_40"><text:s/></text:span><text:span text:style-name="T61_41">in</text:span><text:span text:style-name="T61_42"><text:s/></text:span><text:span text:style-name="T61_43">the</text:span><text:span text:style-name="T61_44"><text:s/></text:span><text:span text:style-name="T61_45">towns</text:span><text:span text:style-name="T61_46"><text:s/></text:span><text:span text:style-name="T61_47">and</text:span><text:span text:style-name="T61_48"><text:s/></text:span><text:span text:style-name="T61_49">cities</text:span><text:span text:style-name="T61_50"><text:s/>-<text:s/></text:span><text:span text:style-name="T61_51">ceremonies</text:span><text:span text:style-name="T61_52">,<text:s/></text:span><text:span text:style-name="T61_53">healing</text:span><text:span text:style-name="T61_54">,<text:s/></text:span><text:span text:style-name="T61_55">blessings</text:span><text:span text:style-name="T61_56">,<text:s/></text:span><text:span text:style-name="T61_57">and</text:span><text:span text:style-name="T61_58"><text:s/></text:span><text:span text:style-name="T61_59">only</text:span><text:span text:style-name="T61_60"><text:s/></text:span><text:span text:style-name="T61_61">some</text:span><text:span text:style-name="T61_62"><text:s/></text:span><text:span text:style-name="T61_63">cleric</text:span><text:span text:style-name="T61_64"><text:s/></text:span><text:span text:style-name="T61_65">learn</text:span><text:span text:style-name="T61_66"><text:s/></text:span><text:span text:style-name="T61_67">the</text:span><text:span text:style-name="T61_68"><text:s/></text:span><text:span text:style-name="T61_69">combat</text:span><text:span text:style-name="T61_70"><text:s/></text:span><text:span text:style-name="T61_71">techniques</text:span><text:span text:style-name="T61_72"><text:s/></text:span><text:span text:style-name="T61_73">needed</text:span><text:span text:style-name="T61_74"><text:s/></text:span><text:span text:style-name="T61_75">to</text:span><text:span text:style-name="T61_76"><text:s/></text:span><text:span text:style-name="T61_77">become</text:span><text:span text:style-name="T61_78"><text:s/></text:span><text:span text:style-name="T61_79">an</text:span><text:span text:style-name="T61_80"><text:s/></text:span><text:span text:style-name="T61_81">adventurer</text:span><text:span text:style-name="T61_82">.</text:span></text:p>
      <text:p text:style-name="P62"/>
      <text:p text:style-name="P63"/>
      <text:p text:style-name="P64"><text:span text:style-name="T64_1">999<text:s/></text:span><text:span text:style-name="T64_2">SGP</text:span><text:span text:style-name="T64_3"><text:s/></text:span><text:span text:style-name="T64_4">Cutpurse</text:span><text:span text:style-name="T64_5"><text:s/></text:span><text:span text:style-name="T64_6">Rogues</text:span><text:span text:style-name="T64_7">.</text:span><text:span text:style-name="T64_8">part</text:span></text:p>
      <text:p text:style-name="P65"><text:span text:style-name="T65_1">The</text:span><text:span text:style-name="T65_2"><text:s/></text:span><text:span text:style-name="T65_3">idea</text:span><text:span text:style-name="T65_4"><text:s/></text:span><text:span text:style-name="T65_5">behind</text:span><text:span text:style-name="T65_6"><text:s/></text:span><text:span text:style-name="T65_7">Cutpurse</text:span><text:span text:style-name="T65_8"><text:s/></text:span><text:span text:style-name="T65_9">Rogues</text:span><text:span text:style-name="T65_10"><text:s/></text:span><text:span text:style-name="T65_11">was</text:span><text:span text:style-name="T65_12"><text:s/></text:span><text:span text:style-name="T65_13">to</text:span><text:span text:style-name="T65_14"><text:s/></text:span><text:span text:style-name="T65_15">give</text:span><text:span text:style-name="T65_16"><text:s/></text:span><text:span text:style-name="T65_17">dagger</text:span><text:span text:style-name="T65_18"><text:s/></text:span><text:span text:style-name="T65_19">wielding</text:span><text:span text:style-name="T65_20"><text:s/></text:span><text:span text:style-name="T65_21">rogues</text:span><text:span text:style-name="T65_22"><text:s/></text:span><text:span text:style-name="T65_23">more</text:span><text:span text:style-name="T65_24"><text:s/></text:span><text:span text:style-name="T65_25">options</text:span><text:span text:style-name="T65_26">.<text:s/></text:span><text:span text:style-name="T65_27">There</text:span><text:span text:style-name="T65_28"><text:s/></text:span><text:span text:style-name="T65_29">is</text:span><text:span text:style-name="T65_30"><text:s/></text:span><text:span text:style-name="T65_31">a</text:span><text:span text:style-name="T65_32"><text:s/></text:span><text:span text:style-name="T65_33">lot</text:span><text:span text:style-name="T65_34"><text:s/></text:span><text:span text:style-name="T65_35">of</text:span><text:span text:style-name="T65_36"><text:s/></text:span><text:span text:style-name="T65_37">room</text:span><text:span text:style-name="T65_38"><text:s/></text:span><text:span text:style-name="T65_39">for</text:span><text:span text:style-name="T65_40"><text:s/></text:span><text:span text:style-name="T65_41">improvement</text:span><text:span text:style-name="T65_42"><text:s/></text:span><text:span text:style-name="T65_43">with</text:span><text:span text:style-name="T65_44"><text:s/></text:span><text:span text:style-name="T65_45">the</text:span><text:span text:style-name="T65_46"><text:s/></text:span><text:span text:style-name="T65_47">feats</text:span><text:span text:style-name="T65_48"><text:s/></text:span><text:span text:style-name="T65_49">in</text:span><text:span text:style-name="T65_50"><text:s/></text:span><text:span text:style-name="T65_51">this</text:span><text:span text:style-name="T65_52"><text:s/></text:span><text:span text:style-name="T65_53">file</text:span><text:span text:style-name="T65_54">,<text:s/></text:span><text:span text:style-name="T65_55">and</text:span><text:span text:style-name="T65_56"><text:s/></text:span><text:span text:style-name="T65_57">any</text:span><text:span text:style-name="T65_58"><text:s/></text:span><text:span text:style-name="T65_59">help</text:span><text:span text:style-name="T65_60"><text:s/></text:span><text:span text:style-name="T65_61">would</text:span><text:span text:style-name="T65_62"><text:s/></text:span><text:span text:style-name="T65_63">be</text:span><text:span text:style-name="T65_64"><text:s/></text:span><text:span text:style-name="T65_65">appreciated</text:span><text:span text:style-name="T65_66">.</text:span></text:p>
      <text:p text:style-name="P66"/>
      <text:p text:style-name="P67"/>
      <text:p text:style-name="P68"><text:span text:style-name="T68_1">Cut</text:span><text:span text:style-name="T68_2">-</text:span><text:span text:style-name="T68_3">purse</text:span><text:span text:style-name="T68_4"><text:s/></text:span><text:span text:style-name="T68_5">Rogues</text:span></text:p>
      <text:p text:style-name="P69"/>
      <text:p text:style-name="P70"><text:span text:style-name="T70_1">Daggers</text:span><text:span text:style-name="T70_2">,<text:s/></text:span><text:span text:style-name="T70_3">A</text:span><text:span text:style-name="T70_4"><text:s/></text:span><text:span text:style-name="T70_5">Tool</text:span><text:span text:style-name="T70_6"><text:s/></text:span><text:span text:style-name="T70_7">of</text:span><text:span text:style-name="T70_8"><text:s/></text:span><text:span text:style-name="T70_9">the</text:span><text:span text:style-name="T70_10"><text:s/></text:span><text:span text:style-name="T70_11">Trade</text:span></text:p>
      <text:p text:style-name="P71"><text:span text:style-name="T71_1">“</text:span><text:span text:style-name="T71_2">You</text:span><text:span text:style-name="T71_3"><text:s/></text:span><text:span text:style-name="T71_4">brought</text:span><text:span text:style-name="T71_5"><text:s/></text:span><text:span text:style-name="T71_6">a</text:span><text:span text:style-name="T71_7"><text:s/></text:span><text:span text:style-name="T71_8">knife</text:span><text:span text:style-name="T71_9"><text:s/></text:span><text:span text:style-name="T71_10">to</text:span><text:span text:style-name="T71_11"><text:s/></text:span><text:span text:style-name="T71_12">a</text:span><text:span text:style-name="T71_13"><text:s/></text:span><text:span text:style-name="T71_14">magic</text:span><text:span text:style-name="T71_15"><text:s/></text:span><text:span text:style-name="T71_16">fight</text:span><text:span text:style-name="T71_17">…<text:s/></text:span><text:span text:style-name="T71_18">Ha</text:span><text:span text:style-name="T71_19">,<text:s/></text:span><text:span text:style-name="T71_20">you</text:span><text:span text:style-name="T71_21"><text:s/></text:span><text:span text:style-name="T71_22">shal</text:span><text:span text:style-name="T71_23">…<text:s/></text:span><text:span text:style-name="T71_24">URK</text:span><text:span text:style-name="T71_25">!”</text:span></text:p>
      <text:p text:style-name="P72"><text:span text:style-name="T72_1">‘</text:span><text:span text:style-name="T72_2">Die</text:span><text:span text:style-name="T72_3">?...’</text:span></text:p>
      <text:p text:style-name="P73"/>
      <text:p text:style-name="P74"><text:span text:style-name="T74_1">Dagger</text:span><text:span text:style-name="T74_2">,<text:s/></text:span><text:span text:style-name="T74_3">Knife</text:span><text:span text:style-name="T74_4">,<text:s/></text:span><text:span text:style-name="T74_5">Dirk</text:span><text:span text:style-name="T74_6">,<text:s/></text:span><text:span text:style-name="T74_7">Stiletto</text:span><text:span text:style-name="T74_8">,<text:s/></text:span><text:span text:style-name="T74_9">Bayonet</text:span><text:span text:style-name="T74_10">,<text:s/></text:span><text:span text:style-name="T74_11">Clasp</text:span><text:span text:style-name="T74_12"><text:s/></text:span><text:span text:style-name="T74_13">knife</text:span><text:span text:style-name="T74_14">…<text:s/></text:span><text:span text:style-name="T74_15">These</text:span><text:span text:style-name="T74_16"><text:s/></text:span><text:span text:style-name="T74_17">are</text:span><text:span text:style-name="T74_18"><text:s/></text:span><text:span text:style-name="T74_19">the</text:span><text:span text:style-name="T74_20"><text:s/></text:span><text:span text:style-name="T74_21">many</text:span><text:span text:style-name="T74_22"><text:s/></text:span><text:span text:style-name="T74_23">names</text:span><text:span text:style-name="T74_24"><text:s/></text:span><text:span text:style-name="T74_25">for</text:span><text:span text:style-name="T74_26"><text:s/></text:span><text:span text:style-name="T74_27">the</text:span><text:span text:style-name="T74_28"><text:s/></text:span><text:span text:style-name="T74_29">tools</text:span><text:span text:style-name="T74_30"><text:s/></text:span><text:span text:style-name="T74_31">of</text:span><text:span text:style-name="T74_32"><text:s/></text:span><text:span text:style-name="T74_33">the</text:span><text:span text:style-name="T74_34"><text:s/></text:span><text:span text:style-name="T74_35">cut</text:span><text:span text:style-name="T74_36">-</text:span><text:span text:style-name="T74_37">purse</text:span><text:span text:style-name="T74_38">,<text:s/></text:span><text:span text:style-name="T74_39">the</text:span><text:span text:style-name="T74_40"><text:s/></text:span><text:span text:style-name="T74_41">scoundrels</text:span><text:span text:style-name="T74_42"><text:s/></text:span><text:span text:style-name="T74_43">rogues</text:span><text:span text:style-name="T74_44"><text:s/></text:span><text:span text:style-name="T74_45">who</text:span><text:span text:style-name="T74_46"><text:s/></text:span><text:span text:style-name="T74_47">are</text:span><text:span text:style-name="T74_48"><text:s/></text:span><text:span text:style-name="T74_49">as</text:span><text:span text:style-name="T74_50"><text:s/></text:span><text:span text:style-name="T74_51">quick</text:span><text:span text:style-name="T74_52"><text:s/></text:span><text:span text:style-name="T74_53">to</text:span><text:span text:style-name="T74_54"><text:s/></text:span><text:span text:style-name="T74_55">remove</text:span><text:span text:style-name="T74_56"><text:s/></text:span><text:span text:style-name="T74_57">your</text:span><text:span text:style-name="T74_58"><text:s/></text:span><text:span text:style-name="T74_59">coin</text:span><text:span text:style-name="T74_60"><text:s/></text:span><text:span text:style-name="T74_61">purse</text:span><text:span text:style-name="T74_62"><text:s/></text:span><text:span text:style-name="T74_63">from</text:span><text:span text:style-name="T74_64"><text:s/></text:span><text:span text:style-name="T74_65">your</text:span><text:span text:style-name="T74_66"><text:s/></text:span><text:span text:style-name="T74_67">belt</text:span><text:span text:style-name="T74_68"><text:s/></text:span><text:span text:style-name="T74_69">as</text:span><text:span text:style-name="T74_70"><text:s/></text:span><text:span text:style-name="T74_71">they</text:span><text:span text:style-name="T74_72"><text:s/></text:span><text:span text:style-name="T74_73">are</text:span><text:span text:style-name="T74_74"><text:s/></text:span><text:span text:style-name="T74_75">to</text:span><text:span text:style-name="T74_76"><text:s/></text:span><text:span text:style-name="T74_77">stab</text:span><text:span text:style-name="T74_78"><text:s/></text:span><text:span text:style-name="T74_79">you</text:span><text:span text:style-name="T74_80"><text:s/></text:span><text:span text:style-name="T74_81">in</text:span><text:span text:style-name="T74_82"><text:s/></text:span><text:span text:style-name="T74_83">the</text:span><text:span text:style-name="T74_84"><text:s/></text:span><text:span text:style-name="T74_85">kidneys</text:span><text:span text:style-name="T74_86">.<text:s/></text:span><text:span text:style-name="T74_87">Commonly</text:span><text:span text:style-name="T74_88"><text:s/></text:span><text:span text:style-name="T74_89">found</text:span><text:span text:style-name="T74_90"><text:s/></text:span><text:span text:style-name="T74_91">on</text:span><text:span text:style-name="T74_92"><text:s/></text:span><text:span text:style-name="T74_93">the</text:span><text:span text:style-name="T74_94"><text:s/></text:span><text:span text:style-name="T74_95">streets</text:span><text:span text:style-name="T74_96"><text:s/></text:span><text:span text:style-name="T74_97">of</text:span><text:span text:style-name="T74_98"><text:s/></text:span><text:span text:style-name="T74_99">large</text:span><text:span text:style-name="T74_100"><text:s/></text:span><text:span text:style-name="T74_101">towns</text:span><text:span text:style-name="T74_102">,<text:s/></text:span><text:span text:style-name="T74_103">they</text:span><text:span text:style-name="T74_104"><text:s/></text:span><text:span text:style-name="T74_105">lie</text:span><text:span text:style-name="T74_106"><text:s/></text:span><text:span text:style-name="T74_107">in</text:span><text:span text:style-name="T74_108"><text:s/></text:span><text:span text:style-name="T74_109">wait</text:span><text:span text:style-name="T74_110"><text:s/></text:span><text:span text:style-name="T74_111">in</text:span><text:span text:style-name="T74_112"><text:s/></text:span><text:span text:style-name="T74_113">the</text:span><text:span text:style-name="T74_114"><text:s/></text:span><text:span text:style-name="T74_115">shadows</text:span><text:span text:style-name="T74_116">,<text:s/></text:span><text:span text:style-name="T74_117">or</text:span><text:span text:style-name="T74_118"><text:s/></text:span><text:span text:style-name="T74_119">dress</text:span><text:span text:style-name="T74_120"><text:s/></text:span><text:span text:style-name="T74_121">and</text:span><text:span text:style-name="T74_122"><text:s/></text:span><text:span text:style-name="T74_123">beggars</text:span><text:span text:style-name="T74_124"><text:s/></text:span><text:span text:style-name="T74_125">to</text:span><text:span text:style-name="T74_126"><text:s/></text:span><text:span text:style-name="T74_127">blend</text:span><text:span text:style-name="T74_128"><text:s/></text:span><text:span text:style-name="T74_129">into</text:span><text:span text:style-name="T74_130"><text:s/></text:span><text:span text:style-name="T74_131">the</text:span><text:span text:style-name="T74_132"><text:s/></text:span><text:span text:style-name="T74_133">crowds</text:span><text:span text:style-name="T74_134"><text:s/></text:span><text:span text:style-name="T74_135">in</text:span><text:span text:style-name="T74_136"><text:s/></text:span><text:span text:style-name="T74_137">marketplaces</text:span><text:span text:style-name="T74_138">.<text:s/></text:span><text:span text:style-name="T74_139">With</text:span><text:span text:style-name="T74_140"><text:s/></text:span><text:span text:style-name="T74_141">careful</text:span><text:span text:style-name="T74_142"><text:s/></text:span><text:span text:style-name="T74_143">precision</text:span><text:span text:style-name="T74_144">,<text:s/></text:span><text:span text:style-name="T74_145">they</text:span><text:span text:style-name="T74_146"><text:s/></text:span><text:span text:style-name="T74_147">seek</text:span><text:span text:style-name="T74_148"><text:s/></text:span><text:span text:style-name="T74_149">out</text:span><text:span text:style-name="T74_150"><text:s/></text:span><text:span text:style-name="T74_151">a</text:span><text:span text:style-name="T74_152"><text:s/></text:span><text:span text:style-name="T74_153">target</text:span><text:span text:style-name="T74_154">,<text:s/></text:span><text:span text:style-name="T74_155">the</text:span><text:span text:style-name="T74_156"><text:s/></text:span><text:span text:style-name="T74_157">ones</text:span><text:span text:style-name="T74_158"><text:s/></text:span><text:span text:style-name="T74_159">flashing</text:span><text:span text:style-name="T74_160"><text:s/></text:span><text:span text:style-name="T74_161">their</text:span><text:span text:style-name="T74_162"><text:s/></text:span><text:span text:style-name="T74_163">coin</text:span><text:span text:style-name="T74_164">,<text:s/></text:span><text:span text:style-name="T74_165">the</text:span><text:span text:style-name="T74_166"><text:s/></text:span><text:span text:style-name="T74_167">ones</text:span><text:span text:style-name="T74_168"><text:s/></text:span><text:span text:style-name="T74_169">dressed</text:span><text:span text:style-name="T74_170"><text:s/></text:span><text:span text:style-name="T74_171">in</text:span><text:span text:style-name="T74_172"><text:s/></text:span><text:span text:style-name="T74_173">their</text:span><text:span text:style-name="T74_174"><text:s/></text:span><text:span text:style-name="T74_175">finery</text:span><text:span text:style-name="T74_176">,<text:s/></text:span><text:span text:style-name="T74_177">the</text:span><text:span text:style-name="T74_178"><text:s/></text:span><text:span text:style-name="T74_179">ones</text:span><text:span text:style-name="T74_180"><text:s/></text:span><text:span text:style-name="T74_181">who</text:span><text:span text:style-name="T74_182"><text:s/></text:span><text:span text:style-name="T74_183">stand</text:span><text:span text:style-name="T74_184"><text:s/></text:span><text:span text:style-name="T74_185">aloof</text:span><text:span text:style-name="T74_186"><text:s/></text:span><text:span text:style-name="T74_187">of</text:span><text:span text:style-name="T74_188"><text:s/></text:span><text:span text:style-name="T74_189">the</text:span><text:span text:style-name="T74_190"><text:s/></text:span><text:span text:style-name="T74_191">hustle</text:span><text:span text:style-name="T74_192"><text:s/></text:span><text:span text:style-name="T74_193">and</text:span><text:span text:style-name="T74_194"><text:s/></text:span><text:span text:style-name="T74_195">bustle</text:span><text:span text:style-name="T74_196">,<text:s/></text:span><text:span text:style-name="T74_197">waiting</text:span><text:span text:style-name="T74_198"><text:s/></text:span><text:span text:style-name="T74_199">for</text:span><text:span text:style-name="T74_200"><text:s/></text:span><text:span text:style-name="T74_201">their</text:span><text:span text:style-name="T74_202"><text:s/></text:span><text:span text:style-name="T74_203">servants</text:span><text:span text:style-name="T74_204"><text:s/></text:span><text:span text:style-name="T74_205">to</text:span><text:span text:style-name="T74_206"><text:s/></text:span><text:span text:style-name="T74_207">return</text:span><text:span text:style-name="T74_208">.</text:span></text:p>
      <text:p text:style-name="P75"><text:span text:style-name="T75_1">And</text:span><text:span text:style-name="T75_2"><text:s/></text:span><text:span text:style-name="T75_3">then</text:span><text:span text:style-name="T75_4"><text:s/></text:span><text:span text:style-name="T75_5">they</text:span><text:span text:style-name="T75_6"><text:s/></text:span><text:span text:style-name="T75_7">strike</text:span><text:span text:style-name="T75_8">,<text:s/></text:span><text:span text:style-name="T75_9">as</text:span><text:span text:style-name="T75_10"><text:s/></text:span><text:span text:style-name="T75_11">the</text:span><text:span text:style-name="T75_12"><text:s/></text:span><text:span text:style-name="T75_13">saying</text:span><text:span text:style-name="T75_14"><text:s/></text:span><text:span text:style-name="T75_15">goes</text:span><text:span text:style-name="T75_16">…<text:s/></text:span><text:span text:style-name="T75_17">as</text:span><text:span text:style-name="T75_18"><text:s/></text:span><text:span text:style-name="T75_19">quick</text:span><text:span text:style-name="T75_20"><text:s/></text:span><text:span text:style-name="T75_21">as</text:span><text:span text:style-name="T75_22"><text:s/></text:span><text:span text:style-name="T75_23">thieves</text:span><text:span text:style-name="T75_24">…<text:s/></text:span><text:span text:style-name="T75_25">In</text:span><text:span text:style-name="T75_26"><text:s/></text:span><text:span text:style-name="T75_27">mere</text:span><text:span text:style-name="T75_28"><text:s/></text:span><text:span text:style-name="T75_29">seconds</text:span><text:span text:style-name="T75_30"><text:s/></text:span><text:span text:style-name="T75_31">they</text:span><text:span text:style-name="T75_32"><text:s/></text:span><text:span text:style-name="T75_33">can</text:span><text:span text:style-name="T75_34"><text:s/></text:span><text:span text:style-name="T75_35">be</text:span><text:span text:style-name="T75_36"><text:s/></text:span><text:span text:style-name="T75_37">beside</text:span><text:span text:style-name="T75_38"><text:s/></text:span><text:span text:style-name="T75_39">a</text:span><text:span text:style-name="T75_40"><text:s/></text:span><text:span text:style-name="T75_41">target</text:span><text:span text:style-name="T75_42">,<text:s/></text:span><text:span text:style-name="T75_43">distracting</text:span><text:span text:style-name="T75_44"><text:s/></text:span><text:span text:style-name="T75_45">for</text:span><text:span text:style-name="T75_46"><text:s/></text:span><text:span text:style-name="T75_47">the</text:span><text:span text:style-name="T75_48"><text:s/></text:span><text:span text:style-name="T75_49">briefest</text:span><text:span text:style-name="T75_50"><text:s/></text:span><text:span text:style-name="T75_51">moment</text:span><text:span text:style-name="T75_52">,<text:s/></text:span><text:span text:style-name="T75_53">as</text:span><text:span text:style-name="T75_54"><text:s/></text:span><text:span text:style-name="T75_55">they</text:span><text:span text:style-name="T75_56"><text:s/></text:span><text:span text:style-name="T75_57">slip</text:span><text:span text:style-name="T75_58"><text:s/></text:span><text:span text:style-name="T75_59">their</text:span><text:span text:style-name="T75_60"><text:s/></text:span><text:span text:style-name="T75_61">dagger</text:span><text:span text:style-name="T75_62"><text:s/></text:span><text:span text:style-name="T75_63">in</text:span><text:span text:style-name="T75_64">,<text:s/></text:span><text:span text:style-name="T75_65">and</text:span><text:span text:style-name="T75_66"><text:s/></text:span><text:span text:style-name="T75_67">with</text:span><text:span text:style-name="T75_68"><text:s/></text:span><text:span text:style-name="T75_69">a</text:span><text:span text:style-name="T75_70"><text:s/></text:span><text:span text:style-name="T75_71">quick</text:span><text:span text:style-name="T75_72"><text:s/></text:span><text:span text:style-name="T75_73">twist</text:span><text:span text:style-name="T75_74">,<text:s/></text:span><text:span text:style-name="T75_75">find</text:span><text:span text:style-name="T75_76"><text:s/></text:span><text:span text:style-name="T75_77">themselves</text:span><text:span text:style-name="T75_78"><text:s/></text:span><text:span text:style-name="T75_79">several</text:span><text:span text:style-name="T75_80"><text:s/></text:span><text:span text:style-name="T75_81">coins</text:span><text:span text:style-name="T75_82"><text:s/></text:span><text:span text:style-name="T75_83">richer</text:span><text:span text:style-name="T75_84">...</text:span></text:p>
      <text:p text:style-name="P76"><text:span text:style-name="T76_1">Most</text:span><text:span text:style-name="T76_2"><text:s/></text:span><text:span text:style-name="T76_3">of</text:span><text:span text:style-name="T76_4"><text:s/></text:span><text:span text:style-name="T76_5">these</text:span><text:span text:style-name="T76_6"><text:s/></text:span><text:span text:style-name="T76_7">rogues</text:span><text:span text:style-name="T76_8"><text:s/></text:span><text:span text:style-name="T76_9">get</text:span><text:span text:style-name="T76_10"><text:s/></text:span><text:span text:style-name="T76_11">caught</text:span><text:span text:style-name="T76_12">,<text:s/></text:span><text:span text:style-name="T76_13">and</text:span><text:span text:style-name="T76_14"><text:s/></text:span><text:span text:style-name="T76_15">are</text:span><text:span text:style-name="T76_16"><text:s/></text:span><text:span text:style-name="T76_17">punished</text:span><text:span text:style-name="T76_18">…<text:s/></text:span><text:span text:style-name="T76_19">and</text:span><text:span text:style-name="T76_20"><text:s/></text:span><text:span text:style-name="T76_21">the</text:span><text:span text:style-name="T76_22"><text:s/></text:span><text:span text:style-name="T76_23">laws</text:span><text:span text:style-name="T76_24"><text:s/></text:span><text:span text:style-name="T76_25">of</text:span><text:span text:style-name="T76_26"><text:s/></text:span><text:span text:style-name="T76_27">the</text:span><text:span text:style-name="T76_28"><text:s/></text:span><text:span text:style-name="T76_29">towns</text:span><text:span text:style-name="T76_30"><text:s/></text:span><text:span text:style-name="T76_31">are</text:span><text:span text:style-name="T76_32"><text:s/></text:span><text:span text:style-name="T76_33">often</text:span><text:span text:style-name="T76_34"><text:s/></text:span><text:span text:style-name="T76_35">harsh</text:span><text:span text:style-name="T76_36">,<text:s/></text:span><text:span text:style-name="T76_37">and</text:span><text:span text:style-name="T76_38"><text:s/></text:span><text:span text:style-name="T76_39">such</text:span><text:span text:style-name="T76_40"><text:s/></text:span><text:span text:style-name="T76_41">rogues</text:span><text:span text:style-name="T76_42"><text:s/></text:span><text:span text:style-name="T76_43">are</text:span><text:span text:style-name="T76_44"><text:s/></text:span><text:span text:style-name="T76_45">hung</text:span><text:span text:style-name="T76_46">,<text:s/></text:span><text:span text:style-name="T76_47">or</text:span><text:span text:style-name="T76_48"><text:s/></text:span><text:span text:style-name="T76_49">beheaded</text:span><text:span text:style-name="T76_50">,<text:s/></text:span><text:span text:style-name="T76_51">to</text:span><text:span text:style-name="T76_52"><text:s/></text:span><text:span text:style-name="T76_53">serve</text:span><text:span text:style-name="T76_54"><text:s/></text:span><text:span text:style-name="T76_55">as</text:span><text:span text:style-name="T76_56"><text:s/></text:span><text:span text:style-name="T76_57">an</text:span><text:span text:style-name="T76_58"><text:s/></text:span><text:span text:style-name="T76_59">example</text:span><text:span text:style-name="T76_60"><text:s/></text:span><text:span text:style-name="T76_61">for</text:span><text:span text:style-name="T76_62"><text:s/></text:span><text:span text:style-name="T76_63">others</text:span><text:span text:style-name="T76_64">.<text:s/></text:span><text:span text:style-name="T76_65">Those</text:span><text:span text:style-name="T76_66"><text:s/></text:span><text:span text:style-name="T76_67">that</text:span><text:span text:style-name="T76_68"><text:s/></text:span><text:span text:style-name="T76_69">survive</text:span><text:span text:style-name="T76_70"><text:s/></text:span><text:span text:style-name="T76_71">long</text:span><text:span text:style-name="T76_72"><text:s/></text:span><text:span text:style-name="T76_73">enough</text:span><text:span text:style-name="T76_74"><text:s/></text:span><text:span text:style-name="T76_75">to</text:span><text:span text:style-name="T76_76"><text:s/></text:span><text:span text:style-name="T76_77">find</text:span><text:span text:style-name="T76_78"><text:s/></text:span><text:span text:style-name="T76_79">themselves</text:span><text:span text:style-name="T76_80"><text:s/></text:span><text:span text:style-name="T76_81">part</text:span><text:span text:style-name="T76_82"><text:s/></text:span><text:span text:style-name="T76_83">of</text:span><text:span text:style-name="T76_84"><text:s/></text:span><text:span text:style-name="T76_85">an</text:span><text:span text:style-name="T76_86"><text:s/></text:span><text:span text:style-name="T76_87">adventuring</text:span><text:span text:style-name="T76_88"><text:s/></text:span><text:span text:style-name="T76_89">group</text:span><text:span text:style-name="T76_90">…<text:s/></text:span><text:span text:style-name="T76_91">well</text:span><text:span text:style-name="T76_92">,<text:s/></text:span><text:span text:style-name="T76_93">they</text:span><text:span text:style-name="T76_94"><text:s/></text:span><text:span text:style-name="T76_95">are</text:span><text:span text:style-name="T76_96"><text:s/></text:span><text:span text:style-name="T76_97">mocked</text:span><text:span text:style-name="T76_98"><text:s/></text:span><text:span text:style-name="T76_99">for</text:span><text:span text:style-name="T76_100"><text:s/></text:span><text:span text:style-name="T76_101">choosing</text:span><text:span text:style-name="T76_102"><text:s/></text:span><text:span text:style-name="T76_103">a</text:span><text:span text:style-name="T76_104"><text:s/></text:span><text:span text:style-name="T76_105">dagger</text:span><text:span text:style-name="T76_106"><text:s/></text:span><text:span text:style-name="T76_107">over</text:span><text:span text:style-name="T76_108"><text:s/></text:span><text:span text:style-name="T76_109">a</text:span><text:span text:style-name="T76_110"><text:s/></text:span><text:span text:style-name="T76_111">stronger</text:span><text:span text:style-name="T76_112">,<text:s/></text:span><text:span text:style-name="T76_113">more</text:span><text:span text:style-name="T76_114"><text:s/></text:span><text:span text:style-name="T76_115">versatile</text:span><text:span text:style-name="T76_116"><text:s/></text:span><text:span text:style-name="T76_117">blade</text:span><text:span text:style-name="T76_118">...</text:span></text:p>
      <text:p text:style-name="P77"/>
      <text:p text:style-name="P78"/>
      <text:p text:style-name="P79"/>
      <text:p text:style-name="P80"><text:span text:style-name="T80_1">999<text:s/></text:span><text:span text:style-name="T80_2">SGP</text:span><text:span text:style-name="T80_3"><text:s/></text:span><text:span text:style-name="T80_4">Judging</text:span><text:span text:style-name="T80_5"><text:s/></text:span><text:span text:style-name="T80_6">Paladins</text:span><text:span text:style-name="T80_7">.</text:span><text:span text:style-name="T80_8">part</text:span></text:p>
      <text:p text:style-name="P81"><text:span text:style-name="T81_1">This</text:span><text:span text:style-name="T81_2"><text:s/></text:span><text:span text:style-name="T81_3">was</text:span><text:span text:style-name="T81_4"><text:s/></text:span><text:span text:style-name="T81_5">one</text:span><text:span text:style-name="T81_6"><text:s/></text:span><text:span text:style-name="T81_7">of</text:span><text:span text:style-name="T81_8"><text:s/></text:span><text:span text:style-name="T81_9">the</text:span><text:span text:style-name="T81_10"><text:s/></text:span><text:span text:style-name="T81_11">first</text:span><text:span text:style-name="T81_12"><text:s/></text:span><text:span text:style-name="T81_13">homebrew</text:span><text:span text:style-name="T81_14"><text:s/></text:span><text:span text:style-name="T81_15">articles</text:span><text:span text:style-name="T81_16"><text:s/></text:span><text:span text:style-name="T81_17">I</text:span><text:span text:style-name="T81_18"><text:s/></text:span><text:span text:style-name="T81_19">lot</text:span><text:span text:style-name="T81_20"><text:s/></text:span><text:span text:style-name="T81_21">and</text:span><text:span text:style-name="T81_22"><text:s/></text:span><text:span text:style-name="T81_23">was</text:span><text:span text:style-name="T81_24"><text:s/></text:span><text:span text:style-name="T81_25">a</text:span><text:span text:style-name="T81_26"><text:s/></text:span><text:span text:style-name="T81_27">fairly</text:span><text:span text:style-name="T81_28"><text:s/></text:span><text:span text:style-name="T81_29">unfocused</text:span><text:span text:style-name="T81_30"><text:s/></text:span><text:span text:style-name="T81_31">way</text:span><text:span text:style-name="T81_32"><text:s/></text:span><text:span text:style-name="T81_33">to</text:span><text:span text:style-name="T81_34"><text:s/></text:span><text:span text:style-name="T81_35">improve</text:span><text:span text:style-name="T81_36"><text:s/></text:span><text:span text:style-name="T81_37">paladins</text:span><text:span text:style-name="T81_38"><text:s/></text:span><text:span text:style-name="T81_39">and</text:span><text:span text:style-name="T81_40"><text:s/></text:span><text:span text:style-name="T81_41">make</text:span><text:span text:style-name="T81_42"><text:s/></text:span><text:span text:style-name="T81_43">them</text:span><text:span text:style-name="T81_44"><text:s/></text:span><text:span text:style-name="T81_45">more</text:span><text:span text:style-name="T81_46"><text:s/></text:span><text:span text:style-name="T81_47">judgemental</text:span><text:span text:style-name="T81_48">.</text:span></text:p>
      <text:p text:style-name="P82"/>
      <text:p text:style-name="P83"><text:span text:style-name="T83_1">Judging</text:span><text:span text:style-name="T83_2"><text:s/></text:span><text:span text:style-name="T83_3">Paladins</text:span></text:p>
      <text:p text:style-name="P84"/>
      <text:p text:style-name="P85"><text:span text:style-name="T85_1">Justice</text:span><text:span text:style-name="T85_2"><text:s/></text:span><text:span text:style-name="T85_3">Is</text:span><text:span text:style-name="T85_4"><text:s/></text:span><text:span text:style-name="T85_5">Served</text:span></text:p>
      <text:p text:style-name="P86"><text:span text:style-name="T86_1">Paladins</text:span><text:span text:style-name="T86_2"><text:s/></text:span><text:span text:style-name="T86_3">are</text:span><text:span text:style-name="T86_4"><text:s/></text:span><text:span text:style-name="T86_5">crusaders</text:span><text:span text:style-name="T86_6">,<text:s/></text:span><text:span text:style-name="T86_7">defenders</text:span><text:span text:style-name="T86_8"><text:s/></text:span><text:span text:style-name="T86_9">of</text:span><text:span text:style-name="T86_10"><text:s/></text:span><text:span text:style-name="T86_11">the</text:span><text:span text:style-name="T86_12"><text:s/></text:span><text:span text:style-name="T86_13">truth</text:span><text:span text:style-name="T86_14">,<text:s/></text:span><text:span text:style-name="T86_15">justicars</text:span><text:span text:style-name="T86_16"><text:s/></text:span><text:span text:style-name="T86_17">of</text:span><text:span text:style-name="T86_18"><text:s/></text:span><text:span text:style-name="T86_19">righteousness</text:span><text:span text:style-name="T86_20">.<text:s/></text:span><text:span text:style-name="T86_21">They</text:span><text:span text:style-name="T86_22"><text:s/></text:span><text:span text:style-name="T86_23">are</text:span><text:span text:style-name="T86_24"><text:s/></text:span><text:span text:style-name="T86_25">also</text:span><text:span text:style-name="T86_26"><text:s/></text:span><text:span text:style-name="T86_27">incredibly</text:span><text:span text:style-name="T86_28"><text:s/></text:span><text:span text:style-name="T86_29">versatile</text:span><text:span text:style-name="T86_30"><text:s/></text:span><text:span text:style-name="T86_31">and</text:span><text:span text:style-name="T86_32"><text:s/></text:span><text:span text:style-name="T86_33">capable</text:span><text:span text:style-name="T86_34"><text:s/></text:span><text:span text:style-name="T86_35">of</text:span><text:span text:style-name="T86_36"><text:s/></text:span><text:span text:style-name="T86_37">surviving</text:span><text:span text:style-name="T86_38"><text:s/></text:span><text:span text:style-name="T86_39">many</text:span><text:span text:style-name="T86_40"><text:s/></text:span><text:span text:style-name="T86_41">attacks</text:span><text:span text:style-name="T86_42"><text:s/></text:span><text:span text:style-name="T86_43">while</text:span><text:span text:style-name="T86_44"><text:s/></text:span><text:span text:style-name="T86_45">delivering</text:span><text:span text:style-name="T86_46"><text:s/></text:span><text:span text:style-name="T86_47">the</text:span><text:span text:style-name="T86_48"><text:s/></text:span><text:span text:style-name="T86_49">punishment</text:span><text:span text:style-name="T86_50"><text:s/></text:span><text:span text:style-name="T86_51">that</text:span><text:span text:style-name="T86_52"><text:s/></text:span><text:span text:style-name="T86_53">their</text:span><text:span text:style-name="T86_54"><text:s/></text:span><text:span text:style-name="T86_55">deity</text:span><text:span text:style-name="T86_56"><text:s/></text:span><text:span text:style-name="T86_57">feels</text:span><text:span text:style-name="T86_58"><text:s/></text:span><text:span text:style-name="T86_59">the</text:span><text:span text:style-name="T86_60"><text:s/></text:span><text:span text:style-name="T86_61">evil</text:span><text:span text:style-name="T86_62"><text:s/></text:span><text:span text:style-name="T86_63">in</text:span><text:span text:style-name="T86_64"><text:s/></text:span><text:span text:style-name="T86_65">the</text:span><text:span text:style-name="T86_66"><text:s/></text:span><text:span text:style-name="T86_67">world</text:span><text:span text:style-name="T86_68"><text:s/></text:span><text:span text:style-name="T86_69">needs</text:span><text:span text:style-name="T86_70">.<text:s/></text:span><text:span text:style-name="T86_71">Capable</text:span><text:span text:style-name="T86_72"><text:s/></text:span><text:span text:style-name="T86_73">of</text:span><text:span text:style-name="T86_74"><text:s/></text:span><text:span text:style-name="T86_75">wearing</text:span><text:span text:style-name="T86_76"><text:s/></text:span><text:span text:style-name="T86_77">the</text:span><text:span text:style-name="T86_78"><text:s/></text:span><text:span text:style-name="T86_79">strongest</text:span><text:span text:style-name="T86_80"><text:s/></text:span><text:span text:style-name="T86_81">armour</text:span><text:span text:style-name="T86_82">,<text:s/></text:span><text:span text:style-name="T86_83">and</text:span><text:span text:style-name="T86_84"><text:s/></text:span><text:span text:style-name="T86_85">with</text:span><text:span text:style-name="T86_86"><text:s/></text:span><text:span text:style-name="T86_87">defences</text:span><text:span text:style-name="T86_88"><text:s/></text:span><text:span text:style-name="T86_89">that</text:span><text:span text:style-name="T86_90"><text:s/></text:span><text:span text:style-name="T86_91">are</text:span><text:span text:style-name="T86_92"><text:s/></text:span><text:span text:style-name="T86_93">divinely</text:span><text:span text:style-name="T86_94"><text:s/></text:span><text:span text:style-name="T86_95">boosted</text:span><text:span text:style-name="T86_96"><text:s/></text:span><text:span text:style-name="T86_97">by</text:span><text:span text:style-name="T86_98"><text:s/></text:span><text:span text:style-name="T86_99">their</text:span><text:span text:style-name="T86_100"><text:s/></text:span><text:span text:style-name="T86_101">gods</text:span><text:span text:style-name="T86_102">,<text:s/></text:span><text:span text:style-name="T86_103">Paladins</text:span><text:span text:style-name="T86_104"><text:s/></text:span><text:span text:style-name="T86_105">make</text:span><text:span text:style-name="T86_106"><text:s/></text:span><text:span text:style-name="T86_107">excellent</text:span><text:span text:style-name="T86_108"><text:s/></text:span><text:span text:style-name="T86_109">front</text:span><text:span text:style-name="T86_110">-</text:span><text:span text:style-name="T86_111">line</text:span><text:span text:style-name="T86_112"><text:s/></text:span><text:span text:style-name="T86_113">Defenders</text:span><text:span text:style-name="T86_114">.<text:s/></text:span><text:span text:style-name="T86_115">Of</text:span><text:span text:style-name="T86_116"><text:s/></text:span><text:span text:style-name="T86_117">course</text:span><text:span text:style-name="T86_118">,<text:s/></text:span><text:span text:style-name="T86_119">Paladins</text:span><text:span text:style-name="T86_120"><text:s/></text:span><text:span text:style-name="T86_121">are</text:span><text:span text:style-name="T86_122"><text:s/></text:span><text:span text:style-name="T86_123">more</text:span><text:span text:style-name="T86_124"><text:s/></text:span><text:span text:style-name="T86_125">than</text:span><text:span text:style-name="T86_126"><text:s/></text:span><text:span text:style-name="T86_127">the</text:span><text:span text:style-name="T86_128"><text:s/></text:span><text:span text:style-name="T86_129">weapons</text:span><text:span text:style-name="T86_130">,<text:s/></text:span><text:span text:style-name="T86_131">shields</text:span><text:span text:style-name="T86_132"><text:s/></text:span><text:span text:style-name="T86_133">and</text:span><text:span text:style-name="T86_134"><text:s/></text:span><text:span text:style-name="T86_135">armour</text:span><text:span text:style-name="T86_136"><text:s/></text:span><text:span text:style-name="T86_137">that</text:span><text:span text:style-name="T86_138"><text:s/></text:span><text:span text:style-name="T86_139">are</text:span><text:span text:style-name="T86_140"><text:s/></text:span><text:span text:style-name="T86_141">common</text:span><text:span text:style-name="T86_142"><text:s/></text:span><text:span text:style-name="T86_143">amongst</text:span><text:span text:style-name="T86_144"><text:s/></text:span><text:span text:style-name="T86_145">the</text:span><text:span text:style-name="T86_146"><text:s/></text:span><text:span text:style-name="T86_147">Defenders</text:span><text:span text:style-name="T86_148"><text:s/></text:span><text:span text:style-name="T86_149">of</text:span><text:span text:style-name="T86_150"><text:s/></text:span><text:span text:style-name="T86_151">an</text:span><text:span text:style-name="T86_152"><text:s/></text:span><text:span text:style-name="T86_153">adventuring</text:span><text:span text:style-name="T86_154"><text:s/></text:span><text:span text:style-name="T86_155">party</text:span><text:span text:style-name="T86_156">.<text:s/></text:span><text:span text:style-name="T86_157">The</text:span><text:span text:style-name="T86_158"><text:s/></text:span><text:span text:style-name="T86_159">power</text:span><text:span text:style-name="T86_160"><text:s/></text:span><text:span text:style-name="T86_161">granted</text:span><text:span text:style-name="T86_162"><text:s/></text:span><text:span text:style-name="T86_163">by</text:span><text:span text:style-name="T86_164"><text:s/></text:span><text:span text:style-name="T86_165">the</text:span><text:span text:style-name="T86_166"><text:s/></text:span><text:span text:style-name="T86_167">worship</text:span><text:span text:style-name="T86_168"><text:s/></text:span><text:span text:style-name="T86_169">of</text:span><text:span text:style-name="T86_170"><text:s/></text:span><text:span text:style-name="T86_171">their</text:span><text:span text:style-name="T86_172"><text:s/></text:span><text:span text:style-name="T86_173">chosen</text:span><text:span text:style-name="T86_174"><text:s/></text:span><text:span text:style-name="T86_175">god</text:span><text:span text:style-name="T86_176"><text:s/></text:span><text:span text:style-name="T86_177">allows</text:span><text:span text:style-name="T86_178"><text:s/></text:span><text:span text:style-name="T86_179">them</text:span><text:span text:style-name="T86_180"><text:s/></text:span><text:span text:style-name="T86_181">a</text:span><text:span text:style-name="T86_182"><text:s/></text:span><text:span text:style-name="T86_183">degree</text:span><text:span text:style-name="T86_184"><text:s/></text:span><text:span text:style-name="T86_185">of</text:span><text:span text:style-name="T86_186"><text:s/></text:span><text:span text:style-name="T86_187">healing</text:span><text:span text:style-name="T86_188">,<text:s/></text:span><text:span text:style-name="T86_189">supplementing</text:span><text:span text:style-name="T86_190"><text:s/></text:span><text:span text:style-name="T86_191">the</text:span><text:span text:style-name="T86_192"><text:s/></text:span><text:span text:style-name="T86_193">role</text:span><text:span text:style-name="T86_194"><text:s/></text:span><text:span text:style-name="T86_195">that</text:span><text:span text:style-name="T86_196"><text:s/></text:span><text:span text:style-name="T86_197">a</text:span><text:span text:style-name="T86_198"><text:s/></text:span><text:span text:style-name="T86_199">parties</text:span><text:span text:style-name="T86_200"><text:s/></text:span><text:span text:style-name="T86_201">healers</text:span><text:span text:style-name="T86_202"><text:s/></text:span><text:span text:style-name="T86_203">fulfil</text:span><text:span text:style-name="T86_204">.<text:s/></text:span><text:span text:style-name="T86_205">In</text:span><text:span text:style-name="T86_206"><text:s/></text:span><text:span text:style-name="T86_207">addition</text:span><text:span text:style-name="T86_208">,<text:s/></text:span><text:span text:style-name="T86_209">the</text:span><text:span text:style-name="T86_210"><text:s/></text:span><text:span text:style-name="T86_211">divine</text:span><text:span text:style-name="T86_212"><text:s/></text:span><text:span text:style-name="T86_213">nature</text:span><text:span text:style-name="T86_214"><text:s/></text:span><text:span text:style-name="T86_215">of</text:span><text:span text:style-name="T86_216"><text:s/></text:span><text:span text:style-name="T86_217">their</text:span><text:span text:style-name="T86_218"><text:s/></text:span><text:span text:style-name="T86_219">attacks</text:span><text:span text:style-name="T86_220"><text:s/></text:span><text:span text:style-name="T86_221">make</text:span><text:span text:style-name="T86_222"><text:s/></text:span><text:span text:style-name="T86_223">them</text:span><text:span text:style-name="T86_224"><text:s/></text:span><text:span text:style-name="T86_225">highly</text:span><text:span text:style-name="T86_226"><text:s/></text:span><text:span text:style-name="T86_227">versatile</text:span><text:span text:style-name="T86_228"><text:s/></text:span><text:span text:style-name="T86_229">against</text:span><text:span text:style-name="T86_230"><text:s/></text:span><text:span text:style-name="T86_231">Undead</text:span><text:span text:style-name="T86_232">.</text:span></text:p>
      <text:p text:style-name="P87"/>
      <text:p text:style-name="P88"/>
      <text:p text:style-name="P89"/>
      <text:p text:style-name="P90"><text:span text:style-name="T90_1">999<text:s/></text:span><text:span text:style-name="T90_2">SGP</text:span><text:span text:style-name="T90_3"><text:s/></text:span><text:span text:style-name="T90_4">Reach</text:span><text:span text:style-name="T90_5"><text:s/></text:span><text:span text:style-name="T90_6">Fighters</text:span><text:span text:style-name="T90_7">.</text:span><text:span text:style-name="T90_8">part</text:span><text:span text:style-name="T90_9"><text:s/></text:span></text:p>
      <text:p text:style-name="P91"><text:span text:style-name="T91_1">A</text:span><text:span text:style-name="T91_2"><text:s/></text:span><text:span text:style-name="T91_3">set</text:span><text:span text:style-name="T91_4"><text:s/></text:span><text:span text:style-name="T91_5">of</text:span><text:span text:style-name="T91_6"><text:s/></text:span><text:span text:style-name="T91_7">powers</text:span><text:span text:style-name="T91_8"><text:s/></text:span><text:span text:style-name="T91_9">to</text:span><text:span text:style-name="T91_10"><text:s/></text:span><text:span text:style-name="T91_11">give</text:span><text:span text:style-name="T91_12"><text:s/></text:span><text:span text:style-name="T91_13">fighters</text:span><text:span text:style-name="T91_14"><text:s/></text:span><text:span text:style-name="T91_15">using</text:span><text:span text:style-name="T91_16"><text:s/></text:span><text:span text:style-name="T91_17">reach</text:span><text:span text:style-name="T91_18"><text:s/></text:span><text:span text:style-name="T91_19">weapons</text:span><text:span text:style-name="T91_20"><text:s/></text:span><text:span text:style-name="T91_21">more</text:span><text:span text:style-name="T91_22"><text:s/></text:span><text:span text:style-name="T91_23">options</text:span><text:span text:style-name="T91_24">.</text:span></text:p>
      <text:p text:style-name="P92"/>
      <text:p text:style-name="P93"><text:span text:style-name="T93_1">Reach</text:span><text:span text:style-name="T93_2"><text:s/></text:span><text:span text:style-name="T93_3">Fighters</text:span></text:p>
      <text:p text:style-name="P94"/>
      <text:p text:style-name="P95"><text:span text:style-name="T95_1">The</text:span><text:span text:style-name="T95_2"><text:s/></text:span><text:span text:style-name="T95_3">Long</text:span><text:span text:style-name="T95_4"><text:s/></text:span><text:span text:style-name="T95_5">Arm</text:span><text:span text:style-name="T95_6"><text:s/></text:span><text:span text:style-name="T95_7">Of</text:span><text:span text:style-name="T95_8"><text:s/></text:span><text:span text:style-name="T95_9">Defence</text:span></text:p>
      <text:p text:style-name="P96"><text:span text:style-name="T96_1">The</text:span><text:span text:style-name="T96_2"><text:s/></text:span><text:span text:style-name="T96_3">typical</text:span><text:span text:style-name="T96_4"><text:s/></text:span><text:span text:style-name="T96_5">view</text:span><text:span text:style-name="T96_6"><text:s/></text:span><text:span text:style-name="T96_7">of</text:span><text:span text:style-name="T96_8"><text:s/></text:span><text:span text:style-name="T96_9">an</text:span><text:span text:style-name="T96_10"><text:s/></text:span><text:span text:style-name="T96_11">adventuring</text:span><text:span text:style-name="T96_12"><text:s/></text:span><text:span text:style-name="T96_13">Fighter</text:span><text:span text:style-name="T96_14"><text:s/></text:span><text:span text:style-name="T96_15">is</text:span><text:span text:style-name="T96_16"><text:s/></text:span><text:span text:style-name="T96_17">that</text:span><text:span text:style-name="T96_18"><text:s/></text:span><text:span text:style-name="T96_19">of</text:span><text:span text:style-name="T96_20"><text:s/></text:span><text:span text:style-name="T96_21">a</text:span><text:span text:style-name="T96_22"><text:s/></text:span><text:span text:style-name="T96_23">sword</text:span><text:span text:style-name="T96_24">-</text:span><text:span text:style-name="T96_25">wielding</text:span><text:span text:style-name="T96_26"><text:s/></text:span><text:span text:style-name="T96_27">stalwart</text:span><text:span text:style-name="T96_28">,<text:s/></text:span><text:span text:style-name="T96_29">who</text:span><text:span text:style-name="T96_30"><text:s/></text:span><text:span text:style-name="T96_31">either</text:span><text:span text:style-name="T96_32"><text:s/></text:span><text:span text:style-name="T96_33">carries</text:span><text:span text:style-name="T96_34"><text:s/></text:span><text:span text:style-name="T96_35">a</text:span><text:span text:style-name="T96_36"><text:s/></text:span><text:span text:style-name="T96_37">two</text:span><text:span text:style-name="T96_38">-</text:span><text:span text:style-name="T96_39">handed</text:span><text:span text:style-name="T96_40"><text:s/></text:span><text:span text:style-name="T96_41">blade</text:span><text:span text:style-name="T96_42"><text:s/></text:span><text:span text:style-name="T96_43">that</text:span><text:span text:style-name="T96_44"><text:s/></text:span><text:span text:style-name="T96_45">i</text:span><text:span text:style-name="T96_46"><text:s/></text:span><text:span text:style-name="T96_47">almost</text:span><text:span text:style-name="T96_48"><text:s/></text:span><text:span text:style-name="T96_49">as</text:span><text:span text:style-name="T96_50"><text:s/></text:span><text:span text:style-name="T96_51">big</text:span><text:span text:style-name="T96_52"><text:s/></text:span><text:span text:style-name="T96_53">as</text:span><text:span text:style-name="T96_54"><text:s/></text:span><text:span text:style-name="T96_55">himself</text:span><text:span text:style-name="T96_56">,<text:s/></text:span><text:span text:style-name="T96_57">and</text:span><text:span text:style-name="T96_58"><text:s/></text:span><text:span text:style-name="T96_59">whose</text:span><text:span text:style-name="T96_60"><text:s/></text:span><text:span text:style-name="T96_61">wild</text:span><text:span text:style-name="T96_62"><text:s/></text:span><text:span text:style-name="T96_63">wings</text:span><text:span text:style-name="T96_64"><text:s/></text:span><text:span text:style-name="T96_65">cleave</text:span><text:span text:style-name="T96_66"><text:s/></text:span><text:span text:style-name="T96_67">through</text:span><text:span text:style-name="T96_68"><text:s/></text:span><text:span text:style-name="T96_69">the</text:span><text:span text:style-name="T96_70"><text:s/></text:span><text:span text:style-name="T96_71">hordes</text:span><text:span text:style-name="T96_72"><text:s/></text:span><text:span text:style-name="T96_73">of</text:span><text:span text:style-name="T96_74"><text:s/></text:span><text:span text:style-name="T96_75">enemies</text:span><text:span text:style-name="T96_76"><text:s/></text:span><text:span text:style-name="T96_77">at</text:span><text:span text:style-name="T96_78"><text:s/></text:span><text:span text:style-name="T96_79">his</text:span><text:span text:style-name="T96_80"><text:s/></text:span><text:span text:style-name="T96_81">feet</text:span><text:span text:style-name="T96_82">.<text:s/></text:span><text:span text:style-name="T96_83">The</text:span><text:span text:style-name="T96_84"><text:s/></text:span><text:span text:style-name="T96_85">other</text:span><text:span text:style-name="T96_86"><text:s/></text:span><text:span text:style-name="T96_87">view</text:span><text:span text:style-name="T96_88"><text:s/></text:span><text:span text:style-name="T96_89">is</text:span><text:span text:style-name="T96_90"><text:s/></text:span><text:span text:style-name="T96_91">that</text:span><text:span text:style-name="T96_92"><text:s/></text:span><text:span text:style-name="T96_93">of</text:span><text:span text:style-name="T96_94"><text:s/></text:span><text:span text:style-name="T96_95">the</text:span><text:span text:style-name="T96_96"><text:s/></text:span><text:span text:style-name="T96_97">so</text:span><text:span text:style-name="T96_98">-</text:span><text:span text:style-name="T96_99">called</text:span><text:span text:style-name="T96_100"><text:s/>'</text:span><text:span text:style-name="T96_101">Sword</text:span><text:span text:style-name="T96_102"><text:s/></text:span><text:span text:style-name="T96_103">and</text:span><text:span text:style-name="T96_104"><text:s/></text:span><text:span text:style-name="T96_105">Board</text:span><text:span text:style-name="T96_106">'<text:s/></text:span><text:span text:style-name="T96_107">fighter</text:span><text:span text:style-name="T96_108">,<text:s/></text:span><text:span text:style-name="T96_109">a</text:span><text:span text:style-name="T96_110"><text:s/></text:span><text:span text:style-name="T96_111">clever</text:span><text:span text:style-name="T96_112"><text:s/></text:span><text:span text:style-name="T96_113">man</text:span><text:span text:style-name="T96_114"><text:s/></text:span><text:span text:style-name="T96_115">who</text:span><text:span text:style-name="T96_116"><text:s/></text:span><text:span text:style-name="T96_117">trades</text:span><text:span text:style-name="T96_118"><text:s/></text:span><text:span text:style-name="T96_119">offense</text:span><text:span text:style-name="T96_120"><text:s/></text:span><text:span text:style-name="T96_121">for</text:span><text:span text:style-name="T96_122"><text:s/></text:span><text:span text:style-name="T96_123">defence</text:span><text:span text:style-name="T96_124">,<text:s/></text:span><text:span text:style-name="T96_125">keeping</text:span><text:span text:style-name="T96_126"><text:s/></text:span><text:span text:style-name="T96_127">his</text:span><text:span text:style-name="T96_128"><text:s/></text:span><text:span text:style-name="T96_129">foes</text:span><text:span text:style-name="T96_130"><text:s/></text:span><text:span text:style-name="T96_131">at</text:span><text:span text:style-name="T96_132"><text:s/></text:span><text:span text:style-name="T96_133">bay</text:span><text:span text:style-name="T96_134"><text:s/></text:span><text:span text:style-name="T96_135">with</text:span><text:span text:style-name="T96_136"><text:s/></text:span><text:span text:style-name="T96_137">the</text:span><text:span text:style-name="T96_138"><text:s/></text:span><text:span text:style-name="T96_139">slashes</text:span><text:span text:style-name="T96_140"><text:s/></text:span><text:span text:style-name="T96_141">of</text:span><text:span text:style-name="T96_142"><text:s/></text:span><text:span text:style-name="T96_143">a</text:span><text:span text:style-name="T96_144"><text:s/></text:span><text:span text:style-name="T96_145">shorter</text:span><text:span text:style-name="T96_146">,<text:s/></text:span><text:span text:style-name="T96_147">less</text:span><text:span text:style-name="T96_148"><text:s/></text:span><text:span text:style-name="T96_149">lethal</text:span><text:span text:style-name="T96_150"><text:s/></text:span><text:span text:style-name="T96_151">blade</text:span><text:span text:style-name="T96_152">,<text:s/></text:span><text:span text:style-name="T96_153">while</text:span><text:span text:style-name="T96_154"><text:s/></text:span><text:span text:style-name="T96_155">swatting</text:span><text:span text:style-name="T96_156"><text:s/></text:span><text:span text:style-name="T96_157">them</text:span><text:span text:style-name="T96_158"><text:s/></text:span><text:span text:style-name="T96_159">away</text:span><text:span text:style-name="T96_160"><text:s/></text:span><text:span text:style-name="T96_161">with</text:span><text:span text:style-name="T96_162"><text:s/></text:span><text:span text:style-name="T96_163">his</text:span><text:span text:style-name="T96_164"><text:s/></text:span><text:span text:style-name="T96_165">shield</text:span><text:span text:style-name="T96_166">.</text:span></text:p>
      <text:p text:style-name="P97"/>
      <text:p text:style-name="P98"><text:span text:style-name="T98_1">Of</text:span><text:span text:style-name="T98_2"><text:s/></text:span><text:span text:style-name="T98_3">course</text:span><text:span text:style-name="T98_4">,<text:s/></text:span><text:span text:style-name="T98_5">other</text:span><text:span text:style-name="T98_6"><text:s/></text:span><text:span text:style-name="T98_7">adventuring</text:span><text:span text:style-name="T98_8"><text:s/></text:span><text:span text:style-name="T98_9">Fighters</text:span><text:span text:style-name="T98_10"><text:s/></text:span><text:span text:style-name="T98_11">exist</text:span><text:span text:style-name="T98_12">,<text:s/></text:span><text:span text:style-name="T98_13">and</text:span><text:span text:style-name="T98_14"><text:s/></text:span><text:span text:style-name="T98_15">some</text:span><text:span text:style-name="T98_16"><text:s/></text:span><text:span text:style-name="T98_17">have</text:span><text:span text:style-name="T98_18"><text:s/></text:span><text:span text:style-name="T98_19">more</text:span><text:span text:style-name="T98_20"><text:s/></text:span><text:span text:style-name="T98_21">options</text:span><text:span text:style-name="T98_22"><text:s/></text:span><text:span text:style-name="T98_23">at</text:span><text:span text:style-name="T98_24"><text:s/></text:span><text:span text:style-name="T98_25">their</text:span><text:span text:style-name="T98_26"><text:s/></text:span><text:span text:style-name="T98_27">disposal</text:span><text:span text:style-name="T98_28"><text:s/></text:span><text:span text:style-name="T98_29">than</text:span><text:span text:style-name="T98_30"><text:s/></text:span><text:span text:style-name="T98_31">a</text:span><text:span text:style-name="T98_32"><text:s/></text:span><text:span text:style-name="T98_33">simple</text:span><text:span text:style-name="T98_34"><text:s/></text:span><text:span text:style-name="T98_35">blade</text:span><text:span text:style-name="T98_36">...<text:s/></text:span><text:span text:style-name="T98_37">Those</text:span><text:span text:style-name="T98_38"><text:s/></text:span><text:span text:style-name="T98_39">who</text:span><text:span text:style-name="T98_40"><text:s/></text:span><text:span text:style-name="T98_41">use</text:span><text:span text:style-name="T98_42"><text:s/></text:span><text:span text:style-name="T98_43">long</text:span><text:span text:style-name="T98_44"><text:s/></text:span><text:span text:style-name="T98_45">weapons</text:span><text:span text:style-name="T98_46">,<text:s/></text:span><text:span text:style-name="T98_47">the</text:span><text:span text:style-name="T98_48"><text:s/></text:span><text:span text:style-name="T98_49">spears</text:span><text:span text:style-name="T98_50">,<text:s/></text:span><text:span text:style-name="T98_51">halberds</text:span><text:span text:style-name="T98_52"><text:s/></text:span><text:span text:style-name="T98_53">and</text:span><text:span text:style-name="T98_54"><text:s/></text:span><text:span text:style-name="T98_55">lances</text:span><text:span text:style-name="T98_56">,<text:s/></text:span><text:span text:style-name="T98_57">are</text:span><text:span text:style-name="T98_58"><text:s/></text:span><text:span text:style-name="T98_59">the</text:span><text:span text:style-name="T98_60"><text:s/></text:span><text:span text:style-name="T98_61">true</text:span><text:span text:style-name="T98_62"><text:s/></text:span><text:span text:style-name="T98_63">defenders</text:span><text:span text:style-name="T98_64">,<text:s/></text:span><text:span text:style-name="T98_65">soldiers</text:span><text:span text:style-name="T98_66"><text:s/></text:span><text:span text:style-name="T98_67">whose</text:span><text:span text:style-name="T98_68"><text:s/></text:span><text:span text:style-name="T98_69">can</text:span><text:span text:style-name="T98_70"><text:s/></text:span><text:span text:style-name="T98_71">stop</text:span><text:span text:style-name="T98_72"><text:s/></text:span><text:span text:style-name="T98_73">foes</text:span><text:span text:style-name="T98_74"><text:s/></text:span><text:span text:style-name="T98_75">from</text:span><text:span text:style-name="T98_76"><text:s/></text:span><text:span text:style-name="T98_77">approaching</text:span><text:span text:style-name="T98_78">,<text:s/></text:span><text:span text:style-name="T98_79">and</text:span><text:span text:style-name="T98_80"><text:s/></text:span><text:span text:style-name="T98_81">pierce</text:span><text:span text:style-name="T98_82"><text:s/></text:span><text:span text:style-name="T98_83">multiple</text:span><text:span text:style-name="T98_84"><text:s/></text:span><text:span text:style-name="T98_85">targets</text:span><text:span text:style-name="T98_86"><text:s/></text:span><text:span text:style-name="T98_87">at</text:span><text:span text:style-name="T98_88"><text:s/></text:span><text:span text:style-name="T98_89">once</text:span><text:span text:style-name="T98_90">.</text:span></text:p>
      <text:p text:style-name="P99"/>
      <text:p text:style-name="P100"><text:span text:style-name="T100_1">It</text:span><text:span text:style-name="T100_2"><text:s/></text:span><text:span text:style-name="T100_3">is</text:span><text:span text:style-name="T100_4"><text:s/></text:span><text:span text:style-name="T100_5">worth</text:span><text:span text:style-name="T100_6"><text:s/></text:span><text:span text:style-name="T100_7">noting</text:span><text:span text:style-name="T100_8"><text:s/></text:span><text:span text:style-name="T100_9">that</text:span><text:span text:style-name="T100_10"><text:s/></text:span><text:span text:style-name="T100_11">most</text:span><text:span text:style-name="T100_12"><text:s/></text:span><text:span text:style-name="T100_13">of</text:span><text:span text:style-name="T100_14"><text:s/></text:span><text:span text:style-name="T100_15">these</text:span><text:span text:style-name="T100_16"><text:s/></text:span><text:span text:style-name="T100_17">Fighters</text:span><text:span text:style-name="T100_18"><text:s/></text:span><text:span text:style-name="T100_19">hail</text:span><text:span text:style-name="T100_20"><text:s/></text:span><text:span text:style-name="T100_21">from</text:span><text:span text:style-name="T100_22"><text:s/></text:span><text:span text:style-name="T100_23">city</text:span><text:span text:style-name="T100_24"><text:s/></text:span><text:span text:style-name="T100_25">militia</text:span><text:span text:style-name="T100_26">,<text:s/></text:span><text:span text:style-name="T100_27">where</text:span><text:span text:style-name="T100_28"><text:s/></text:span><text:span text:style-name="T100_29">the</text:span><text:span text:style-name="T100_30"><text:s/></text:span><text:span text:style-name="T100_31">use</text:span><text:span text:style-name="T100_32"><text:s/></text:span><text:span text:style-name="T100_33">of</text:span><text:span text:style-name="T100_34"><text:s/></text:span><text:span text:style-name="T100_35">longer</text:span><text:span text:style-name="T100_36"><text:s/></text:span><text:span text:style-name="T100_37">weapons</text:span><text:span text:style-name="T100_38"><text:s/></text:span><text:span text:style-name="T100_39">enables</text:span><text:span text:style-name="T100_40"><text:s/></text:span><text:span text:style-name="T100_41">effective</text:span><text:span text:style-name="T100_42"><text:s/></text:span><text:span text:style-name="T100_43">mob</text:span><text:span text:style-name="T100_44"><text:s/></text:span><text:span text:style-name="T100_45">control</text:span><text:span text:style-name="T100_46">,<text:s/></text:span><text:span text:style-name="T100_47">while</text:span><text:span text:style-name="T100_48"><text:s/></text:span><text:span text:style-name="T100_49">also</text:span><text:span text:style-name="T100_50"><text:s/></text:span><text:span text:style-name="T100_51">being</text:span><text:span text:style-name="T100_52"><text:s/></text:span><text:span text:style-name="T100_53">an</text:span><text:span text:style-name="T100_54"><text:s/></text:span><text:span text:style-name="T100_55">intimidating</text:span><text:span text:style-name="T100_56"><text:s/></text:span><text:span text:style-name="T100_57">sight</text:span><text:span text:style-name="T100_58">.<text:s/></text:span><text:span text:style-name="T100_59">A</text:span><text:span text:style-name="T100_60"><text:s/></text:span><text:span text:style-name="T100_61">long</text:span><text:span text:style-name="T100_62"><text:s/></text:span><text:span text:style-name="T100_63">weapon</text:span><text:span text:style-name="T100_64"><text:s/></text:span><text:span text:style-name="T100_65">is</text:span><text:span text:style-name="T100_66"><text:s/></text:span><text:span text:style-name="T100_67">not</text:span><text:span text:style-name="T100_68"><text:s/></text:span><text:span text:style-name="T100_69">the</text:span><text:span text:style-name="T100_70"><text:s/></text:span><text:span text:style-name="T100_71">be</text:span><text:span text:style-name="T100_72"><text:s/></text:span><text:span text:style-name="T100_73">all</text:span><text:span text:style-name="T100_74"><text:s/></text:span><text:span text:style-name="T100_75">and</text:span><text:span text:style-name="T100_76"><text:s/></text:span><text:span text:style-name="T100_77">end</text:span><text:span text:style-name="T100_78"><text:s/></text:span><text:span text:style-name="T100_79">all</text:span><text:span text:style-name="T100_80"><text:s/></text:span><text:span text:style-name="T100_81">of</text:span><text:span text:style-name="T100_82"><text:s/></text:span><text:span text:style-name="T100_83">defence</text:span><text:span text:style-name="T100_84">,<text:s/></text:span><text:span text:style-name="T100_85">and</text:span><text:span text:style-name="T100_86"><text:s/></text:span><text:span text:style-name="T100_87">most</text:span><text:span text:style-name="T100_88"><text:s/></text:span><text:span text:style-name="T100_89">militia</text:span><text:span text:style-name="T100_90"><text:s/></text:span><text:span text:style-name="T100_91">appreciate</text:span><text:span text:style-name="T100_92"><text:s/></text:span><text:span text:style-name="T100_93">this</text:span><text:span text:style-name="T100_94">,<text:s/></text:span><text:span text:style-name="T100_95">and</text:span><text:span text:style-name="T100_96"><text:s/></text:span><text:span text:style-name="T100_97">also</text:span><text:span text:style-name="T100_98"><text:s/></text:span><text:span text:style-name="T100_99">train</text:span><text:span text:style-name="T100_100"><text:s/></text:span><text:span text:style-name="T100_101">their</text:span><text:span text:style-name="T100_102"><text:s/></text:span><text:span text:style-name="T100_103">Fighters</text:span><text:span text:style-name="T100_104"><text:s/></text:span><text:span text:style-name="T100_105">to</text:span><text:span text:style-name="T100_106"><text:s/></text:span><text:span text:style-name="T100_107">carry</text:span><text:span text:style-name="T100_108"><text:s/></text:span><text:span text:style-name="T100_109">more</text:span><text:span text:style-name="T100_110"><text:s/></text:span><text:span text:style-name="T100_111">traditional</text:span><text:span text:style-name="T100_112"><text:s/></text:span><text:span text:style-name="T100_113">weaponry</text:span><text:span text:style-name="T100_114">.</text:span></text:p>
      <text:p text:style-name="P101"/>
      <text:p text:style-name="P102"><text:span text:style-name="T102_1">A</text:span><text:span text:style-name="T102_2"><text:s/></text:span><text:span text:style-name="T102_3">long</text:span><text:span text:style-name="T102_4"><text:s/></text:span><text:span text:style-name="T102_5">weapon</text:span><text:span text:style-name="T102_6"><text:s/></text:span><text:span text:style-name="T102_7">fighter</text:span><text:span text:style-name="T102_8"><text:s/></text:span><text:span text:style-name="T102_9">is</text:span><text:span text:style-name="T102_10"><text:s/></text:span><text:span text:style-name="T102_11">most</text:span><text:span text:style-name="T102_12"><text:s/></text:span><text:span text:style-name="T102_13">effective</text:span><text:span text:style-name="T102_14"><text:s/></text:span><text:span text:style-name="T102_15">in</text:span><text:span text:style-name="T102_16"><text:s/></text:span><text:span text:style-name="T102_17">the</text:span><text:span text:style-name="T102_18"><text:s/></text:span><text:span text:style-name="T102_19">second</text:span><text:span text:style-name="T102_20"><text:s/></text:span><text:span text:style-name="T102_21">rank</text:span><text:span text:style-name="T102_22"><text:s/></text:span><text:span text:style-name="T102_23">of</text:span><text:span text:style-name="T102_24"><text:s/></text:span><text:span text:style-name="T102_25">a</text:span><text:span text:style-name="T102_26"><text:s/></text:span><text:span text:style-name="T102_27">fight</text:span><text:span text:style-name="T102_28">,<text:s/></text:span><text:span text:style-name="T102_29">attacking</text:span><text:span text:style-name="T102_30"><text:s/></text:span><text:span text:style-name="T102_31">through</text:span><text:span text:style-name="T102_32"><text:s/></text:span><text:span text:style-name="T102_33">the</text:span><text:span text:style-name="T102_34"><text:s/></text:span><text:span text:style-name="T102_35">gaps</text:span><text:span text:style-name="T102_36"><text:s/></text:span><text:span text:style-name="T102_37">that</text:span><text:span text:style-name="T102_38"><text:s/></text:span><text:span text:style-name="T102_39">are</text:span><text:span text:style-name="T102_40"><text:s/></text:span><text:span text:style-name="T102_41">opened</text:span><text:span text:style-name="T102_42"><text:s/></text:span><text:span text:style-name="T102_43">up</text:span><text:span text:style-name="T102_44"><text:s/></text:span><text:span text:style-name="T102_45">by</text:span><text:span text:style-name="T102_46"><text:s/></text:span><text:span text:style-name="T102_47">the</text:span><text:span text:style-name="T102_48"><text:s/></text:span><text:span text:style-name="T102_49">sword</text:span><text:span text:style-name="T102_50"><text:s/></text:span><text:span text:style-name="T102_51">using</text:span><text:span text:style-name="T102_52"><text:s/></text:span><text:span text:style-name="T102_53">defenders</text:span><text:span text:style-name="T102_54">,<text:s/></text:span><text:span text:style-name="T102_55">and</text:span><text:span text:style-name="T102_56"><text:s/></text:span><text:span text:style-name="T102_57">stopping</text:span><text:span text:style-name="T102_58"><text:s/></text:span><text:span text:style-name="T102_59">the</text:span><text:span text:style-name="T102_60"><text:s/></text:span><text:span text:style-name="T102_61">enemies</text:span><text:span text:style-name="T102_62"><text:s/></text:span><text:span text:style-name="T102_63">from</text:span><text:span text:style-name="T102_64"><text:s/></text:span><text:span text:style-name="T102_65">moving</text:span><text:span text:style-name="T102_66"><text:s/></text:span><text:span text:style-name="T102_67">through</text:span><text:span text:style-name="T102_68"><text:s/></text:span><text:span text:style-name="T102_69">said</text:span><text:span text:style-name="T102_70"><text:s/></text:span><text:span text:style-name="T102_71">gaps</text:span><text:span text:style-name="T102_72"><text:s/></text:span><text:span text:style-name="T102_73">to</text:span><text:span text:style-name="T102_74"><text:s/></text:span><text:span text:style-name="T102_75">engage</text:span><text:span text:style-name="T102_76"><text:s/></text:span><text:span text:style-name="T102_77">the</text:span><text:span text:style-name="T102_78"><text:s/></text:span><text:span text:style-name="T102_79">rest</text:span><text:span text:style-name="T102_80"><text:s/></text:span><text:span text:style-name="T102_81">of</text:span><text:span text:style-name="T102_82"><text:s/></text:span><text:span text:style-name="T102_83">the</text:span><text:span text:style-name="T102_84"><text:s/></text:span><text:span text:style-name="T102_85">party</text:span><text:span text:style-name="T102_86">.</text:span></text:p>
      <text:p text:style-name="P103"/>
      <text:p text:style-name="P104"/>
      <text:p text:style-name="P105"/>
      <text:p text:style-name="P106"><text:span text:style-name="T106_1">999<text:s/></text:span><text:span text:style-name="T106_2">SGP</text:span><text:span text:style-name="T106_3"><text:s/></text:span><text:span text:style-name="T106_4">True</text:span><text:span text:style-name="T106_5"><text:s/></text:span><text:span text:style-name="T106_6">Beastmasters</text:span><text:span text:style-name="T106_7">.</text:span><text:span text:style-name="T106_8">part</text:span></text:p>
      <text:p text:style-name="P107"><text:span text:style-name="T107_1">Our</text:span><text:span text:style-name="T107_2"><text:s/></text:span><text:span text:style-name="T107_3">gaming</text:span><text:span text:style-name="T107_4"><text:s/></text:span><text:span text:style-name="T107_5">group</text:span><text:span text:style-name="T107_6"><text:s/></text:span><text:span text:style-name="T107_7">has</text:span><text:span text:style-name="T107_8"><text:s/></text:span><text:span text:style-name="T107_9">had</text:span><text:span text:style-name="T107_10"><text:s/></text:span><text:span text:style-name="T107_11">severl</text:span><text:span text:style-name="T107_12"><text:s/></text:span><text:span text:style-name="T107_13">beastmaster</text:span><text:span text:style-name="T107_14"><text:s/></text:span><text:span text:style-name="T107_15">rangers</text:span><text:span text:style-name="T107_16">,<text:s/></text:span><text:span text:style-name="T107_17">who</text:span><text:span text:style-name="T107_18"><text:s/></text:span><text:span text:style-name="T107_19">have</text:span><text:span text:style-name="T107_20"><text:s/></text:span><text:span text:style-name="T107_21">all</text:span><text:span text:style-name="T107_22"><text:s/></text:span><text:span text:style-name="T107_23">complianed</text:span><text:span text:style-name="T107_24"><text:s/></text:span><text:span text:style-name="T107_25">that</text:span><text:span text:style-name="T107_26"><text:s/></text:span><text:span text:style-name="T107_27">the</text:span><text:span text:style-name="T107_28"><text:s/></text:span><text:span text:style-name="T107_29">beast</text:span><text:span text:style-name="T107_30"><text:s/></text:span><text:span text:style-name="T107_31">doesn</text:span><text:span text:style-name="T107_32">'</text:span><text:span text:style-name="T107_33">t</text:span><text:span text:style-name="T107_34"><text:s/></text:span><text:span text:style-name="T107_35">really</text:span><text:span text:style-name="T107_36"><text:s/></text:span><text:span text:style-name="T107_37">do</text:span><text:span text:style-name="T107_38"><text:s/></text:span><text:span text:style-name="T107_39">much</text:span><text:span text:style-name="T107_40">.<text:s/></text:span><text:span text:style-name="T107_41">This</text:span><text:span text:style-name="T107_42"><text:s/></text:span><text:span text:style-name="T107_43">file</text:span><text:span text:style-name="T107_44"><text:s/></text:span><text:span text:style-name="T107_45">adds</text:span><text:span text:style-name="T107_46"><text:s/></text:span><text:span text:style-name="T107_47">more</text:span><text:span text:style-name="T107_48"><text:s/></text:span><text:span text:style-name="T107_49">feats</text:span><text:span text:style-name="T107_50"><text:s/></text:span><text:span text:style-name="T107_51">and</text:span><text:span text:style-name="T107_52"><text:s/></text:span><text:span text:style-name="T107_53">powers</text:span><text:span text:style-name="T107_54"><text:s/></text:span><text:span text:style-name="T107_55">that</text:span><text:span text:style-name="T107_56"><text:s/></text:span><text:span text:style-name="T107_57">drastically</text:span><text:span text:style-name="T107_58"><text:s/></text:span><text:span text:style-name="T107_59">improve</text:span><text:span text:style-name="T107_60"><text:s/></text:span><text:span text:style-name="T107_61">the</text:span><text:span text:style-name="T107_62"><text:s/></text:span><text:span text:style-name="T107_63">beast</text:span><text:span text:style-name="T107_64">'</text:span><text:span text:style-name="T107_65">s</text:span><text:span text:style-name="T107_66"><text:s/></text:span><text:span text:style-name="T107_67">role</text:span><text:span text:style-name="T107_68">.<text:s/></text:span><text:span text:style-name="T107_69">I</text:span><text:span text:style-name="T107_70"><text:s/></text:span><text:span text:style-name="T107_71">also</text:span><text:span text:style-name="T107_72"><text:s/></text:span><text:span text:style-name="T107_73">ahve</text:span><text:span text:style-name="T107_74"><text:s/></text:span><text:span text:style-name="T107_75">a</text:span><text:span text:style-name="T107_76"><text:s/></text:span><text:span text:style-name="T107_77">file</text:span><text:span text:style-name="T107_78"><text:s/></text:span><text:span text:style-name="T107_79">which</text:span><text:span text:style-name="T107_80"><text:s/></text:span><text:span text:style-name="T107_81">ups</text:span><text:span text:style-name="T107_82"><text:s/></text:span><text:span text:style-name="T107_83">the</text:span><text:span text:style-name="T107_84"><text:s/></text:span><text:span text:style-name="T107_85">stats</text:span><text:span text:style-name="T107_86"><text:s/></text:span><text:span text:style-name="T107_87">of</text:span><text:span text:style-name="T107_88"><text:s/></text:span><text:span text:style-name="T107_89">beast</text:span><text:span text:style-name="T107_90"><text:s/></text:span><text:span text:style-name="T107_91">companions</text:span><text:span text:style-name="T107_92">,<text:s/></text:span><text:span text:style-name="T107_93">but</text:span><text:span text:style-name="T107_94"><text:s/></text:span><text:span text:style-name="T107_95">i</text:span><text:span text:style-name="T107_96">'</text:span><text:span text:style-name="T107_97">ve</text:span><text:span text:style-name="T107_98"><text:s/></text:span><text:span text:style-name="T107_99">not</text:span><text:span text:style-name="T107_100"><text:s/></text:span><text:span text:style-name="T107_101">included</text:span><text:span text:style-name="T107_102"><text:s/></text:span><text:span text:style-name="T107_103">it</text:span><text:span text:style-name="T107_104"><text:s/></text:span><text:span text:style-name="T107_105">here</text:span><text:span text:style-name="T107_106">.</text:span></text:p>
      <text:p text:style-name="P108"/>
      <text:p text:style-name="P109"><text:span text:style-name="T109_1">True</text:span><text:span text:style-name="T109_2"><text:s/></text:span><text:span text:style-name="T109_3">Beastmasters</text:span></text:p>
      <text:p text:style-name="P110"/>
      <text:p text:style-name="P111"><text:span text:style-name="T111_1">Release</text:span><text:span text:style-name="T111_2"><text:s/></text:span><text:span text:style-name="T111_3">the</text:span><text:span text:style-name="T111_4"><text:s/></text:span><text:span text:style-name="T111_5">Hounds</text:span><text:span text:style-name="T111_6">!</text:span></text:p>
      <text:p text:style-name="P112"><text:span text:style-name="T112_1">Amongst</text:span><text:span text:style-name="T112_2"><text:s/></text:span><text:span text:style-name="T112_3">the</text:span><text:span text:style-name="T112_4"><text:s/></text:span><text:span text:style-name="T112_5">wild</text:span><text:span text:style-name="T112_6"><text:s/></text:span><text:span text:style-name="T112_7">lands</text:span><text:span text:style-name="T112_8"><text:s/></text:span><text:span text:style-name="T112_9">of</text:span><text:span text:style-name="T112_10"><text:s/></text:span><text:span text:style-name="T112_11">the</text:span><text:span text:style-name="T112_12"><text:s/></text:span><text:span text:style-name="T112_13">Nentir</text:span><text:span text:style-name="T112_14"><text:s/></text:span><text:span text:style-name="T112_15">Vale</text:span><text:span text:style-name="T112_16">,<text:s/></text:span><text:span text:style-name="T112_17">north</text:span><text:span text:style-name="T112_18"><text:s/></text:span><text:span text:style-name="T112_19">of</text:span><text:span text:style-name="T112_20"><text:s/></text:span><text:span text:style-name="T112_21">Fallcrest</text:span><text:span text:style-name="T112_22">,<text:s/></text:span><text:span text:style-name="T112_23">a</text:span><text:span text:style-name="T112_24"><text:s/></text:span><text:span text:style-name="T112_25">ranger</text:span><text:span text:style-name="T112_26"><text:s/></text:span><text:span text:style-name="T112_27">with</text:span><text:span text:style-name="T112_28"><text:s/></text:span><text:span text:style-name="T112_29">a</text:span><text:span text:style-name="T112_30"><text:s/></text:span><text:span text:style-name="T112_31">normally</text:span><text:span text:style-name="T112_32"><text:s/></text:span><text:span text:style-name="T112_33">wild</text:span><text:span text:style-name="T112_34"><text:s/></text:span><text:span text:style-name="T112_35">beast</text:span><text:span text:style-name="T112_36"><text:s/></text:span><text:span text:style-name="T112_37">at</text:span><text:span text:style-name="T112_38"><text:s/></text:span><text:span text:style-name="T112_39">their</text:span><text:span text:style-name="T112_40"><text:s/></text:span><text:span text:style-name="T112_41">side</text:span><text:span text:style-name="T112_42"><text:s/></text:span><text:span text:style-name="T112_43">is</text:span><text:span text:style-name="T112_44"><text:s/></text:span><text:span text:style-name="T112_45">a</text:span><text:span text:style-name="T112_46"><text:s/></text:span><text:span text:style-name="T112_47">common</text:span><text:span text:style-name="T112_48">.<text:s/></text:span><text:span text:style-name="T112_49">These</text:span><text:span text:style-name="T112_50"><text:s/></text:span><text:span text:style-name="T112_51">beastmaster</text:span><text:span text:style-name="T112_52"><text:s/></text:span><text:span text:style-name="T112_53">rangers</text:span><text:span text:style-name="T112_54"><text:s/></text:span><text:span text:style-name="T112_55">exhibit</text:span><text:span text:style-name="T112_56"><text:s/></text:span><text:span text:style-name="T112_57">tremendous</text:span><text:span text:style-name="T112_58"><text:s/></text:span><text:span text:style-name="T112_59">control</text:span><text:span text:style-name="T112_60"><text:s/></text:span><text:span text:style-name="T112_61">over</text:span><text:span text:style-name="T112_62"><text:s/></text:span><text:span text:style-name="T112_63">their</text:span><text:span text:style-name="T112_64"><text:s/></text:span><text:span text:style-name="T112_65">companions</text:span><text:span text:style-name="T112_66">,<text:s/></text:span><text:span text:style-name="T112_67">training</text:span><text:span text:style-name="T112_68"><text:s/></text:span><text:span text:style-name="T112_69">as</text:span><text:span text:style-name="T112_70"><text:s/></text:span><text:span text:style-name="T112_71">hard</text:span><text:span text:style-name="T112_72"><text:s/></text:span><text:span text:style-name="T112_73">as</text:span><text:span text:style-name="T112_74"><text:s/></text:span><text:span text:style-name="T112_75">a</text:span><text:span text:style-name="T112_76"><text:s/></text:span><text:span text:style-name="T112_77">fighter</text:span><text:span text:style-name="T112_78"><text:s/></text:span><text:span text:style-name="T112_79">trains</text:span><text:span text:style-name="T112_80"><text:s/></text:span><text:span text:style-name="T112_81">with</text:span><text:span text:style-name="T112_82"><text:s/></text:span><text:span text:style-name="T112_83">his</text:span><text:span text:style-name="T112_84"><text:s/></text:span><text:span text:style-name="T112_85">sword</text:span><text:span text:style-name="T112_86"><text:s/></text:span><text:span text:style-name="T112_87">and</text:span><text:span text:style-name="T112_88"><text:s/></text:span><text:span text:style-name="T112_89">shield</text:span><text:span text:style-name="T112_90"><text:s/></text:span><text:span text:style-name="T112_91">to</text:span><text:span text:style-name="T112_92"><text:s/></text:span><text:span text:style-name="T112_93">keep</text:span><text:span text:style-name="T112_94"><text:s/></text:span><text:span text:style-name="T112_95">them</text:span><text:span text:style-name="T112_96"><text:s/></text:span><text:span text:style-name="T112_97">under</text:span><text:span text:style-name="T112_98"><text:s/></text:span><text:span text:style-name="T112_99">control</text:span><text:span text:style-name="T112_100">,<text:s/></text:span><text:span text:style-name="T112_101">to</text:span><text:span text:style-name="T112_102"><text:s/></text:span><text:span text:style-name="T112_103">tame</text:span><text:span text:style-name="T112_104"><text:s/></text:span><text:span text:style-name="T112_105">the</text:span><text:span text:style-name="T112_106"><text:s/></text:span><text:span text:style-name="T112_107">primal</text:span><text:span text:style-name="T112_108"><text:s/></text:span><text:span text:style-name="T112_109">forces</text:span><text:span text:style-name="T112_110"><text:s/></text:span><text:span text:style-name="T112_111">of</text:span><text:span text:style-name="T112_112"><text:s/></text:span><text:span text:style-name="T112_113">nature</text:span><text:span text:style-name="T112_114"><text:s/></text:span><text:span text:style-name="T112_115">that</text:span><text:span text:style-name="T112_116"><text:s/></text:span><text:span text:style-name="T112_117">they</text:span><text:span text:style-name="T112_118"><text:s/></text:span><text:span text:style-name="T112_119">call</text:span><text:span text:style-name="T112_120"><text:s/></text:span><text:span text:style-name="T112_121">a</text:span><text:span text:style-name="T112_122"><text:s/></text:span><text:span text:style-name="T112_123">friend</text:span><text:span text:style-name="T112_124">.<text:s/></text:span><text:span text:style-name="T112_125">Even</text:span><text:span text:style-name="T112_126"><text:s/></text:span><text:span text:style-name="T112_127">so</text:span><text:span text:style-name="T112_128">,<text:s/></text:span><text:span text:style-name="T112_129">they</text:span><text:span text:style-name="T112_130"><text:s/></text:span><text:span text:style-name="T112_131">are</text:span><text:span text:style-name="T112_132"><text:s/></text:span><text:span text:style-name="T112_133">viewed</text:span><text:span text:style-name="T112_134"><text:s/></text:span><text:span text:style-name="T112_135">with</text:span><text:span text:style-name="T112_136"><text:s/></text:span><text:span text:style-name="T112_137">suspicion</text:span><text:span text:style-name="T112_138"><text:s/></text:span><text:span text:style-name="T112_139">in</text:span><text:span text:style-name="T112_140"><text:s/></text:span><text:span text:style-name="T112_141">the</text:span><text:span text:style-name="T112_142"><text:s/></text:span><text:span text:style-name="T112_143">larger</text:span><text:span text:style-name="T112_144"><text:s/></text:span><text:span text:style-name="T112_145">towns</text:span><text:span text:style-name="T112_146"><text:s/></text:span><text:span text:style-name="T112_147">and</text:span><text:span text:style-name="T112_148"><text:s/></text:span><text:span text:style-name="T112_149">cities</text:span><text:span text:style-name="T112_150"><text:s/></text:span><text:span text:style-name="T112_151">of</text:span><text:span text:style-name="T112_152"><text:s/></text:span><text:span text:style-name="T112_153">the</text:span><text:span text:style-name="T112_154"><text:s/></text:span><text:span text:style-name="T112_155">world</text:span><text:span text:style-name="T112_156">.</text:span></text:p>
      <text:p text:style-name="P113"/>
      <text:p text:style-name="P114"><text:span text:style-name="T114_1">And</text:span><text:span text:style-name="T114_2"><text:s/></text:span><text:span text:style-name="T114_3">in</text:span><text:span text:style-name="T114_4"><text:s/></text:span><text:span text:style-name="T114_5">some</text:span><text:span text:style-name="T114_6"><text:s/></text:span><text:span text:style-name="T114_7">cases</text:span><text:span text:style-name="T114_8">,<text:s/></text:span><text:span text:style-name="T114_9">this</text:span><text:span text:style-name="T114_10"><text:s/></text:span><text:span text:style-name="T114_11">suspicion</text:span><text:span text:style-name="T114_12"><text:s/></text:span><text:span text:style-name="T114_13">is</text:span><text:span text:style-name="T114_14"><text:s/></text:span><text:span text:style-name="T114_15">warranted</text:span><text:span text:style-name="T114_16">,<text:s/></text:span><text:span text:style-name="T114_17">for</text:span><text:span text:style-name="T114_18"><text:s/></text:span><text:span text:style-name="T114_19">amongst</text:span><text:span text:style-name="T114_20"><text:s/></text:span><text:span text:style-name="T114_21">the</text:span><text:span text:style-name="T114_22"><text:s/></text:span><text:span text:style-name="T114_23">forests</text:span><text:span text:style-name="T114_24"><text:s/></text:span><text:span text:style-name="T114_25">and</text:span><text:span text:style-name="T114_26"><text:s/></text:span><text:span text:style-name="T114_27">foothills</text:span><text:span text:style-name="T114_28">,<text:s/></text:span><text:span text:style-name="T114_29">there</text:span><text:span text:style-name="T114_30"><text:s/></text:span><text:span text:style-name="T114_31">are</text:span><text:span text:style-name="T114_32"><text:s/></text:span><text:span text:style-name="T114_33">warriors</text:span><text:span text:style-name="T114_34"><text:s/></text:span><text:span text:style-name="T114_35">of</text:span><text:span text:style-name="T114_36"><text:s/></text:span><text:span text:style-name="T114_37">the</text:span><text:span text:style-name="T114_38"><text:s/></text:span><text:span text:style-name="T114_39">wilderness</text:span><text:span text:style-name="T114_40"><text:s/></text:span><text:span text:style-name="T114_41">who</text:span><text:span text:style-name="T114_42"><text:s/></text:span><text:span text:style-name="T114_43">are</text:span><text:span text:style-name="T114_44"><text:s/></text:span><text:span text:style-name="T114_45">as</text:span><text:span text:style-name="T114_46"><text:s/></text:span><text:span text:style-name="T114_47">primal</text:span><text:span text:style-name="T114_48"><text:s/></text:span><text:span text:style-name="T114_49">as</text:span><text:span text:style-name="T114_50"><text:s/></text:span><text:span text:style-name="T114_51">the</text:span><text:span text:style-name="T114_52"><text:s/></text:span><text:span text:style-name="T114_53">beasts</text:span><text:span text:style-name="T114_54"><text:s/></text:span><text:span text:style-name="T114_55">they</text:span><text:span text:style-name="T114_56"><text:s/></text:span><text:span text:style-name="T114_57">have</text:span><text:span text:style-name="T114_58"><text:s/></text:span><text:span text:style-name="T114_59">befriended</text:span><text:span text:style-name="T114_60">,<text:s/></text:span><text:span text:style-name="T114_61">who</text:span><text:span text:style-name="T114_62"><text:s/></text:span><text:span text:style-name="T114_63">have</text:span><text:span text:style-name="T114_64"><text:s/></text:span><text:span text:style-name="T114_65">not</text:span><text:span text:style-name="T114_66"><text:s/></text:span><text:span text:style-name="T114_67">tried</text:span><text:span text:style-name="T114_68"><text:s/></text:span><text:span text:style-name="T114_69">to</text:span><text:span text:style-name="T114_70"><text:s/></text:span><text:span text:style-name="T114_71">keep</text:span><text:span text:style-name="T114_72"><text:s/></text:span><text:span text:style-name="T114_73">their</text:span><text:span text:style-name="T114_74"><text:s/></text:span><text:span text:style-name="T114_75">beasts</text:span><text:span text:style-name="T114_76"><text:s/></text:span><text:span text:style-name="T114_77">under</text:span><text:span text:style-name="T114_78"><text:s/></text:span><text:span text:style-name="T114_79">the</text:span><text:span text:style-name="T114_80"><text:s/></text:span><text:span text:style-name="T114_81">same</text:span><text:span text:style-name="T114_82"><text:s/></text:span><text:span text:style-name="T114_83">strict</text:span><text:span text:style-name="T114_84"><text:s/></text:span><text:span text:style-name="T114_85">control</text:span><text:span text:style-name="T114_86"><text:s/></text:span><text:span text:style-name="T114_87">that</text:span><text:span text:style-name="T114_88"><text:s/></text:span><text:span text:style-name="T114_89">most</text:span><text:span text:style-name="T114_90"><text:s/></text:span><text:span text:style-name="T114_91">rangers</text:span><text:span text:style-name="T114_92"><text:s/></text:span><text:span text:style-name="T114_93">exert</text:span><text:span text:style-name="T114_94">.<text:s/></text:span><text:span text:style-name="T114_95">These</text:span><text:span text:style-name="T114_96"><text:s/></text:span><text:span text:style-name="T114_97">rangers</text:span><text:span text:style-name="T114_98"><text:s/></text:span><text:span text:style-name="T114_99">are</text:span><text:span text:style-name="T114_100"><text:s/></text:span><text:span text:style-name="T114_101">as</text:span><text:span text:style-name="T114_102"><text:s/></text:span><text:span text:style-name="T114_103">wild</text:span><text:span text:style-name="T114_104"><text:s/></text:span><text:span text:style-name="T114_105">in</text:span><text:span text:style-name="T114_106"><text:s/></text:span><text:span text:style-name="T114_107">appearance</text:span><text:span text:style-name="T114_108"><text:s/></text:span><text:span text:style-name="T114_109">and</text:span><text:span text:style-name="T114_110"><text:s/></text:span><text:span text:style-name="T114_111">outlook</text:span><text:span text:style-name="T114_112"><text:s/></text:span><text:span text:style-name="T114_113">as</text:span><text:span text:style-name="T114_114"><text:s/></text:span><text:span text:style-name="T114_115">their</text:span><text:span text:style-name="T114_116"><text:s/></text:span><text:span text:style-name="T114_117">beasts</text:span><text:span text:style-name="T114_118">,<text:s/></text:span><text:span text:style-name="T114_119">who</text:span><text:span text:style-name="T114_120"><text:s/></text:span><text:span text:style-name="T114_121">harness</text:span><text:span text:style-name="T114_122"><text:s/></text:span><text:span text:style-name="T114_123">their</text:span><text:span text:style-name="T114_124"><text:s/></text:span><text:span text:style-name="T114_125">animalistic</text:span><text:span text:style-name="T114_126"><text:s/></text:span><text:span text:style-name="T114_127">qualities</text:span><text:span text:style-name="T114_128"><text:s/></text:span><text:span text:style-name="T114_129">to</text:span><text:span text:style-name="T114_130"><text:s/></text:span><text:span text:style-name="T114_131">the</text:span><text:span text:style-name="T114_132"><text:s/></text:span><text:span text:style-name="T114_133">best</text:span><text:span text:style-name="T114_134"><text:s/></text:span><text:span text:style-name="T114_135">effect</text:span><text:span text:style-name="T114_136">.<text:s/></text:span><text:span text:style-name="T114_137">Rather</text:span><text:span text:style-name="T114_138"><text:s/></text:span><text:span text:style-name="T114_139">than</text:span><text:span text:style-name="T114_140"><text:s/></text:span><text:span text:style-name="T114_141">simply</text:span><text:span text:style-name="T114_142"><text:s/></text:span><text:span text:style-name="T114_143">using</text:span><text:span text:style-name="T114_144"><text:s/></text:span><text:span text:style-name="T114_145">their</text:span><text:span text:style-name="T114_146"><text:s/></text:span><text:span text:style-name="T114_147">beasts</text:span><text:span text:style-name="T114_148"><text:s/></text:span><text:span text:style-name="T114_149">speed</text:span><text:span text:style-name="T114_150"><text:s/></text:span><text:span text:style-name="T114_151">and</text:span><text:span text:style-name="T114_152"><text:s/></text:span><text:span text:style-name="T114_153">agility</text:span><text:span text:style-name="T114_154"><text:s/></text:span><text:span text:style-name="T114_155">to</text:span><text:span text:style-name="T114_156"><text:s/></text:span><text:span text:style-name="T114_157">reach</text:span><text:span text:style-name="T114_158"><text:s/></text:span><text:span text:style-name="T114_159">targets</text:span><text:span text:style-name="T114_160">,<text:s/></text:span><text:span text:style-name="T114_161">and</text:span><text:span text:style-name="T114_162"><text:s/></text:span><text:span text:style-name="T114_163">having</text:span><text:span text:style-name="T114_164"><text:s/></text:span><text:span text:style-name="T114_165">a</text:span><text:span text:style-name="T114_166"><text:s/></text:span><text:span text:style-name="T114_167">vicious</text:span><text:span text:style-name="T114_168"><text:s/></text:span><text:span text:style-name="T114_169">ally</text:span><text:span text:style-name="T114_170"><text:s/></text:span><text:span text:style-name="T114_171">to</text:span><text:span text:style-name="T114_172"><text:s/></text:span><text:span text:style-name="T114_173">flank</text:span><text:span text:style-name="T114_174"><text:s/></text:span><text:span text:style-name="T114_175">with</text:span><text:span text:style-name="T114_176">,<text:s/></text:span><text:span text:style-name="T114_177">these</text:span><text:span text:style-name="T114_178"><text:s/></text:span><text:span text:style-name="T114_179">wild</text:span><text:span text:style-name="T114_180"><text:s/></text:span><text:span text:style-name="T114_181">rangers</text:span><text:span text:style-name="T114_182"><text:s/></text:span><text:span text:style-name="T114_183">differ</text:span><text:span text:style-name="T114_184"><text:s/></text:span><text:span text:style-name="T114_185">to</text:span><text:span text:style-name="T114_186"><text:s/></text:span><text:span text:style-name="T114_187">the</text:span><text:span text:style-name="T114_188"><text:s/></text:span><text:span text:style-name="T114_189">animals</text:span><text:span text:style-name="T114_190">’<text:s/></text:span><text:span text:style-name="T114_191">natural</text:span><text:span text:style-name="T114_192"><text:s/></text:span><text:span text:style-name="T114_193">strengths</text:span><text:span text:style-name="T114_194"><text:s/></text:span><text:span text:style-name="T114_195">and</text:span><text:span text:style-name="T114_196"><text:s/></text:span><text:span text:style-name="T114_197">weaknesses</text:span><text:span text:style-name="T114_198">.</text:span></text:p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